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4.688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1.697cm"/>
    </style:style>
    <style:style style:name="co7" style:family="table-column">
      <style:table-column-properties fo:break-before="auto" style:column-width="1.974cm"/>
    </style:style>
    <style:style style:name="co8" style:family="table-column">
      <style:table-column-properties fo:break-before="auto" style:column-width="1.058cm"/>
    </style:style>
    <style:style style:name="co9" style:family="table-column">
      <style:table-column-properties fo:break-before="auto" style:column-width="1.087cm"/>
    </style:style>
    <style:style style:name="co10" style:family="table-column">
      <style:table-column-properties fo:break-before="auto" style:column-width="2.39cm"/>
    </style:style>
    <style:style style:name="co11" style:family="table-column">
      <style:table-column-properties fo:break-before="auto" style:column-width="0.504cm"/>
    </style:style>
    <style:style style:name="co12" style:family="table-column">
      <style:table-column-properties fo:break-before="auto" style:column-width="0.531cm"/>
    </style:style>
    <style:style style:name="co14" style:family="table-column">
      <style:table-column-properties fo:break-before="auto" style:column-width="0.559cm"/>
    </style:style>
    <style:style style:name="ro3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77" style:family="table-cell" style:parent-style-name="Default" style:data-style-name="N108">
      <style:map style:condition="cell-content()&gt;1000*1.5^[.Q3]*0.99" style:apply-style-name="красный" style:base-cell-address="Лист1.N3"/>
      <style:map style:condition="cell-content()&gt;1000*1.5^[.Q3]*0.8" style:apply-style-name="зеленый" style:base-cell-address="Лист1.N3"/>
    </style:style>
    <style:style style:name="ce78" style:family="table-cell" style:parent-style-name="Default" style:data-style-name="N108">
      <style:map style:condition="cell-content()&gt;1000*1.5^[.R3]*0.99" style:apply-style-name="красный" style:base-cell-address="Лист1.O3"/>
      <style:map style:condition="cell-content()&gt;1000*1.5^[.R3]*0.8" style:apply-style-name="зеленый" style:base-cell-address="Лист1.O3"/>
    </style:style>
    <style:style style:name="ce79" style:family="table-cell" style:parent-style-name="Default" style:data-style-name="N108">
      <style:map style:condition="cell-content()&gt;1000*1.5^[.S3]*0.99" style:apply-style-name="красный" style:base-cell-address="Лист1.P3"/>
      <style:map style:condition="cell-content()=1000*1.5^[.S3]*0.8" style:apply-style-name="зеленый" style:base-cell-address="Лист1.P3"/>
    </style:style>
    <style:style style:name="ce4" style:family="table-cell" style:parent-style-name="Default">
      <style:table-cell-properties fo:border-bottom="none" fo:border-left="0.088cm solid #000000" fo:border-right="none" fo:border-top="0.088cm solid #000000"/>
    </style:style>
    <style:style style:name="ce5" style:family="table-cell" style:parent-style-name="Default">
      <style:table-cell-properties fo:border-bottom="none" fo:border-left="0.088cm solid #000000" fo:border-right="none" fo:border-top="none"/>
    </style:style>
    <style:style style:name="ce6" style:family="table-cell" style:parent-style-name="Default">
      <style:table-cell-properties fo:border-bottom="0.088cm solid #000000" fo:border-left="0.088cm solid #000000" fo:border-right="none" fo:border-top="none"/>
    </style:style>
    <style:style style:name="ce7" style:family="table-cell" style:parent-style-name="Default">
      <style:table-cell-properties fo:border-bottom="none" fo:background-color="transparent" fo:border-left="0.088cm solid #000000" fo:border-right="none" fo:border-top="0.088cm solid #000000"/>
    </style:style>
    <style:style style:name="ce8" style:family="table-cell" style:parent-style-name="Default">
      <style:table-cell-properties fo:border-bottom="none" fo:background-color="transparent" fo:border-left="0.088cm solid #000000" fo:border-right="none" fo:border-top="none"/>
    </style:style>
    <style:style style:name="ce9" style:family="table-cell" style:parent-style-name="Default">
      <style:table-cell-properties fo:border-bottom="0.088cm solid #000000" fo:background-color="transparent" fo:border-left="0.088cm solid #000000" fo:border-right="none" fo:border-top="none"/>
    </style:style>
    <style:style style:name="ce10" style:family="table-cell" style:parent-style-name="Default" style:data-style-name="N100">
      <style:table-cell-properties fo:border-bottom="none" fo:border-left="none" fo:border-right="none" fo:border-top="0.088cm solid #000000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order-bottom="0.088cm solid #000000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none" fo:border-top="0.088cm solid #000000"/>
    </style:style>
    <style:style style:name="ce14" style:family="table-cell" style:parent-style-name="Default">
      <style:table-cell-properties fo:border-bottom="0.088cm solid #000000" fo:border-left="none" fo:border-right="none" fo:border-top="none"/>
    </style:style>
    <style:style style:name="ce15" style:family="table-cell" style:parent-style-name="Default">
      <style:table-cell-properties fo:border-bottom="none" fo:background-color="transparent" fo:border-left="none" fo:border-right="none" fo:border-top="0.088cm solid #000000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order-bottom="0.088cm solid #000000" fo:background-color="transparent" fo:border-left="none" fo:border-right="none" fo:border-top="none"/>
    </style:style>
    <style:style style:name="ce18" style:family="table-cell" style:parent-style-name="Default" style:data-style-name="N37">
      <style:table-cell-properties fo:border-bottom="none" fo:border-left="none" fo:border-right="none" fo:border-top="0.088cm solid #000000"/>
    </style:style>
    <style:style style:name="ce19" style:family="table-cell" style:parent-style-name="Default" style:data-style-name="N37"/>
    <style:style style:name="ce20" style:family="table-cell" style:parent-style-name="Default" style:data-style-name="N37">
      <style:table-cell-properties fo:background-color="#ff6600"/>
    </style:style>
    <style:style style:name="ce21" style:family="table-cell" style:parent-style-name="Default" style:data-style-name="N37">
      <style:table-cell-properties fo:background-color="#ffffff"/>
    </style:style>
    <style:style style:name="ce22" style:family="table-cell" style:parent-style-name="Default" style:data-style-name="N37">
      <style:table-cell-properties fo:background-color="#ff9900"/>
    </style:style>
    <style:style style:name="ce23" style:family="table-cell" style:parent-style-name="Default" style:data-style-name="N37">
      <style:table-cell-properties fo:border-bottom="0.088cm solid #000000" fo:background-color="#ff9900" fo:border-left="none" fo:border-right="none" fo:border-top="none"/>
    </style:style>
    <style:style style:name="ce24" style:family="table-cell" style:parent-style-name="Default" style:data-style-name="N37">
      <style:table-cell-properties fo:border-bottom="0.088cm solid #000000" fo:border-left="none" fo:border-right="none" fo:border-top="none"/>
    </style:style>
    <style:style style:name="ce25" style:family="table-cell" style:parent-style-name="Default" style:data-style-name="N37">
      <style:table-cell-properties fo:border-bottom="0.088cm solid #000000" fo:background-color="#ff6600" fo:border-left="none" fo:border-right="none" fo:border-top="none"/>
    </style:style>
    <style:style style:name="ce26" style:family="table-cell" style:parent-style-name="Default" style:data-style-name="N37">
      <style:table-cell-properties fo:border-bottom="none" fo:background-color="#ff3333" fo:border-left="none" fo:border-right="none" fo:border-top="0.088cm solid #000000"/>
    </style:style>
    <style:style style:name="ce27" style:family="table-cell" style:parent-style-name="Default" style:data-style-name="N37">
      <style:table-cell-properties fo:background-color="#ff3333"/>
    </style:style>
    <style:style style:name="ce28" style:family="table-cell" style:parent-style-name="Default" style:data-style-name="N37">
      <style:table-cell-properties fo:background-color="transparent"/>
    </style:style>
    <style:style style:name="ce29" style:family="table-cell" style:parent-style-name="Default" style:data-style-name="N37">
      <style:table-cell-properties fo:border-bottom="0.088cm solid #000000" fo:background-color="transparent" fo:border-left="none" fo:border-right="none" fo:border-top="none"/>
    </style:style>
    <style:style style:name="ce30" style:family="table-cell" style:parent-style-name="Default" style:data-style-name="N37">
      <style:table-cell-properties fo:border-bottom="0.088cm solid #000000" fo:background-color="#ff3333" fo:border-left="none" fo:border-right="none" fo:border-top="none"/>
    </style:style>
    <style:style style:name="ce31" style:family="table-cell" style:parent-style-name="Default" style:data-style-name="N108"/>
    <style:style style:name="ce32" style:family="table-cell" style:parent-style-name="Default" style:data-style-name="N41">
      <style:table-cell-properties fo:border-bottom="none" fo:border-left="none" fo:border-right="none" fo:border-top="0.088cm solid #000000"/>
    </style:style>
    <style:style style:name="ce33" style:family="table-cell" style:parent-style-name="Default" style:data-style-name="N41"/>
    <style:style style:name="ce34" style:family="table-cell" style:parent-style-name="Default" style:data-style-name="N41">
      <style:table-cell-properties fo:border-bottom="0.088cm solid #000000" fo:border-left="none" fo:border-right="none" fo:border-top="none"/>
    </style:style>
    <style:style style:name="ce35" style:family="table-cell" style:parent-style-name="Default" style:data-style-name="N41">
      <style:table-cell-properties fo:border-bottom="none" fo:background-color="transparent" fo:border-left="none" fo:border-right="none" fo:border-top="0.088cm solid #000000"/>
    </style:style>
    <style:style style:name="ce36" style:family="table-cell" style:parent-style-name="Default" style:data-style-name="N41">
      <style:table-cell-properties fo:background-color="transparent"/>
    </style:style>
    <style:style style:name="ce37" style:family="table-cell" style:parent-style-name="Default" style:data-style-name="N41">
      <style:table-cell-properties fo:border-bottom="0.088cm solid #000000" fo:background-color="transparent" fo:border-left="none" fo:border-right="none" fo:border-top="none"/>
    </style:style>
    <style:style style:name="ce38" style:family="table-cell" style:parent-style-name="Default" style:data-style-name="N108">
      <style:table-cell-properties fo:border-bottom="none" fo:border-left="none" fo:border-right="none" fo:border-top="0.088cm solid #000000"/>
    </style:style>
    <style:style style:name="ce39" style:family="table-cell" style:parent-style-name="Default" style:data-style-name="N108">
      <style:table-cell-properties fo:border-bottom="none" fo:background-color="#ffffff" fo:border-left="none" fo:border-right="none" fo:border-top="0.088cm solid #000000"/>
    </style:style>
    <style:style style:name="ce40" style:family="table-cell" style:parent-style-name="Default" style:data-style-name="N108">
      <style:table-cell-properties fo:background-color="#ffffff"/>
    </style:style>
    <style:style style:name="ce41" style:family="table-cell" style:parent-style-name="красный" style:data-style-name="N108">
      <style:table-cell-properties fo:background-color="#ffffff"/>
    </style:style>
    <style:style style:name="ce42" style:family="table-cell" style:parent-style-name="Default" style:data-style-name="N108">
      <style:table-cell-properties fo:background-color="#ff0000"/>
    </style:style>
    <style:style style:name="ce43" style:family="table-cell" style:parent-style-name="Default">
      <style:table-cell-properties fo:border-bottom="none" fo:background-color="#9999ff" fo:border-left="none" fo:border-right="none" fo:border-top="0.088cm solid #000000"/>
    </style:style>
    <style:style style:name="ce44" style:family="table-cell" style:parent-style-name="Default">
      <style:table-cell-properties fo:background-color="#00ffff"/>
    </style:style>
    <style:style style:name="ce45" style:family="table-cell" style:parent-style-name="Default">
      <style:table-cell-properties fo:background-color="#9999ff"/>
    </style:style>
    <style:style style:name="ce46" style:family="table-cell" style:parent-style-name="Default">
      <style:table-cell-properties fo:background-color="#66ffff"/>
    </style:style>
    <style:style style:name="ce47" style:family="table-cell" style:parent-style-name="красный">
      <style:table-cell-properties fo:background-color="#ffffff"/>
    </style:style>
    <style:style style:name="ce48" style:family="table-cell" style:parent-style-name="Default">
      <style:table-cell-properties fo:background-color="#ffffff"/>
    </style:style>
    <style:style style:name="ce49" style:family="table-cell" style:parent-style-name="Default">
      <style:map style:condition="cell-content()&gt;[.F30]" style:apply-style-name="красный" style:base-cell-address="Лист1.L26"/>
    </style:style>
    <style:style style:name="ce50" style:family="table-cell" style:parent-style-name="Default" style:data-style-name="N108">
      <style:table-cell-properties fo:border-bottom="none" fo:border-left="none" fo:border-right="none" fo:border-top="0.088cm solid #000000"/>
      <style:map style:condition="cell-content()&gt;1000*1.5^[.Q3]*0.99" style:apply-style-name="красный" style:base-cell-address="Лист1.N3"/>
      <style:map style:condition="cell-content()&gt;1000*1.5^[.Q3]*0.8" style:apply-style-name="зеленый" style:base-cell-address="Лист1.N3"/>
    </style:style>
    <style:style style:name="ce51" style:family="table-cell" style:parent-style-name="Default" style:data-style-name="N108">
      <style:map style:condition="cell-content()&gt;1000*1.5^[.Q3]*0.99" style:apply-style-name="красный" style:base-cell-address="Лист1.N3"/>
      <style:map style:condition="cell-content()&gt;1000*1.5^[.Q3]*0.8" style:apply-style-name="зеленый" style:base-cell-address="Лист1.N3"/>
    </style:style>
    <style:style style:name="ce52" style:family="table-cell" style:parent-style-name="Default" style:data-style-name="N108">
      <style:table-cell-properties fo:border-bottom="0.088cm solid #000000" fo:border-left="none" fo:border-right="none" fo:border-top="none"/>
      <style:map style:condition="cell-content()&gt;1000*1.5^[.Q3]*0.99" style:apply-style-name="красный" style:base-cell-address="Лист1.N3"/>
      <style:map style:condition="cell-content()&gt;1000*1.5^[.Q3]*0.8" style:apply-style-name="зеленый" style:base-cell-address="Лист1.N3"/>
    </style:style>
    <style:style style:name="ce53" style:family="table-cell" style:parent-style-name="Default" style:data-style-name="N108">
      <style:table-cell-properties fo:border-bottom="none" fo:background-color="transparent" fo:border-left="none" fo:border-right="none" fo:border-top="0.088cm solid #000000"/>
      <style:map style:condition="cell-content()&gt;1000*1.5^[.Q3]*0.99" style:apply-style-name="красный" style:base-cell-address="Лист1.N3"/>
      <style:map style:condition="cell-content()&gt;1000*1.5^[.Q3]*0.8" style:apply-style-name="зеленый" style:base-cell-address="Лист1.N3"/>
    </style:style>
    <style:style style:name="ce54" style:family="table-cell" style:parent-style-name="Default" style:data-style-name="N108">
      <style:table-cell-properties fo:background-color="transparent"/>
      <style:map style:condition="cell-content()&gt;1000*1.5^[.Q3]*0.99" style:apply-style-name="красный" style:base-cell-address="Лист1.N3"/>
      <style:map style:condition="cell-content()&gt;1000*1.5^[.Q3]*0.8" style:apply-style-name="зеленый" style:base-cell-address="Лист1.N3"/>
    </style:style>
    <style:style style:name="ce55" style:family="table-cell" style:parent-style-name="Default" style:data-style-name="N108">
      <style:table-cell-properties fo:border-bottom="0.088cm solid #000000" fo:background-color="transparent" fo:border-left="none" fo:border-right="none" fo:border-top="none"/>
      <style:map style:condition="cell-content()&gt;1000*1.5^[.Q3]*0.99" style:apply-style-name="красный" style:base-cell-address="Лист1.N3"/>
      <style:map style:condition="cell-content()&gt;1000*1.5^[.Q3]*0.8" style:apply-style-name="зеленый" style:base-cell-address="Лист1.N3"/>
    </style:style>
    <style:style style:name="ce56" style:family="table-cell" style:parent-style-name="Default" style:data-style-name="N108">
      <style:table-cell-properties fo:border-bottom="none" fo:border-left="none" fo:border-right="none" fo:border-top="0.088cm solid #000000"/>
      <style:map style:condition="cell-content()&gt;1000*1.5^[.R3]*0.99" style:apply-style-name="красный" style:base-cell-address="Лист1.O3"/>
      <style:map style:condition="cell-content()&gt;1000*1.5^[.R3]*0.8" style:apply-style-name="зеленый" style:base-cell-address="Лист1.O3"/>
    </style:style>
    <style:style style:name="ce57" style:family="table-cell" style:parent-style-name="Default" style:data-style-name="N108">
      <style:map style:condition="cell-content()&gt;1000*1.5^[.R3]*0.99" style:apply-style-name="красный" style:base-cell-address="Лист1.O3"/>
      <style:map style:condition="cell-content()&gt;1000*1.5^[.R3]*0.8" style:apply-style-name="зеленый" style:base-cell-address="Лист1.O3"/>
    </style:style>
    <style:style style:name="ce58" style:family="table-cell" style:parent-style-name="Default" style:data-style-name="N108">
      <style:table-cell-properties fo:border-bottom="0.088cm solid #000000" fo:border-left="none" fo:border-right="none" fo:border-top="none"/>
      <style:map style:condition="cell-content()&gt;1000*1.5^[.R3]*0.99" style:apply-style-name="красный" style:base-cell-address="Лист1.O3"/>
      <style:map style:condition="cell-content()&gt;1000*1.5^[.R3]*0.8" style:apply-style-name="зеленый" style:base-cell-address="Лист1.O3"/>
    </style:style>
    <style:style style:name="ce59" style:family="table-cell" style:parent-style-name="Default" style:data-style-name="N108">
      <style:table-cell-properties fo:border-bottom="none" fo:background-color="transparent" fo:border-left="none" fo:border-right="none" fo:border-top="0.088cm solid #000000"/>
      <style:map style:condition="cell-content()&gt;1000*1.5^[.R3]*0.99" style:apply-style-name="красный" style:base-cell-address="Лист1.O3"/>
      <style:map style:condition="cell-content()&gt;1000*1.5^[.R3]*0.8" style:apply-style-name="зеленый" style:base-cell-address="Лист1.O3"/>
    </style:style>
    <style:style style:name="ce60" style:family="table-cell" style:parent-style-name="Default" style:data-style-name="N108">
      <style:table-cell-properties fo:background-color="transparent"/>
      <style:map style:condition="cell-content()&gt;1000*1.5^[.R3]*0.99" style:apply-style-name="красный" style:base-cell-address="Лист1.O3"/>
      <style:map style:condition="cell-content()&gt;1000*1.5^[.R3]*0.8" style:apply-style-name="зеленый" style:base-cell-address="Лист1.O3"/>
    </style:style>
    <style:style style:name="ce61" style:family="table-cell" style:parent-style-name="Default" style:data-style-name="N108">
      <style:table-cell-properties fo:border-bottom="0.088cm solid #000000" fo:background-color="transparent" fo:border-left="none" fo:border-right="none" fo:border-top="none"/>
      <style:map style:condition="cell-content()&gt;1000*1.5^[.R3]*0.99" style:apply-style-name="красный" style:base-cell-address="Лист1.O3"/>
      <style:map style:condition="cell-content()&gt;1000*1.5^[.R3]*0.8" style:apply-style-name="зеленый" style:base-cell-address="Лист1.O3"/>
    </style:style>
    <style:style style:name="ce62" style:family="table-cell" style:parent-style-name="Default" style:data-style-name="N108">
      <style:table-cell-properties fo:border-bottom="none" fo:border-left="none" fo:border-right="none" fo:border-top="0.088cm solid #000000"/>
      <style:map style:condition="cell-content()&gt;1000*1.5^[.S3]*0.99" style:apply-style-name="красный" style:base-cell-address="Лист1.P3"/>
      <style:map style:condition="cell-content()=1000*1.5^[.S3]*0.8" style:apply-style-name="зеленый" style:base-cell-address="Лист1.P3"/>
    </style:style>
    <style:style style:name="ce63" style:family="table-cell" style:parent-style-name="Default" style:data-style-name="N108">
      <style:map style:condition="cell-content()&gt;1000*1.5^[.S3]*0.99" style:apply-style-name="красный" style:base-cell-address="Лист1.P3"/>
      <style:map style:condition="cell-content()=1000*1.5^[.S3]*0.8" style:apply-style-name="зеленый" style:base-cell-address="Лист1.P3"/>
    </style:style>
    <style:style style:name="ce64" style:family="table-cell" style:parent-style-name="Default" style:data-style-name="N108">
      <style:table-cell-properties fo:border-bottom="0.088cm solid #000000" fo:border-left="none" fo:border-right="none" fo:border-top="none"/>
      <style:map style:condition="cell-content()&gt;1000*1.5^[.S3]*0.99" style:apply-style-name="красный" style:base-cell-address="Лист1.P3"/>
      <style:map style:condition="cell-content()=1000*1.5^[.S3]*0.8" style:apply-style-name="зеленый" style:base-cell-address="Лист1.P3"/>
    </style:style>
    <style:style style:name="ce65" style:family="table-cell" style:parent-style-name="Default" style:data-style-name="N108">
      <style:table-cell-properties fo:border-bottom="none" fo:background-color="transparent" fo:border-left="none" fo:border-right="none" fo:border-top="0.088cm solid #000000"/>
      <style:map style:condition="cell-content()&gt;1000*1.5^[.S3]*0.99" style:apply-style-name="красный" style:base-cell-address="Лист1.P3"/>
      <style:map style:condition="cell-content()=1000*1.5^[.S3]*0.8" style:apply-style-name="зеленый" style:base-cell-address="Лист1.P3"/>
    </style:style>
    <style:style style:name="ce66" style:family="table-cell" style:parent-style-name="Default" style:data-style-name="N108">
      <style:table-cell-properties fo:background-color="transparent"/>
      <style:map style:condition="cell-content()&gt;1000*1.5^[.S3]*0.99" style:apply-style-name="красный" style:base-cell-address="Лист1.P3"/>
      <style:map style:condition="cell-content()=1000*1.5^[.S3]*0.8" style:apply-style-name="зеленый" style:base-cell-address="Лист1.P3"/>
    </style:style>
    <style:style style:name="ce67" style:family="table-cell" style:parent-style-name="Default" style:data-style-name="N108">
      <style:table-cell-properties fo:border-bottom="0.088cm solid #000000" fo:background-color="transparent" fo:border-left="none" fo:border-right="none" fo:border-top="none"/>
      <style:map style:condition="cell-content()&gt;1000*1.5^[.S3]*0.99" style:apply-style-name="красный" style:base-cell-address="Лист1.P3"/>
      <style:map style:condition="cell-content()=1000*1.5^[.S3]*0.8" style:apply-style-name="зеленый" style:base-cell-address="Лист1.P3"/>
    </style:style>
    <style:style style:name="ce68" style:family="table-cell" style:parent-style-name="Default">
      <style:table-cell-properties fo:border-bottom="0.088cm solid #000000" fo:background-color="#9999ff" fo:border-left="none" fo:border-right="none" fo:border-top="none"/>
    </style:style>
    <style:style style:name="ce69" style:family="table-cell" style:parent-style-name="Default">
      <style:table-cell-properties fo:border-bottom="0.088cm solid #000000" fo:background-color="#66ffff" fo:border-left="none" fo:border-right="none" fo:border-top="none"/>
    </style:style>
    <style:style style:name="ce70" style:family="table-cell" style:parent-style-name="Default">
      <style:table-cell-properties fo:border-bottom="none" fo:background-color="#9999ff" fo:border-left="none" fo:border-right="0.088cm solid #000000" fo:border-top="0.088cm solid #000000"/>
    </style:style>
    <style:style style:name="ce71" style:family="table-cell" style:parent-style-name="Default">
      <style:table-cell-properties fo:border-bottom="none" fo:border-left="none" fo:border-right="0.088cm solid #000000" fo:border-top="none"/>
    </style:style>
    <style:style style:name="ce72" style:family="table-cell" style:parent-style-name="Default">
      <style:table-cell-properties fo:border-bottom="none" fo:background-color="#9999ff" fo:border-left="none" fo:border-right="0.088cm solid #000000" fo:border-top="none"/>
    </style:style>
    <style:style style:name="ce73" style:family="table-cell" style:parent-style-name="Default">
      <style:table-cell-properties fo:border-bottom="none" fo:background-color="#00ffff" fo:border-left="none" fo:border-right="0.088cm solid #000000" fo:border-top="none"/>
    </style:style>
    <style:style style:name="ce74" style:family="table-cell" style:parent-style-name="Default">
      <style:table-cell-properties fo:border-bottom="0.088cm solid #000000" fo:border-left="none" fo:border-right="0.088cm solid #000000" fo:border-top="none"/>
    </style:style>
    <style:style style:name="ce75" style:family="table-cell" style:parent-style-name="Default">
      <style:table-cell-properties fo:border-bottom="none" fo:border-left="none" fo:border-right="0.088cm solid #000000" fo:border-top="0.088cm solid #000000"/>
    </style:style>
    <style:style style:name="ce76" style:family="table-cell" style:parent-style-name="Default">
      <style:table-cell-properties fo:border-bottom="none" fo:background-color="#66ffff" fo:border-left="none" fo:border-right="0.088cm solid #000000" fo:border-top="none"/>
    </style:style>
    <style:style style:name="ce80" style:family="table-cell" style:parent-style-name="Default">
      <style:table-cell-properties fo:border-bottom="none" fo:background-color="transparent" fo:border-left="none" fo:border-right="0.088cm solid #000000" fo:border-top="0.088cm solid #000000"/>
    </style:style>
    <style:style style:name="ce81" style:family="table-cell" style:parent-style-name="Default">
      <style:table-cell-properties fo:border-bottom="none" fo:background-color="transparent" fo:border-left="none" fo:border-right="0.088cm solid #000000" fo:border-top="none"/>
    </style:style>
    <style:style style:name="ce82" style:family="table-cell" style:parent-style-name="Default">
      <style:table-cell-properties fo:border-bottom="0.088cm solid #000000" fo:background-color="transparent" fo:border-left="none" fo:border-right="0.088cm solid #000000" fo:border-top="none"/>
    </style:style>
    <style:style style:name="ce83" style:family="table-cell" style:parent-style-name="Default">
      <style:table-cell-properties fo:border-bottom="0.088cm solid #000000" fo:background-color="#9999ff" fo:border-left="none" fo:border-right="0.088cm solid #000000" fo:border-top="none"/>
    </style:style>
    <style:style style:name="ce84" style:family="table-cell" style:parent-style-name="зеленый">
      <style:table-cell-properties fo:background-color="#ffffff"/>
    </style:style>
  </office:automatic-styles>
  <office:body>
    <office:spreadsheet>
      <table:table table:name="Лист1" table:style-name="ta1" table:print="false">
        <table:table-column table:style-name="co2" table:default-cell-style-name="ce5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default-cell-style-name="ce19"/>
        <table:table-column table:style-name="co6" table:default-cell-style-name="ce33"/>
        <table:table-column table:style-name="co7" table:number-columns-repeated="3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3" table:number-columns-repeated="5" table:default-cell-style-name="Default"/>
        <table:table-row table:style-name="ro2">
          <table:table-cell table:style-name="Default" table:number-columns-repeated="2"/>
          <table:table-cell table:number-columns-repeated="2"/>
          <table:table-cell table:style-name="Default" office:value-type="string" table:number-columns-spanned="9" table:number-rows-spanned="1">
            <text:p>измерено</text:p>
          </table:table-cell>
          <table:covered-table-cell table:style-name="Default"/>
          <table:covered-table-cell table:number-columns-repeated="7"/>
          <table:table-cell office:value-type="string">
            <text:p>предск</text:p>
          </table:table-cell>
          <table:table-cell table:style-name="ce19" office:value-type="date" office:date-value="2017-02-12">
            <text:p>12.02.17</text:p>
          </table:table-cell>
          <table:table-cell table:style-name="ce33" office:value-type="time" office:time-value="PT21H00M00S">
            <text:p>21:00:00</text:p>
          </table:table-cell>
          <table:table-cell office:value-type="string" table:number-columns-spanned="3" table:number-rows-spanned="1">
            <text:p>склады</text:p>
          </table:table-cell>
          <table:covered-table-cell table:number-columns-repeated="2"/>
          <table:table-cell table:number-columns-repeated="5"/>
        </table:table-row>
        <table:table-row table:style-name="ro2">
          <table:table-cell table:style-name="Default" office:value-type="string">
            <text:p>рядом с</text:p>
          </table:table-cell>
          <table:table-cell table:style-name="Default" office:value-type="string">
            <text:p>примечание</text:p>
          </table:table-cell>
          <table:table-cell office:value-type="string" table:number-columns-spanned="2" table:number-rows-spanned="1">
            <text:p>координаты</text:p>
          </table:table-cell>
          <table:covered-table-cell/>
          <table:table-cell table:style-name="Default" office:value-type="string">
            <text:p>дата</text:p>
          </table:table-cell>
          <table:table-cell table:style-name="Default" office:value-type="string">
            <text:p>время</text:p>
          </table:table-cell>
          <table:table-cell office:value-type="string">
            <text:p>титана</text:p>
          </table:table-cell>
          <table:table-cell office:value-type="string">
            <text:p>кремния</text:p>
          </table:table-cell>
          <table:table-cell office:value-type="string">
            <text:p>а-мии</text:p>
          </table:table-cell>
          <table:table-cell office:value-type="string">
            <text:p>Т</text:p>
          </table:table-cell>
          <table:table-cell office:value-type="string">
            <text:p>К</text:p>
          </table:table-cell>
          <table:table-cell office:value-type="string">
            <text:p>колл</text:p>
          </table:table-cell>
          <table:table-cell office:value-type="string">
            <text:p>темп</text:p>
          </table:table-cell>
          <table:table-cell office:value-type="string">
            <text:p>титана</text:p>
          </table:table-cell>
          <table:table-cell office:value-type="string">
            <text:p>кремния</text:p>
          </table:table-cell>
          <table:table-cell office:value-type="string">
            <text:p>антиматерии</text:p>
          </table:table-cell>
          <table:table-cell office:value-type="string">
            <text:p>Т</text:p>
          </table:table-cell>
          <table:table-cell office:value-type="string">
            <text:p>К</text:p>
          </table:table-cell>
          <table:table-cell office:value-type="string">
            <text:p>А</text:p>
          </table:table-cell>
          <table:table-cell table:number-columns-repeated="5"/>
        </table:table-row>
        <table:table-row table:style-name="ro3">
          <table:table-cell table:style-name="ce4" office:value-type="string">
            <text:p>Main(9)</text:p>
          </table:table-cell>
          <table:table-cell table:style-name="ce10" office:value-type="string">
            <text:p>скрыт, на орбите 279крем-а</text:p>
          </table:table-cell>
          <table:table-cell table:style-name="ce10" office:value-type="string">
            <text:p>5-x-5160</text:p>
          </table:table-cell>
          <table:table-cell table:style-name="ce13" office:value-type="float" office:value="14">
            <text:p>14</text:p>
          </table:table-cell>
          <table:table-cell table:style-name="ce18" office:value-type="date" office:date-value="2017-02-11">
            <text:p>11.02.17</text:p>
          </table:table-cell>
          <table:table-cell table:style-name="ce32" office:value-type="time" office:time-value="PT23H24M06S">
            <text:p>23:24:06</text:p>
          </table:table-cell>
          <table:table-cell table:style-name="ce38" office:value-type="float" office:value="25231.811">
            <text:p>25231,811</text:p>
          </table:table-cell>
          <table:table-cell table:style-name="ce38" office:value-type="float" office:value="25396.123">
            <text:p>25396,123</text:p>
          </table:table-cell>
          <table:table-cell table:style-name="ce13" office:value-type="float" office:value="12304.629">
            <text:p>12304,629</text:p>
          </table:table-cell>
          <table:table-cell table:number-columns-repeated="3" table:style-name="ce43" office:value-type="float" office:value="20">
            <text:p>20</text:p>
          </table:table-cell>
          <table:table-cell table:style-name="ce13"/>
          <table:table-cell table:style-name="ce50" table:formula="of:=[.G3]+([.$O$1]+[.$P$1]-[.F3]-[.E3])*24*(30*[.J3]*1.1^[.J3]+20)/1000" office:value-type="float" office:value="25319.42463851">
            <text:p>25319,425</text:p>
          </table:table-cell>
          <table:table-cell table:style-name="ce56" table:formula="of:=[.H3]+([.$P$1]+[.$O$1]-[.F3]-[.E3])*24*(20*[.K3]*1.1^[.K3]+10)/1000" office:value-type="float" office:value="25454.4600978955">
            <text:p>25454,460</text:p>
          </table:table-cell>
          <table:table-cell table:style-name="ce62" table:formula="of:=[.I3]+([.$O$1]+[.$P$1]-[.F3]-[.E3])*24*(10*[.L3]*1.1^[.L3]*(1.28-0.002*[.M3])/1000)" office:value-type="float" office:value="12341.8265133198">
            <text:p>12341,827</text:p>
          </table:table-cell>
          <table:table-cell table:number-columns-repeated="2" table:style-name="ce43" office:value-type="float" office:value="8">
            <text:p>8</text:p>
          </table:table-cell>
          <table:table-cell table:style-name="ce70" office:value-type="float" office:value="7">
            <text:p>7</text:p>
          </table:table-cell>
          <table:table-cell table:number-columns-repeated="5"/>
        </table:table-row>
        <table:table-row table:style-name="ro3">
          <table:table-cell office:value-type="string">
            <text:p>Main(9)</text:p>
          </table:table-cell>
          <table:table-cell/>
          <table:table-cell table:style-name="ce11" office:value-type="string">
            <text:p>5-x-5160</text:p>
          </table:table-cell>
          <table:table-cell office:value-type="float" office:value="13">
            <text:p>13</text:p>
          </table:table-cell>
          <table:table-cell office:value-type="date" office:date-value="2017-02-11">
            <text:p>11.02.17</text:p>
          </table:table-cell>
          <table:table-cell office:value-type="time" office:time-value="PT23H23M57S">
            <text:p>23:23:57</text:p>
          </table:table-cell>
          <table:table-cell table:style-name="ce31" office:value-type="float" office:value="838.176">
            <text:p>838,176</text:p>
          </table:table-cell>
          <table:table-cell table:style-name="ce31" office:value-type="float" office:value="357.602">
            <text:p>357,602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51" table:formula="of:=[.G4]+([.$O$1]+[.$P$1]-[.F4]-[.E4])*24*(30*[.J4]*1.1^[.J4]+20)/1000" office:value-type="float" office:value="838.608016666668">
            <text:p>838,608</text:p>
          </table:table-cell>
          <table:table-cell table:style-name="ce57" table:formula="of:=[.H4]+([.$P$1]+[.$O$1]-[.F4]-[.E4])*24*(20*[.K4]*1.1^[.K4]+10)/1000" office:value-type="float" office:value="357.818008333334">
            <text:p>357,818</text:p>
          </table:table-cell>
          <table:table-cell table:style-name="ce63" table:formula="of:=[.I4]+([.$O$1]+[.$P$1]-[.F4]-[.E4])*24*(10*[.L4]*1.1^[.L4]*(1.28-0.002*[.M4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style-name="ce84"/>
          <table:table-cell table:number-columns-repeated="4"/>
        </table:table-row>
        <table:table-row table:style-name="ro3">
          <table:table-cell office:value-type="string">
            <text:p>Main(9)</text:p>
          </table:table-cell>
          <table:table-cell office:value-type="string">
            <text:p>Альянс:[Σσς] - SIGMA (1065)</text:p>
          </table:table-cell>
          <table:table-cell table:style-name="ce11" office:value-type="string">
            <text:p>5-x-5160</text:p>
          </table:table-cell>
          <table:table-cell office:value-type="float" office:value="12">
            <text:p>12</text:p>
          </table:table-cell>
          <table:table-cell table:style-name="ce20" office:value-type="date" office:date-value="2017-02-11">
            <text:p>11.02.17</text:p>
          </table:table-cell>
          <table:table-cell office:value-type="time" office:time-value="PT23H23M46S">
            <text:p>23:23:46</text:p>
          </table:table-cell>
          <table:table-cell table:style-name="ce31" office:value-type="float" office:value="5160">
            <text:p>5160,000</text:p>
          </table:table-cell>
          <table:table-cell table:style-name="ce31" office:value-type="float" office:value="3113">
            <text:p>3113,000</text:p>
          </table:table-cell>
          <table:table-cell office:value-type="float" office:value="907">
            <text:p>907</text:p>
          </table:table-cell>
          <table:table-cell table:number-columns-repeated="3" office:value-type="float" office:value="13">
            <text:p>13</text:p>
          </table:table-cell>
          <table:table-cell/>
          <table:table-cell table:style-name="ce51" table:formula="of:=[.G5]+([.$O$1]+[.$P$1]-[.F5]-[.E5])*24*(30*[.J5]*1.1^[.J5]+20)/1000" office:value-type="float" office:value="5189.5192464326">
            <text:p>5189,519</text:p>
          </table:table-cell>
          <table:table-cell table:style-name="ce57" table:formula="of:=[.H5]+([.$P$1]+[.$O$1]-[.F5]-[.E5])*24*(20*[.K5]*1.1^[.K5]+10)/1000" office:value-type="float" office:value="3132.60748465877">
            <text:p>3132,607</text:p>
          </table:table-cell>
          <table:table-cell table:style-name="ce63" table:formula="of:=[.I5]+([.$O$1]+[.$P$1]-[.F5]-[.E5])*24*(10*[.L5]*1.1^[.L5]*(1.28-0.002*[.M5])/1000)" office:value-type="float" office:value="919.410525292722">
            <text:p>919,41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style-name="ce71" office:value-type="float" office:value="6">
            <text:p>6</text:p>
          </table:table-cell>
          <table:table-cell table:number-columns-repeated="5"/>
        </table:table-row>
        <table:table-row table:style-name="ro3">
          <table:table-cell office:value-type="string">
            <text:p>Main(9)</text:p>
          </table:table-cell>
          <table:table-cell/>
          <table:table-cell table:style-name="ce11" office:value-type="string">
            <text:p>5-x-5160</text:p>
          </table:table-cell>
          <table:table-cell office:value-type="float" office:value="11">
            <text:p>11</text:p>
          </table:table-cell>
          <table:table-cell office:value-type="date" office:date-value="2017-02-11">
            <text:p>11.02.17</text:p>
          </table:table-cell>
          <table:table-cell office:value-type="time" office:time-value="PT23H23M34S">
            <text:p>23:23:34</text:p>
          </table:table-cell>
          <table:table-cell table:style-name="ce31" office:value-type="float" office:value="885.13">
            <text:p>885,130</text:p>
          </table:table-cell>
          <table:table-cell table:style-name="ce31" office:value-type="float" office:value="359.36">
            <text:p>359,360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51" table:formula="of:=[.G6]+([.$O$1]+[.$P$1]-[.F6]-[.E6])*24*(30*[.J6]*1.1^[.J6]+20)/1000" office:value-type="float" office:value="885.562144444444">
            <text:p>885,562</text:p>
          </table:table-cell>
          <table:table-cell table:style-name="ce57" table:formula="of:=[.H6]+([.$P$1]+[.$O$1]-[.F6]-[.E6])*24*(20*[.K6]*1.1^[.K6]+10)/1000" office:value-type="float" office:value="359.576072222222">
            <text:p>359,576</text:p>
          </table:table-cell>
          <table:table-cell table:style-name="ce63" table:formula="of:=[.I6]+([.$O$1]+[.$P$1]-[.F6]-[.E6])*24*(10*[.L6]*1.1^[.L6]*(1.28-0.002*[.M6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Main(9)</text:p>
          </table:table-cell>
          <table:table-cell office:value-type="string">
            <text:p>скрыт, особо опасен</text:p>
          </table:table-cell>
          <table:table-cell table:style-name="ce11" office:value-type="string">
            <text:p>5-x-5160</text:p>
          </table:table-cell>
          <table:table-cell office:value-type="float" office:value="10">
            <text:p>10</text:p>
          </table:table-cell>
          <table:table-cell table:style-name="ce21" office:value-type="date" office:date-value="2017-02-11">
            <text:p>11.02.17</text:p>
          </table:table-cell>
          <table:table-cell office:value-type="time" office:time-value="PT23H23M23S">
            <text:p>23:23:23</text:p>
          </table:table-cell>
          <table:table-cell table:style-name="ce31" office:value-type="float" office:value="3403.506">
            <text:p>3403,506</text:p>
          </table:table-cell>
          <table:table-cell table:style-name="ce31" office:value-type="float" office:value="5536.953">
            <text:p>5536,953</text:p>
          </table:table-cell>
          <table:table-cell office:value-type="float" office:value="405.656">
            <text:p>405,656</text:p>
          </table:table-cell>
          <table:table-cell table:number-columns-repeated="4"/>
          <table:table-cell table:style-name="ce51" table:formula="of:=[.G7]+([.$O$1]+[.$P$1]-[.F7]-[.E7])*24*(30*[.J7]*1.1^[.J7]+20)/1000" office:value-type="float" office:value="3403.93820555556">
            <text:p>3403,938</text:p>
          </table:table-cell>
          <table:table-cell table:style-name="ce57" table:formula="of:=[.H7]+([.$P$1]+[.$O$1]-[.F7]-[.E7])*24*(20*[.K7]*1.1^[.K7]+10)/1000" office:value-type="float" office:value="5537.16910277778">
            <text:p>5537,169</text:p>
          </table:table-cell>
          <table:table-cell table:style-name="ce63" table:formula="of:=[.I7]+([.$O$1]+[.$P$1]-[.F7]-[.E7])*24*(10*[.L7]*1.1^[.L7]*(1.28-0.002*[.M7])/1000)" office:value-type="float" office:value="405.656">
            <text:p>405,656</text:p>
          </table:table-cell>
          <table:table-cell table:style-name="ce45" office:value-type="float" office:value="5">
            <text:p>5</text:p>
          </table:table-cell>
          <table:table-cell table:style-name="ce45" office:value-type="float" office:value="6">
            <text:p>6</text:p>
          </table:table-cell>
          <table:table-cell table:style-name="ce72"/>
          <table:table-cell table:number-columns-repeated="5"/>
        </table:table-row>
        <table:table-row table:style-name="ro3">
          <table:table-cell office:value-type="string">
            <text:p>Main(9)</text:p>
          </table:table-cell>
          <table:table-cell office:value-type="string">
            <text:p>скрыт</text:p>
          </table:table-cell>
          <table:table-cell table:style-name="ce11" office:value-type="string">
            <text:p>5-x-5160</text:p>
          </table:table-cell>
          <table:table-cell office:value-type="float" office:value="8">
            <text:p>8</text:p>
          </table:table-cell>
          <table:table-cell table:style-name="ce20" office:value-type="date" office:date-value="2017-02-12">
            <text:p>12.02.17</text:p>
          </table:table-cell>
          <table:table-cell office:value-type="time" office:time-value="PT00H56M00S">
            <text:p>00:56:00</text:p>
          </table:table-cell>
          <table:table-cell table:number-columns-repeated="2" table:style-name="ce31" office:value-type="float" office:value="1259">
            <text:p>1259,000</text:p>
          </table:table-cell>
          <table:table-cell office:value-type="float" office:value="1259">
            <text:p>1259</text:p>
          </table:table-cell>
          <table:table-cell table:number-columns-repeated="4"/>
          <table:table-cell table:style-name="ce51" table:formula="of:=[.G8]+([.$O$1]+[.$P$1]-[.F8]-[.E8])*24*(30*[.J8]*1.1^[.J8]+20)/1000" office:value-type="float" office:value="1259.40133333333">
            <text:p>1259,401</text:p>
          </table:table-cell>
          <table:table-cell table:style-name="ce57" table:formula="of:=[.H8]+([.$P$1]+[.$O$1]-[.F8]-[.E8])*24*(20*[.K8]*1.1^[.K8]+10)/1000" office:value-type="float" office:value="1259.20066666667">
            <text:p>1259,201</text:p>
          </table:table-cell>
          <table:table-cell table:style-name="ce63" table:formula="of:=[.I8]+([.$O$1]+[.$P$1]-[.F8]-[.E8])*24*(10*[.L8]*1.1^[.L8]*(1.28-0.002*[.M8])/1000)" office:value-type="float" office:value="1259">
            <text:p>1259,000</text:p>
          </table:table-cell>
          <table:table-cell table:number-columns-repeated="2" table:style-name="ce44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number-columns-repeated="5"/>
        </table:table-row>
        <table:table-row table:style-name="ro3">
          <table:table-cell office:value-type="string">
            <text:p>Main(9)</text:p>
          </table:table-cell>
          <table:table-cell office:value-type="string">
            <text:p>Альянс:ИМПЕРИЯ ФОРУС-СИРИУС</text:p>
          </table:table-cell>
          <table:table-cell table:style-name="ce11" office:value-type="string">
            <text:p>5-x-5160</text:p>
          </table:table-cell>
          <table:table-cell office:value-type="float" office:value="7">
            <text:p>7</text:p>
          </table:table-cell>
          <table:table-cell table:style-name="ce20" office:value-type="date" office:date-value="2017-02-11">
            <text:p>11.02.17</text:p>
          </table:table-cell>
          <table:table-cell office:value-type="time" office:time-value="PT07H24M12S">
            <text:p>07:24:12</text:p>
          </table:table-cell>
          <table:table-cell table:style-name="ce31" office:value-type="float" office:value="808.333">
            <text:p>808,333</text:p>
          </table:table-cell>
          <table:table-cell table:style-name="ce31" office:value-type="float" office:value="558.333">
            <text:p>558,333</text:p>
          </table:table-cell>
          <table:table-cell office:value-type="float" office:value="558.333">
            <text:p>558,333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/>
          <table:table-cell table:style-name="ce51" table:formula="of:=[.G9]+([.$O$1]+[.$P$1]-[.F9]-[.E9])*24*(30*[.J9]*1.1^[.J9]+20)/1000" office:value-type="float" office:value="984.366513488369">
            <text:p>984,367</text:p>
          </table:table-cell>
          <table:table-cell table:style-name="ce57" table:formula="of:=[.H9]+([.$P$1]+[.$O$1]-[.F9]-[.E9])*24*(20*[.K9]*1.1^[.K9]+10)/1000" office:value-type="float" office:value="659.881595904782">
            <text:p>659,882</text:p>
          </table:table-cell>
          <table:table-cell table:style-name="ce63" table:formula="of:=[.I9]+([.$O$1]+[.$P$1]-[.F9]-[.E9])*24*(10*[.L9]*1.1^[.L9]*(1.28-0.002*[.M9])/1000)" office:value-type="float" office:value="614.253871433431">
            <text:p>614,2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Main(9)</text:p>
          </table:table-cell>
          <table:table-cell office:value-type="string">
            <text:p>Альянс:ИМПЕРИЯ ФОРУС-СИРИУС</text:p>
          </table:table-cell>
          <table:table-cell table:style-name="ce11" office:value-type="string">
            <text:p>5-x-5160</text:p>
          </table:table-cell>
          <table:table-cell office:value-type="float" office:value="6">
            <text:p>6</text:p>
          </table:table-cell>
          <table:table-cell table:style-name="ce20" office:value-type="date" office:date-value="2017-02-11">
            <text:p>11.02.17</text:p>
          </table:table-cell>
          <table:table-cell office:value-type="time" office:time-value="PT07H24M34S">
            <text:p>07:24:34</text:p>
          </table:table-cell>
          <table:table-cell table:style-name="ce31" office:value-type="float" office:value="2825">
            <text:p>2825,000</text:p>
          </table:table-cell>
          <table:table-cell table:style-name="ce31" office:value-type="float" office:value="550">
            <text:p>550,000</text:p>
          </table:table-cell>
          <table:table-cell office:value-type="float" office:value="550">
            <text:p>550</text:p>
          </table:table-cell>
          <table:table-cell office:value-type="float" office:value="23">
            <text:p>23</text:p>
          </table:table-cell>
          <table:table-cell table:number-columns-repeated="2" office:value-type="float" office:value="20">
            <text:p>20</text:p>
          </table:table-cell>
          <table:table-cell/>
          <table:table-cell table:style-name="ce51" table:formula="of:=[.G10]+([.$O$1]+[.$P$1]-[.F10]-[.E10])*24*(30*[.J10]*1.1^[.J10]+20)/1000" office:value-type="float" office:value="3058.00388121731">
            <text:p>3058,004</text:p>
          </table:table-cell>
          <table:table-cell table:style-name="ce57" table:formula="of:=[.H10]+([.$P$1]+[.$O$1]-[.F10]-[.E10])*24*(20*[.K10]*1.1^[.K10]+10)/1000" office:value-type="float" office:value="651.53208979371">
            <text:p>651,532</text:p>
          </table:table-cell>
          <table:table-cell table:style-name="ce63" table:formula="of:=[.I10]+([.$O$1]+[.$P$1]-[.F10]-[.E10])*24*(10*[.L10]*1.1^[.L10]*(1.28-0.002*[.M10])/1000)" office:value-type="float" office:value="614.739957912418">
            <text:p>614,74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Main(9)</text:p>
          </table:table-cell>
          <table:table-cell/>
          <table:table-cell table:style-name="ce11" office:value-type="string">
            <text:p>5-x-5160</text:p>
          </table:table-cell>
          <table:table-cell office:value-type="float" office:value="5">
            <text:p>5</text:p>
          </table:table-cell>
          <table:table-cell table:style-name="ce22" office:value-type="date" office:date-value="2017-02-12">
            <text:p>12.02.17</text:p>
          </table:table-cell>
          <table:table-cell office:value-type="time" office:time-value="PT11H30M52S">
            <text:p>11:30:52</text:p>
          </table:table-cell>
          <table:table-cell table:number-columns-repeated="2" table:style-name="ce31" office:value-type="float" office:value="500.005">
            <text:p>500,005</text:p>
          </table:table-cell>
          <table:table-cell office:value-type="float" office:value="500.005">
            <text:p>500,00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/>
          <table:table-cell table:style-name="ce51" table:formula="of:=[.G11]+([.$O$1]+[.$P$1]-[.F11]-[.E11])*24*(30*[.J11]*1.1^[.J11]+20)/1000" office:value-type="float" office:value="507.575637571735">
            <text:p>507,576</text:p>
          </table:table-cell>
          <table:table-cell table:style-name="ce57" table:formula="of:=[.H11]+([.$P$1]+[.$O$1]-[.F11]-[.E11])*24*(20*[.K11]*1.1^[.K11]+10)/1000" office:value-type="float" office:value="504.125815443169">
            <text:p>504,126</text:p>
          </table:table-cell>
          <table:table-cell table:style-name="ce63" table:formula="of:=[.I11]+([.$O$1]+[.$P$1]-[.F11]-[.E11])*24*(10*[.L11]*1.1^[.L11]*(1.28-0.002*[.M11])/1000)" office:value-type="float" office:value="505.454052610056">
            <text:p>505,454</text:p>
          </table:table-cell>
          <table:table-cell table:number-columns-repeated="2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Main(9)</text:p>
          </table:table-cell>
          <table:table-cell/>
          <table:table-cell table:style-name="ce11" office:value-type="string">
            <text:p>5-x-5160</text:p>
          </table:table-cell>
          <table:table-cell office:value-type="float" office:value="4">
            <text:p>4</text:p>
          </table:table-cell>
          <table:table-cell table:style-name="ce20" office:value-type="date" office:date-value="2017-02-12">
            <text:p>12.02.17</text:p>
          </table:table-cell>
          <table:table-cell office:value-type="time" office:time-value="PT03H38M29S">
            <text:p>03:38:29</text:p>
          </table:table-cell>
          <table:table-cell table:number-columns-repeated="2" table:style-name="ce31" office:value-type="float" office:value="950">
            <text:p>950,000</text:p>
          </table:table-cell>
          <table:table-cell office:value-type="float" office:value="950">
            <text:p>95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/>
          <table:table-cell table:style-name="ce51" table:formula="of:=[.G12]+([.$O$1]+[.$P$1]-[.F12]-[.E12])*24*(30*[.J12]*1.1^[.J12]+20)/1000" office:value-type="float" office:value="982.977224141722">
            <text:p>982,977</text:p>
          </table:table-cell>
          <table:table-cell table:style-name="ce57" table:formula="of:=[.H12]+([.$P$1]+[.$O$1]-[.F12]-[.E12])*24*(20*[.K12]*1.1^[.K12]+10)/1000" office:value-type="float" office:value="980.004704688182">
            <text:p>980,005</text:p>
          </table:table-cell>
          <table:table-cell table:style-name="ce63" table:formula="of:=[.I12]+([.$O$1]+[.$P$1]-[.F12]-[.E12])*24*(10*[.L12]*1.1^[.L12]*(1.28-0.002*[.M12])/1000)" office:value-type="float" office:value="958.367937181459">
            <text:p>958,368</text:p>
          </table:table-cell>
          <table:table-cell table:number-columns-repeated="2" office:value-type="float" office:value="1">
            <text:p>1</text:p>
          </table:table-cell>
          <table:table-cell table:style-name="ce71" office:value-type="float" office:value="1">
            <text:p>1</text:p>
          </table:table-cell>
          <table:table-cell table:number-columns-repeated="5"/>
        </table:table-row>
        <table:table-row table:style-name="ro3">
          <table:table-cell office:value-type="string">
            <text:p>Main(9)</text:p>
          </table:table-cell>
          <table:table-cell/>
          <table:table-cell table:style-name="ce11" office:value-type="string">
            <text:p>5-x-5160</text:p>
          </table:table-cell>
          <table:table-cell office:value-type="float" office:value="2">
            <text:p>2</text:p>
          </table:table-cell>
          <table:table-cell office:value-type="date" office:date-value="2017-02-11">
            <text:p>11.02.17</text:p>
          </table:table-cell>
          <table:table-cell office:value-type="time" office:time-value="PT23H21M33S">
            <text:p>23:21:33</text:p>
          </table:table-cell>
          <table:table-cell table:style-name="ce31" office:value-type="float" office:value="849.849">
            <text:p>849,849</text:p>
          </table:table-cell>
          <table:table-cell table:style-name="ce31" office:value-type="float" office:value="358.515">
            <text:p>358,515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51" table:formula="of:=[.G13]+([.$O$1]+[.$P$1]-[.F13]-[.E13])*24*(30*[.J13]*1.1^[.J13]+20)/1000" office:value-type="float" office:value="850.281816666666">
            <text:p>850,282</text:p>
          </table:table-cell>
          <table:table-cell table:style-name="ce57" table:formula="of:=[.H13]+([.$P$1]+[.$O$1]-[.F13]-[.E13])*24*(20*[.K13]*1.1^[.K13]+10)/1000" office:value-type="float" office:value="358.731408333333">
            <text:p>358,731</text:p>
          </table:table-cell>
          <table:table-cell table:style-name="ce63" table:formula="of:=[.I13]+([.$O$1]+[.$P$1]-[.F13]-[.E13])*24*(10*[.L13]*1.1^[.L13]*(1.28-0.002*[.M13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6" office:value-type="string">
            <text:p>Main(9)</text:p>
          </table:table-cell>
          <table:table-cell table:style-name="ce12"/>
          <table:table-cell table:style-name="ce14" office:value-type="string">
            <text:p>5-x-5160</text:p>
          </table:table-cell>
          <table:table-cell table:style-name="ce14" office:value-type="float" office:value="1">
            <text:p>1</text:p>
          </table:table-cell>
          <table:table-cell table:style-name="ce23" office:value-type="date" office:date-value="2017-02-12">
            <text:p>12.02.17</text:p>
          </table:table-cell>
          <table:table-cell table:style-name="ce34" office:value-type="time" office:time-value="PT11H31M31S">
            <text:p>11:31:31</text:p>
          </table:table-cell>
          <table:table-cell table:number-columns-repeated="2" table:style-name="ce14" office:value-type="float" office:value="500.005">
            <text:p>500,005</text:p>
          </table:table-cell>
          <table:table-cell table:style-name="ce14" office:value-type="float" office:value="390.368">
            <text:p>390,368</text:p>
          </table:table-cell>
          <table:table-cell table:style-name="ce14" office:value-type="float" office:value="2">
            <text:p>2</text:p>
          </table:table-cell>
          <table:table-cell table:number-columns-repeated="2" table:style-name="ce14" office:value-type="float" office:value="4">
            <text:p>4</text:p>
          </table:table-cell>
          <table:table-cell table:style-name="ce14"/>
          <table:table-cell table:style-name="ce52" table:formula="of:=[.G14]+([.$O$1]+[.$P$1]-[.F14]-[.E14])*24*(30*[.J14]*1.1^[.J14]+20)/1000" office:value-type="float" office:value="500.882359277786">
            <text:p>500,882</text:p>
          </table:table-cell>
          <table:table-cell table:style-name="ce58" table:formula="of:=[.H14]+([.$P$1]+[.$O$1]-[.F14]-[.E14])*24*(20*[.K14]*1.1^[.K14]+10)/1000" office:value-type="float" office:value="501.209502486678">
            <text:p>501,210</text:p>
          </table:table-cell>
          <table:table-cell table:style-name="ce64" table:formula="of:=[.I14]+([.$O$1]+[.$P$1]-[.F14]-[.E14])*24*(10*[.L14]*1.1^[.L14]*(1.28-0.002*[.M14])/1000)" office:value-type="float" office:value="391.078243369251">
            <text:p>391,078</text:p>
          </table:table-cell>
          <table:table-cell table:number-columns-repeated="2" table:style-name="ce14" office:value-type="float" office:value="0">
            <text:p>0</text:p>
          </table:table-cell>
          <table:table-cell table:style-name="ce74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4" office:value-type="string">
            <text:p>К1(1)</text:p>
          </table:table-cell>
          <table:table-cell table:style-name="ce10" office:value-type="string">
            <text:p>+++ чист, кто-то спиздил рес-ы 08-12.02.17</text:p>
          </table:table-cell>
          <table:table-cell table:style-name="ce10" office:value-type="string">
            <text:p>4-x-3741</text:p>
          </table:table-cell>
          <table:table-cell table:style-name="ce13" office:value-type="float" office:value="14">
            <text:p>14</text:p>
          </table:table-cell>
          <table:table-cell table:style-name="ce18" office:value-type="date" office:date-value="2017-02-12">
            <text:p>12.02.17</text:p>
          </table:table-cell>
          <table:table-cell table:style-name="ce32" office:value-type="time" office:time-value="PT00H15M12S">
            <text:p>00:15:12</text:p>
          </table:table-cell>
          <table:table-cell table:style-name="ce39" office:value-type="float" office:value="880.613">
            <text:p>880,613</text:p>
          </table:table-cell>
          <table:table-cell table:style-name="ce38" office:value-type="float" office:value="585.085">
            <text:p>585,085</text:p>
          </table:table-cell>
          <table:table-cell table:style-name="ce38" office:value-type="float" office:value="122.676">
            <text:p>122,676</text:p>
          </table:table-cell>
          <table:table-cell table:number-columns-repeated="2" table:style-name="ce13" office:value-type="float" office:value="22">
            <text:p>22</text:p>
          </table:table-cell>
          <table:table-cell table:style-name="ce13" office:value-type="float" office:value="16">
            <text:p>16</text:p>
          </table:table-cell>
          <table:table-cell table:style-name="ce13"/>
          <table:table-cell table:style-name="ce50" table:formula="of:=[.G15]+([.$O$1]+[.$P$1]-[.F15]-[.E15])*24*(30*[.J15]*1.1^[.J15]+20)/1000" office:value-type="float" office:value="992.491090013624">
            <text:p>992,491</text:p>
          </table:table-cell>
          <table:table-cell table:style-name="ce56" table:formula="of:=[.H15]+([.$P$1]+[.$O$1]-[.F15]-[.E15])*24*(20*[.K15]*1.1^[.K15]+10)/1000" office:value-type="float" office:value="659.601237786861">
            <text:p>659,601</text:p>
          </table:table-cell>
          <table:table-cell table:style-name="ce62" table:formula="of:=[.I15]+([.$O$1]+[.$P$1]-[.F15]-[.E15])*24*(10*[.L15]*1.1^[.L15]*(1.28-0.002*[.M15])/1000)" office:value-type="float" office:value="142.19966036791">
            <text:p>142,20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75" office:value-type="float" office:value="0">
            <text:p>0</text:p>
          </table:table-cell>
          <table:table-cell table:number-columns-repeated="3"/>
          <table:table-cell table:style-name="ce19"/>
          <table:table-cell table:style-name="ce33"/>
        </table:table-row>
        <table:table-row table:style-name="ro3">
          <table:table-cell office:value-type="string">
            <text:p>К1(1)</text:p>
          </table:table-cell>
          <table:table-cell office:value-type="string">
            <text:p>Кто-то спиздил рес-ы 08-12.02.17</text:p>
          </table:table-cell>
          <table:table-cell table:style-name="ce11" office:value-type="string">
            <text:p>4-x-3741</text:p>
          </table:table-cell>
          <table:table-cell office:value-type="float" office:value="12">
            <text:p>12</text:p>
          </table:table-cell>
          <table:table-cell office:value-type="date" office:date-value="2017-02-12">
            <text:p>12.02.17</text:p>
          </table:table-cell>
          <table:table-cell office:value-type="time" office:time-value="PT00H14M25S">
            <text:p>00:14:25</text:p>
          </table:table-cell>
          <table:table-cell table:style-name="ce40" office:value-type="float" office:value="186.316">
            <text:p>186,316</text:p>
          </table:table-cell>
          <table:table-cell table:style-name="ce31" office:value-type="float" office:value="147.929">
            <text:p>147,929</text:p>
          </table:table-cell>
          <table:table-cell table:style-name="ce31" office:value-type="float" office:value="127.96">
            <text:p>127,96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/>
          <table:table-cell table:style-name="ce51" table:formula="of:=[.G16]+([.$O$1]+[.$P$1]-[.F16]-[.E16])*24*(30*[.J16]*1.1^[.J16]+20)/1000" office:value-type="float" office:value="206.277064839023">
            <text:p>206,277</text:p>
          </table:table-cell>
          <table:table-cell table:style-name="ce57" table:formula="of:=[.H16]+([.$P$1]+[.$O$1]-[.F16]-[.E16])*24*(20*[.K16]*1.1^[.K16]+10)/1000" office:value-type="float" office:value="163.773293537885">
            <text:p>163,773</text:p>
          </table:table-cell>
          <table:table-cell table:style-name="ce63" table:formula="of:=[.I16]+([.$O$1]+[.$P$1]-[.F16]-[.E16])*24*(10*[.L16]*1.1^[.L16]*(1.28-0.002*[.M16])/1000)" office:value-type="float" office:value="147.495946304649">
            <text:p>147,4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3"/>
          <table:table-cell table:style-name="ce19"/>
          <table:table-cell table:style-name="ce33"/>
        </table:table-row>
        <table:table-row table:style-name="ro3">
          <table:table-cell office:value-type="string">
            <text:p>К1(1)</text:p>
          </table:table-cell>
          <table:table-cell/>
          <table:table-cell table:style-name="ce11" office:value-type="string">
            <text:p>4-x-3741</text:p>
          </table:table-cell>
          <table:table-cell office:value-type="float" office:value="11">
            <text:p>11</text:p>
          </table:table-cell>
          <table:table-cell office:value-type="date" office:date-value="2017-02-12">
            <text:p>12.02.17</text:p>
          </table:table-cell>
          <table:table-cell office:value-type="time" office:time-value="PT00H14M14S">
            <text:p>00:14:14</text:p>
          </table:table-cell>
          <table:table-cell table:style-name="ce40" office:value-type="float" office:value="328.246">
            <text:p>328,246</text:p>
          </table:table-cell>
          <table:table-cell table:style-name="ce31" office:value-type="float" office:value="218.221">
            <text:p>218,221</text:p>
          </table:table-cell>
          <table:table-cell table:style-name="ce31" office:value-type="float" office:value="31.115">
            <text:p>31,115</text:p>
          </table:table-cell>
          <table:table-cell table:number-columns-repeated="2" office:value-type="float" office:value="14">
            <text:p>14</text:p>
          </table:table-cell>
          <table:table-cell office:value-type="float" office:value="8">
            <text:p>8</text:p>
          </table:table-cell>
          <table:table-cell table:style-name="ce48"/>
          <table:table-cell table:style-name="ce51" table:formula="of:=[.G17]+([.$O$1]+[.$P$1]-[.F17]-[.E17])*24*(30*[.J17]*1.1^[.J17]+20)/1000" office:value-type="float" office:value="361.776833460194">
            <text:p>361,777</text:p>
          </table:table-cell>
          <table:table-cell table:style-name="ce57" table:formula="of:=[.H17]+([.$P$1]+[.$O$1]-[.F17]-[.E17])*24*(20*[.K17]*1.1^[.K17]+10)/1000" office:value-type="float" office:value="240.505679714203">
            <text:p>240,506</text:p>
          </table:table-cell>
          <table:table-cell table:style-name="ce63" table:formula="of:=[.I17]+([.$O$1]+[.$P$1]-[.F17]-[.E17])*24*(10*[.L17]*1.1^[.L17]*(1.28-0.002*[.M17])/1000)" office:value-type="float" office:value="35.6725022703744">
            <text:p>35,673</text:p>
          </table:table-cell>
          <table:table-cell table:number-columns-repeated="2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3"/>
          <table:table-cell table:style-name="ce19"/>
          <table:table-cell table:style-name="ce33"/>
        </table:table-row>
        <table:table-row table:style-name="ro3">
          <table:table-cell office:value-type="string">
            <text:p>К1(1)</text:p>
          </table:table-cell>
          <table:table-cell/>
          <table:table-cell table:style-name="ce11" office:value-type="string">
            <text:p>4-x-3741</text:p>
          </table:table-cell>
          <table:table-cell office:value-type="float" office:value="10">
            <text:p>10</text:p>
          </table:table-cell>
          <table:table-cell office:value-type="date" office:date-value="2017-02-12">
            <text:p>12.02.17</text:p>
          </table:table-cell>
          <table:table-cell office:value-type="time" office:time-value="PT00H14M01S">
            <text:p>00:14:01</text:p>
          </table:table-cell>
          <table:table-cell table:style-name="ce40" office:value-type="float" office:value="406.606">
            <text:p>406,606</text:p>
          </table:table-cell>
          <table:table-cell table:style-name="ce31" office:value-type="float" office:value="270.461">
            <text:p>270,461</text:p>
          </table:table-cell>
          <table:table-cell table:style-name="ce31" office:value-type="float" office:value="135.961">
            <text:p>135,961</text:p>
          </table:table-cell>
          <table:table-cell table:number-columns-repeated="2" office:value-type="float" office:value="16">
            <text:p>16</text:p>
          </table:table-cell>
          <table:table-cell office:value-type="float" office:value="15">
            <text:p>15</text:p>
          </table:table-cell>
          <table:table-cell/>
          <table:table-cell table:style-name="ce51" table:formula="of:=[.G18]+([.$O$1]+[.$P$1]-[.F18]-[.E18])*24*(30*[.J18]*1.1^[.J18]+20)/1000" office:value-type="float" office:value="452.823405842828">
            <text:p>452,823</text:p>
          </table:table-cell>
          <table:table-cell table:style-name="ce57" table:formula="of:=[.H18]+([.$P$1]+[.$O$1]-[.F18]-[.E18])*24*(20*[.K18]*1.1^[.K18]+10)/1000" office:value-type="float" office:value="301.203382598922">
            <text:p>301,203</text:p>
          </table:table-cell>
          <table:table-cell table:style-name="ce63" table:formula="of:=[.I18]+([.$O$1]+[.$P$1]-[.F18]-[.E18])*24*(10*[.L18]*1.1^[.L18]*(1.28-0.002*[.M18])/1000)" office:value-type="float" office:value="152.616301114563">
            <text:p>152,616</text:p>
          </table:table-cell>
          <table:table-cell table:number-columns-repeated="2" office:value-type="float" office:value="3">
            <text:p>3</text:p>
          </table:table-cell>
          <table:table-cell table:style-name="ce71" office:value-type="float" office:value="1">
            <text:p>1</text:p>
          </table:table-cell>
          <table:table-cell table:number-columns-repeated="3"/>
          <table:table-cell table:style-name="ce19"/>
          <table:table-cell table:style-name="ce33"/>
        </table:table-row>
        <table:table-row table:style-name="ro3">
          <table:table-cell office:value-type="string">
            <text:p>К1(1)</text:p>
          </table:table-cell>
          <table:table-cell office:value-type="string">
            <text:p>скрыт, на орбите 349крем-а</text:p>
          </table:table-cell>
          <table:table-cell table:style-name="ce11" office:value-type="string">
            <text:p>4-x-3741</text:p>
          </table:table-cell>
          <table:table-cell office:value-type="float" office:value="9">
            <text:p>9</text:p>
          </table:table-cell>
          <table:table-cell office:value-type="date" office:date-value="2017-02-12">
            <text:p>12.02.17</text:p>
          </table:table-cell>
          <table:table-cell office:value-type="time" office:time-value="PT00H13M50S">
            <text:p>00:13:50</text:p>
          </table:table-cell>
          <table:table-cell table:style-name="ce40" office:value-type="float" office:value="11992.858">
            <text:p>11992,858</text:p>
          </table:table-cell>
          <table:table-cell table:style-name="ce31" office:value-type="float" office:value="6953.653">
            <text:p>6953,653</text:p>
          </table:table-cell>
          <table:table-cell table:style-name="ce31" office:value-type="float" office:value="1737.974">
            <text:p>1737,974</text:p>
          </table:table-cell>
          <table:table-cell table:style-name="ce44" office:value-type="float" office:value="29">
            <text:p>29</text:p>
          </table:table-cell>
          <table:table-cell table:style-name="ce44" office:value-type="float" office:value="26">
            <text:p>26</text:p>
          </table:table-cell>
          <table:table-cell table:style-name="ce44" office:value-type="float" office:value="24">
            <text:p>24</text:p>
          </table:table-cell>
          <table:table-cell/>
          <table:table-cell table:style-name="ce51" table:formula="of:=[.G19]+([.$O$1]+[.$P$1]-[.F19]-[.E19])*24*(30*[.J19]*1.1^[.J19]+20)/1000" office:value-type="float" office:value="12279.9102254178">
            <text:p>12279,910</text:p>
          </table:table-cell>
          <table:table-cell table:style-name="ce57" table:formula="of:=[.H19]+([.$P$1]+[.$O$1]-[.F19]-[.E19])*24*(20*[.K19]*1.1^[.K19]+10)/1000" office:value-type="float" office:value="7082.57832529413">
            <text:p>7082,578</text:p>
          </table:table-cell>
          <table:table-cell table:style-name="ce63" table:formula="of:=[.I19]+([.$O$1]+[.$P$1]-[.F19]-[.E19])*24*(10*[.L19]*1.1^[.L19]*(1.28-0.002*[.M19])/1000)" office:value-type="float" office:value="1800.81897170538">
            <text:p>1800,819</text:p>
          </table:table-cell>
          <table:table-cell table:style-name="ce45" office:value-type="float" office:value="7">
            <text:p>7</text:p>
          </table:table-cell>
          <table:table-cell table:style-name="ce45" office:value-type="float" office:value="6">
            <text:p>6</text:p>
          </table:table-cell>
          <table:table-cell table:style-name="ce72" office:value-type="float" office:value="5">
            <text:p>5</text:p>
          </table:table-cell>
          <table:table-cell table:number-columns-repeated="3"/>
          <table:table-cell table:style-name="ce19"/>
          <table:table-cell table:style-name="ce33"/>
        </table:table-row>
        <table:table-row table:style-name="ro3">
          <table:table-cell office:value-type="string">
            <text:p>К1(1)</text:p>
          </table:table-cell>
          <table:table-cell/>
          <table:table-cell table:style-name="ce11" office:value-type="string">
            <text:p>4-x-3741</text:p>
          </table:table-cell>
          <table:table-cell office:value-type="float" office:value="8">
            <text:p>8</text:p>
          </table:table-cell>
          <table:table-cell office:value-type="date" office:date-value="2017-02-12">
            <text:p>12.02.17</text:p>
          </table:table-cell>
          <table:table-cell office:value-type="time" office:time-value="PT00H13M39S">
            <text:p>00:13:39</text:p>
          </table:table-cell>
          <table:table-cell table:style-name="ce40" office:value-type="float" office:value="1000.01">
            <text:p>1000,010</text:p>
          </table:table-cell>
          <table:table-cell table:style-name="ce31" office:value-type="float" office:value="743.353">
            <text:p>743,353</text:p>
          </table:table-cell>
          <table:table-cell table:style-name="ce31" office:value-type="float" office:value="0">
            <text:p>0,0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51" table:formula="of:=[.G20]+([.$O$1]+[.$P$1]-[.F20]-[.E20])*24*(30*[.J20]*1.1^[.J20]+20)/1000" office:value-type="float" office:value="1000.42545">
            <text:p>1000,425</text:p>
          </table:table-cell>
          <table:table-cell table:style-name="ce57" table:formula="of:=[.H20]+([.$P$1]+[.$O$1]-[.F20]-[.E20])*24*(20*[.K20]*1.1^[.K20]+10)/1000" office:value-type="float" office:value="743.560725000001">
            <text:p>743,561</text:p>
          </table:table-cell>
          <table:table-cell table:style-name="ce63" table:formula="of:=[.I20]+([.$O$1]+[.$P$1]-[.F20]-[.E20])*24*(10*[.L20]*1.1^[.L20]*(1.28-0.002*[.M20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3"/>
          <table:table-cell table:style-name="ce19"/>
          <table:table-cell table:style-name="ce33"/>
        </table:table-row>
        <table:table-row table:style-name="ro3">
          <table:table-cell office:value-type="string">
            <text:p>К1(1)</text:p>
          </table:table-cell>
          <table:table-cell/>
          <table:table-cell table:style-name="ce11" office:value-type="string">
            <text:p>4-x-3741</text:p>
          </table:table-cell>
          <table:table-cell office:value-type="float" office:value="7">
            <text:p>7</text:p>
          </table:table-cell>
          <table:table-cell office:value-type="date" office:date-value="2017-02-12">
            <text:p>12.02.17</text:p>
          </table:table-cell>
          <table:table-cell office:value-type="time" office:time-value="PT00H13M28S">
            <text:p>00:13:28</text:p>
          </table:table-cell>
          <table:table-cell table:style-name="ce40" office:value-type="float" office:value="1000.01">
            <text:p>1000,010</text:p>
          </table:table-cell>
          <table:table-cell table:style-name="ce31" office:value-type="float" office:value="721.815">
            <text:p>721,815</text:p>
          </table:table-cell>
          <table:table-cell table:style-name="ce31" office:value-type="float" office:value="0">
            <text:p>0,0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51" table:formula="of:=[.G21]+([.$O$1]+[.$P$1]-[.F21]-[.E21])*24*(30*[.J21]*1.1^[.J21]+20)/1000" office:value-type="float" office:value="1000.42551111111">
            <text:p>1000,426</text:p>
          </table:table-cell>
          <table:table-cell table:style-name="ce57" table:formula="of:=[.H21]+([.$P$1]+[.$O$1]-[.F21]-[.E21])*24*(20*[.K21]*1.1^[.K21]+10)/1000" office:value-type="float" office:value="722.022755555555">
            <text:p>722,023</text:p>
          </table:table-cell>
          <table:table-cell table:style-name="ce63" table:formula="of:=[.I21]+([.$O$1]+[.$P$1]-[.F21]-[.E21])*24*(10*[.L21]*1.1^[.L21]*(1.28-0.002*[.M21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3"/>
          <table:table-cell table:style-name="ce19"/>
          <table:table-cell table:style-name="ce33"/>
        </table:table-row>
        <table:table-row table:style-name="ro3">
          <table:table-cell office:value-type="string">
            <text:p>К1(1)</text:p>
          </table:table-cell>
          <table:table-cell/>
          <table:table-cell table:style-name="ce11" office:value-type="string">
            <text:p>4-x-3741</text:p>
          </table:table-cell>
          <table:table-cell office:value-type="float" office:value="6">
            <text:p>6</text:p>
          </table:table-cell>
          <table:table-cell office:value-type="date" office:date-value="2017-02-12">
            <text:p>12.02.17</text:p>
          </table:table-cell>
          <table:table-cell office:value-type="time" office:time-value="PT00H13M15S">
            <text:p>00:13:15</text:p>
          </table:table-cell>
          <table:table-cell table:style-name="ce40" office:value-type="float" office:value="1000.01">
            <text:p>1000,010</text:p>
          </table:table-cell>
          <table:table-cell table:style-name="ce31" office:value-type="float" office:value="664.801">
            <text:p>664,801</text:p>
          </table:table-cell>
          <table:table-cell table:style-name="ce31" office:value-type="float" office:value="0">
            <text:p>0,0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51" table:formula="of:=[.G22]+([.$O$1]+[.$P$1]-[.F22]-[.E22])*24*(30*[.J22]*1.1^[.J22]+20)/1000" office:value-type="float" office:value="1000.42558333333">
            <text:p>1000,426</text:p>
          </table:table-cell>
          <table:table-cell table:style-name="ce57" table:formula="of:=[.H22]+([.$P$1]+[.$O$1]-[.F22]-[.E22])*24*(20*[.K22]*1.1^[.K22]+10)/1000" office:value-type="float" office:value="665.008791666667">
            <text:p>665,009</text:p>
          </table:table-cell>
          <table:table-cell table:style-name="ce63" table:formula="of:=[.I22]+([.$O$1]+[.$P$1]-[.F22]-[.E22])*24*(10*[.L22]*1.1^[.L22]*(1.28-0.002*[.M22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3"/>
          <table:table-cell table:style-name="ce19"/>
          <table:table-cell table:style-name="ce33"/>
        </table:table-row>
        <table:table-row table:style-name="ro3">
          <table:table-cell office:value-type="string">
            <text:p>К1(1)</text:p>
          </table:table-cell>
          <table:table-cell office:value-type="string">
            <text:p>скрыт</text:p>
          </table:table-cell>
          <table:table-cell table:style-name="ce11" office:value-type="string">
            <text:p>4-x-3741</text:p>
          </table:table-cell>
          <table:table-cell office:value-type="float" office:value="5">
            <text:p>5</text:p>
          </table:table-cell>
          <table:table-cell table:style-name="ce20" office:value-type="date" office:date-value="2017-02-12">
            <text:p>12.02.17</text:p>
          </table:table-cell>
          <table:table-cell office:value-type="time" office:time-value="PT01H48M00S">
            <text:p>01:48:00</text:p>
          </table:table-cell>
          <table:table-cell table:style-name="ce40" office:value-type="float" office:value="500">
            <text:p>500,000</text:p>
          </table:table-cell>
          <table:table-cell table:style-name="ce31" office:value-type="float" office:value="750">
            <text:p>750,000</text:p>
          </table:table-cell>
          <table:table-cell table:style-name="ce31" office:value-type="float" office:value="500">
            <text:p>500,000</text:p>
          </table:table-cell>
          <table:table-cell table:number-columns-repeated="3" table:style-name="ce45" office:value-type="float" office:value="10">
            <text:p>10</text:p>
          </table:table-cell>
          <table:table-cell/>
          <table:table-cell table:style-name="ce51" table:formula="of:=[.G23]+([.$O$1]+[.$P$1]-[.F23]-[.E23])*24*(30*[.J23]*1.1^[.J23]+20)/1000" office:value-type="float" office:value="515.323956570232">
            <text:p>515,324</text:p>
          </table:table-cell>
          <table:table-cell table:style-name="ce57" table:formula="of:=[.H23]+([.$P$1]+[.$O$1]-[.F23]-[.E23])*24*(20*[.K23]*1.1^[.K23]+10)/1000" office:value-type="float" office:value="760.151971046821">
            <text:p>760,152</text:p>
          </table:table-cell>
          <table:table-cell table:style-name="ce63" table:formula="of:=[.I23]+([.$O$1]+[.$P$1]-[.F23]-[.E23])*24*(10*[.L23]*1.1^[.L23]*(1.28-0.002*[.M23])/1000)" office:value-type="float" office:value="506.374381469965">
            <text:p>506,374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number-columns-repeated="3"/>
          <table:table-cell table:style-name="ce19"/>
          <table:table-cell table:style-name="ce33"/>
        </table:table-row>
        <table:table-row table:style-name="ro3">
          <table:table-cell office:value-type="string">
            <text:p>К1(1)</text:p>
          </table:table-cell>
          <table:table-cell/>
          <table:table-cell table:style-name="ce11" office:value-type="string">
            <text:p>4-x-3741</text:p>
          </table:table-cell>
          <table:table-cell office:value-type="float" office:value="4">
            <text:p>4</text:p>
          </table:table-cell>
          <table:table-cell table:style-name="ce22" office:value-type="date" office:date-value="2017-02-12">
            <text:p>12.02.17</text:p>
          </table:table-cell>
          <table:table-cell office:value-type="time" office:time-value="PT03H51M48S">
            <text:p>03:51:48</text:p>
          </table:table-cell>
          <table:table-cell table:style-name="ce40" office:value-type="float" office:value="679.768">
            <text:p>679,768</text:p>
          </table:table-cell>
          <table:table-cell table:style-name="ce31" office:value-type="float" office:value="426.498">
            <text:p>426,498</text:p>
          </table:table-cell>
          <table:table-cell table:style-name="ce31" office:value-type="float" office:value="283.896">
            <text:p>283,896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table:style-name="ce51" table:formula="of:=[.G24]+([.$O$1]+[.$P$1]-[.F24]-[.E24])*24*(30*[.J24]*1.1^[.J24]+20)/1000" office:value-type="float" office:value="684.250549288346">
            <text:p>684,251</text:p>
          </table:table-cell>
          <table:table-cell table:style-name="ce57" table:formula="of:=[.H24]+([.$P$1]+[.$O$1]-[.F24]-[.E24])*24*(20*[.K24]*1.1^[.K24]+10)/1000" office:value-type="float" office:value="429.429243970009">
            <text:p>429,429</text:p>
          </table:table-cell>
          <table:table-cell table:style-name="ce63" table:formula="of:=[.I24]+([.$O$1]+[.$P$1]-[.F24]-[.E24])*24*(10*[.L24]*1.1^[.L24]*(1.28-0.002*[.M24])/1000)" office:value-type="float" office:value="284.771861888003">
            <text:p>284,7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1" office:value-type="float" office:value="2">
            <text:p>2</text:p>
          </table:table-cell>
          <table:table-cell table:number-columns-repeated="3"/>
          <table:table-cell table:style-name="ce19"/>
          <table:table-cell table:style-name="ce33"/>
        </table:table-row>
        <table:table-row table:style-name="ro3">
          <table:table-cell office:value-type="string">
            <text:p>К1(1)</text:p>
          </table:table-cell>
          <table:table-cell office:value-type="string">
            <text:p>скрыт</text:p>
          </table:table-cell>
          <table:table-cell table:style-name="ce11" office:value-type="string">
            <text:p>4-x-3741</text:p>
          </table:table-cell>
          <table:table-cell office:value-type="float" office:value="3">
            <text:p>3</text:p>
          </table:table-cell>
          <table:table-cell office:value-type="date" office:date-value="2017-02-12">
            <text:p>12.02.17</text:p>
          </table:table-cell>
          <table:table-cell office:value-type="time" office:time-value="PT00H12M43S">
            <text:p>00:12:43</text:p>
          </table:table-cell>
          <table:table-cell table:style-name="ce40" office:value-type="float" office:value="729.121">
            <text:p>729,121</text:p>
          </table:table-cell>
          <table:table-cell table:style-name="ce31" office:value-type="float" office:value="364.94">
            <text:p>364,940</text:p>
          </table:table-cell>
          <table:table-cell table:style-name="ce31" office:value-type="float" office:value="906.132">
            <text:p>906,132</text:p>
          </table:table-cell>
          <table:table-cell table:number-columns-repeated="2" table:style-name="ce46" office:value-type="float" office:value="0">
            <text:p>0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124">
            <text:p>124</text:p>
          </table:table-cell>
          <table:table-cell table:style-name="ce51" table:formula="of:=[.G25]+([.$O$1]+[.$P$1]-[.F25]-[.E25])*24*(30*[.J25]*1.1^[.J25]+20)/1000" office:value-type="float" office:value="729.536761111112">
            <text:p>729,537</text:p>
          </table:table-cell>
          <table:table-cell table:style-name="ce57" table:formula="of:=[.H25]+([.$P$1]+[.$O$1]-[.F25]-[.E25])*24*(20*[.K25]*1.1^[.K25]+10)/1000" office:value-type="float" office:value="365.147880555556">
            <text:p>365,148</text:p>
          </table:table-cell>
          <table:table-cell table:style-name="ce63" table:formula="of:=[.I25]+([.$O$1]+[.$P$1]-[.F25]-[.E25])*24*(10*[.L25]*1.1^[.L25]*(1.28-0.002*[.M25])/1000)" office:value-type="float" office:value="906.651169214668">
            <text:p>906,651</text:p>
          </table:table-cell>
          <table:table-cell table:number-columns-repeated="2" table:style-name="ce45" office:value-type="float" office:value="0">
            <text:p>0</text:p>
          </table:table-cell>
          <table:table-cell table:style-name="ce72" office:value-type="float" office:value="3">
            <text:p>3</text:p>
          </table:table-cell>
          <table:table-cell table:number-columns-repeated="3"/>
          <table:table-cell table:style-name="ce19"/>
          <table:table-cell table:style-name="ce33"/>
        </table:table-row>
        <table:table-row table:style-name="ro3">
          <table:table-cell office:value-type="string">
            <text:p>К1(1)</text:p>
          </table:table-cell>
          <table:table-cell table:style-name="Default" office:value-type="string">
            <text:p>SinnerS (506)</text:p>
          </table:table-cell>
          <table:table-cell table:style-name="ce11" office:value-type="string">
            <text:p>4-x-3741</text:p>
          </table:table-cell>
          <table:table-cell office:value-type="float" office:value="2">
            <text:p>2</text:p>
          </table:table-cell>
          <table:table-cell office:value-type="date" office:date-value="2017-02-12">
            <text:p>12.02.17</text:p>
          </table:table-cell>
          <table:table-cell office:value-type="time" office:time-value="PT00H12M31S">
            <text:p>00:12:31</text:p>
          </table:table-cell>
          <table:table-cell table:style-name="ce41" office:value-type="float" office:value="601.413">
            <text:p>601,413</text:p>
          </table:table-cell>
          <table:table-cell table:style-name="ce31" office:value-type="float" office:value="299.806">
            <text:p>299,806</text:p>
          </table:table-cell>
          <table:table-cell table:style-name="ce31" office:value-type="float" office:value="92.999">
            <text:p>92,999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style-name="ce46" office:value-type="float" office:value="148">
            <text:p>148</text:p>
          </table:table-cell>
          <table:table-cell table:style-name="ce51" table:formula="of:=[.G26]+([.$O$1]+[.$P$1]-[.F26]-[.E26])*24*(30*[.J26]*1.1^[.J26]+20)/1000" office:value-type="float" office:value="698.761556691176">
            <text:p>698,762</text:p>
          </table:table-cell>
          <table:table-cell table:style-name="ce57" table:formula="of:=[.H26]+([.$P$1]+[.$O$1]-[.F26]-[.E26])*24*(20*[.K26]*1.1^[.K26]+10)/1000" office:value-type="float" office:value="348.334046365724">
            <text:p>348,334</text:p>
          </table:table-cell>
          <table:table-cell table:style-name="ce63" table:formula="of:=[.I26]+([.$O$1]+[.$P$1]-[.F26]-[.E26])*24*(10*[.L26]*1.1^[.L26]*(1.28-0.002*[.M26])/1000)" office:value-type="float" office:value="108.040167418943">
            <text:p>108,04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3"/>
          <table:table-cell table:style-name="ce19"/>
          <table:table-cell table:style-name="ce33"/>
        </table:table-row>
        <table:table-row table:style-name="ro2">
          <table:table-cell table:style-name="ce6" office:value-type="string">
            <text:p>К1(1)</text:p>
          </table:table-cell>
          <table:table-cell table:style-name="ce12" office:value-type="string">
            <text:p>отпуск, Скайнет</text:p>
          </table:table-cell>
          <table:table-cell table:style-name="ce12" office:value-type="string">
            <text:p>4-x-3741</text:p>
          </table:table-cell>
          <table:table-cell table:style-name="ce14" office:value-type="float" office:value="13">
            <text:p>13</text:p>
          </table:table-cell>
          <table:table-cell table:style-name="ce24" office:value-type="date" office:date-value="2017-02-08">
            <text:p>08.02.17</text:p>
          </table:table-cell>
          <table:table-cell table:style-name="ce14" table:number-columns-repeated="8"/>
          <table:table-cell table:style-name="ce52"/>
          <table:table-cell table:style-name="ce58"/>
          <table:table-cell table:style-name="ce64"/>
          <table:table-cell table:style-name="ce14" table:number-columns-repeated="2"/>
          <table:table-cell table:style-name="ce74"/>
          <table:table-cell table:number-columns-repeated="5"/>
        </table:table-row>
        <table:table-row table:style-name="ro3">
          <table:table-cell table:style-name="ce4" office:value-type="string">
            <text:p>К3(5)</text:p>
          </table:table-cell>
          <table:table-cell table:style-name="ce13"/>
          <table:table-cell table:style-name="ce13" office:value-type="string">
            <text:p>4-x-11945</text:p>
          </table:table-cell>
          <table:table-cell table:style-name="ce13" office:value-type="float" office:value="14">
            <text:p>14</text:p>
          </table:table-cell>
          <table:table-cell table:style-name="ce18" office:value-type="date" office:date-value="2017-02-12">
            <text:p>12.02.17</text:p>
          </table:table-cell>
          <table:table-cell table:style-name="ce32" office:value-type="time" office:time-value="PT01H09M37S">
            <text:p>01:09:37</text:p>
          </table:table-cell>
          <table:table-cell table:style-name="ce13" office:value-type="float" office:value="146.913">
            <text:p>146,913</text:p>
          </table:table-cell>
          <table:table-cell table:style-name="ce13" office:value-type="float" office:value="73.456">
            <text:p>73,45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style-name="ce50" table:formula="of:=[.G28]+([.$O$1]+[.$P$1]-[.F28]-[.E28])*24*(30*[.J28]*1.1^[.J28]+20)/1000" office:value-type="float" office:value="147.964505277776">
            <text:p>147,965</text:p>
          </table:table-cell>
          <table:table-cell table:style-name="ce56" table:formula="of:=[.H28]+([.$P$1]+[.$O$1]-[.F28]-[.E28])*24*(20*[.K28]*1.1^[.K28]+10)/1000" office:value-type="float" office:value="73.6543972222218">
            <text:p>73,654</text:p>
          </table:table-cell>
          <table:table-cell table:style-name="ce62" table:formula="of:=[.I28]+([.$O$1]+[.$P$1]-[.F28]-[.E28])*24*(10*[.L28]*1.1^[.L28]*(1.28-0.002*[.M28])/1000)" office:value-type="float" office:value="0">
            <text:p>0,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75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К3(5)</text:p>
          </table:table-cell>
          <table:table-cell table:style-name="Default"/>
          <table:table-cell office:value-type="string">
            <text:p>4-x-11945</text:p>
          </table:table-cell>
          <table:table-cell office:value-type="float" office:value="13">
            <text:p>13</text:p>
          </table:table-cell>
          <table:table-cell office:value-type="date" office:date-value="2017-02-12">
            <text:p>12.02.17</text:p>
          </table:table-cell>
          <table:table-cell office:value-type="time" office:time-value="PT01H09M26S">
            <text:p>01:09:26</text:p>
          </table:table-cell>
          <table:table-cell office:value-type="float" office:value="194.668">
            <text:p>194,668</text:p>
          </table:table-cell>
          <table:table-cell office:value-type="float" office:value="36.729">
            <text:p>36,7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51" table:formula="of:=[.G29]+([.$O$1]+[.$P$1]-[.F29]-[.E29])*24*(30*[.J29]*1.1^[.J29]+20)/1000" office:value-type="float" office:value="195.719667222221">
            <text:p>195,720</text:p>
          </table:table-cell>
          <table:table-cell table:style-name="ce57" table:formula="of:=[.H29]+([.$P$1]+[.$O$1]-[.F29]-[.E29])*24*(20*[.K29]*1.1^[.K29]+10)/1000" office:value-type="float" office:value="36.9274277777775">
            <text:p>36,927</text:p>
          </table:table-cell>
          <table:table-cell table:style-name="ce63" table:formula="of:=[.I29]+([.$O$1]+[.$P$1]-[.F29]-[.E29])*24*(10*[.L29]*1.1^[.L29]*(1.28-0.002*[.M29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К3(5)</text:p>
          </table:table-cell>
          <table:table-cell table:style-name="Default"/>
          <table:table-cell office:value-type="string">
            <text:p>4-x-11945</text:p>
          </table:table-cell>
          <table:table-cell office:value-type="float" office:value="12">
            <text:p>12</text:p>
          </table:table-cell>
          <table:table-cell office:value-type="date" office:date-value="2017-02-12">
            <text:p>12.02.17</text:p>
          </table:table-cell>
          <table:table-cell office:value-type="time" office:time-value="PT01H08M32S">
            <text:p>01:08:32</text:p>
          </table:table-cell>
          <table:table-cell office:value-type="float" office:value="892.152">
            <text:p>892,152</text:p>
          </table:table-cell>
          <table:table-cell office:value-type="float" office:value="795.307">
            <text:p>795,307</text:p>
          </table:table-cell>
          <table:table-cell office:value-type="float" office:value="247.404">
            <text:p>247,404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/>
          <table:table-cell table:style-name="ce51" table:formula="of:=[.G30]+([.$O$1]+[.$P$1]-[.F30]-[.E30])*24*(30*[.J30]*1.1^[.J30]+20)/1000" office:value-type="float" office:value="902.765214012169">
            <text:p>902,765</text:p>
          </table:table-cell>
          <table:table-cell table:style-name="ce57" table:formula="of:=[.H30]+([.$P$1]+[.$O$1]-[.F30]-[.E30])*24*(20*[.K30]*1.1^[.K30]+10)/1000" office:value-type="float" office:value="803.933826004484">
            <text:p>803,934</text:p>
          </table:table-cell>
          <table:table-cell table:style-name="ce63" table:formula="of:=[.I30]+([.$O$1]+[.$P$1]-[.F30]-[.E30])*24*(10*[.L30]*1.1^[.L30]*(1.28-0.002*[.M30])/1000)" office:value-type="float" office:value="252.798078865092">
            <text:p>252,798</text:p>
          </table:table-cell>
          <table:table-cell table:number-columns-repeated="2" office:value-type="float" office:value="1">
            <text:p>1</text:p>
          </table:table-cell>
          <table:table-cell table:style-name="ce71" office:value-type="float" office:value="1">
            <text:p>1</text:p>
          </table:table-cell>
          <table:table-cell table:number-columns-repeated="5"/>
        </table:table-row>
        <table:table-row table:style-name="ro3">
          <table:table-cell office:value-type="string">
            <text:p>К3(5)</text:p>
          </table:table-cell>
          <table:table-cell table:style-name="Default"/>
          <table:table-cell office:value-type="string">
            <text:p>4-x-11945</text:p>
          </table:table-cell>
          <table:table-cell office:value-type="float" office:value="11">
            <text:p>11</text:p>
          </table:table-cell>
          <table:table-cell table:style-name="ce20" office:value-type="date" office:date-value="2017-02-12">
            <text:p>12.02.17</text:p>
          </table:table-cell>
          <table:table-cell office:value-type="time" office:time-value="PT02H03M52S">
            <text:p>02:03:52</text:p>
          </table:table-cell>
          <table:table-cell office:value-type="float" office:value="1534">
            <text:p>1534</text:p>
          </table:table-cell>
          <table:table-cell office:value-type="float" office:value="500">
            <text:p>500</text:p>
          </table:table-cell>
          <table:table-cell office:value-type="float" office:value="230">
            <text:p>230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/>
          <table:table-cell table:style-name="ce51" table:formula="of:=[.G31]+([.$O$1]+[.$P$1]-[.F31]-[.E31])*24*(30*[.J31]*1.1^[.J31]+20)/1000" office:value-type="float" office:value="1591.22997762524">
            <text:p>1591,230</text:p>
          </table:table-cell>
          <table:table-cell table:style-name="ce57" table:formula="of:=[.H31]+([.$P$1]+[.$O$1]-[.F31]-[.E31])*24*(20*[.K31]*1.1^[.K31]+10)/1000" office:value-type="float" office:value="551.144935171924">
            <text:p>551,145</text:p>
          </table:table-cell>
          <table:table-cell table:style-name="ce63" table:formula="of:=[.I31]+([.$O$1]+[.$P$1]-[.F31]-[.E31])*24*(10*[.L31]*1.1^[.L31]*(1.28-0.002*[.M31])/1000)" office:value-type="float" office:value="247.819313409999">
            <text:p>247,81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К3(5)</text:p>
          </table:table-cell>
          <table:table-cell table:style-name="Default" office:value-type="string">
            <text:p>Accion Mutante (15), скрыт, безопасен</text:p>
          </table:table-cell>
          <table:table-cell office:value-type="string">
            <text:p>4-x-11945</text:p>
          </table:table-cell>
          <table:table-cell office:value-type="float" office:value="10">
            <text:p>10</text:p>
          </table:table-cell>
          <table:table-cell table:style-name="ce22" office:value-type="date" office:date-value="2017-02-12">
            <text:p>12.02.17</text:p>
          </table:table-cell>
          <table:table-cell office:value-type="time" office:time-value="PT20H55M18S">
            <text:p>20:55:18</text:p>
          </table:table-cell>
          <table:table-cell office:value-type="float" office:value="2206">
            <text:p>2206</text:p>
          </table:table-cell>
          <table:table-cell office:value-type="float" office:value="935.825">
            <text:p>935,825</text:p>
          </table:table-cell>
          <table:table-cell office:value-type="float" office:value="432.49">
            <text:p>432,49</text:p>
          </table:table-cell>
          <table:table-cell table:number-columns-repeated="4"/>
          <table:table-cell table:style-name="ce51" table:formula="of:=[.G32]+([.$O$1]+[.$P$1]-[.F32]-[.E32])*24*(30*[.J32]*1.1^[.J32]+20)/1000" office:value-type="float" office:value="2206.00156666667">
            <text:p>2206,002</text:p>
          </table:table-cell>
          <table:table-cell table:style-name="ce57" table:formula="of:=[.H32]+([.$P$1]+[.$O$1]-[.F32]-[.E32])*24*(20*[.K32]*1.1^[.K32]+10)/1000" office:value-type="float" office:value="935.825783333333">
            <text:p>935,826</text:p>
          </table:table-cell>
          <table:table-cell table:style-name="ce63" table:formula="of:=[.I32]+([.$O$1]+[.$P$1]-[.F32]-[.E32])*24*(10*[.L32]*1.1^[.L32]*(1.28-0.002*[.M32])/1000)" office:value-type="float" office:value="432.49">
            <text:p>432,490</text:p>
          </table:table-cell>
          <table:table-cell table:style-name="ce45" office:value-type="float" office:value="4">
            <text:p>4</text:p>
          </table:table-cell>
          <table:table-cell table:style-name="ce45" office:value-type="float" office:value="2">
            <text:p>2</text:p>
          </table:table-cell>
          <table:table-cell table:style-name="ce72"/>
          <table:table-cell table:number-columns-repeated="5"/>
        </table:table-row>
        <table:table-row table:style-name="ro3">
          <table:table-cell office:value-type="string">
            <text:p>К3(5)</text:p>
          </table:table-cell>
          <table:table-cell table:style-name="Default"/>
          <table:table-cell office:value-type="string">
            <text:p>4-x-11945</text:p>
          </table:table-cell>
          <table:table-cell office:value-type="float" office:value="8">
            <text:p>8</text:p>
          </table:table-cell>
          <table:table-cell office:value-type="date" office:date-value="2017-02-12">
            <text:p>12.02.17</text:p>
          </table:table-cell>
          <table:table-cell office:value-type="time" office:time-value="PT01H07M31S">
            <text:p>01:07:31</text:p>
          </table:table-cell>
          <table:table-cell office:value-type="float" office:value="338.006">
            <text:p>338,006</text:p>
          </table:table-cell>
          <table:table-cell office:value-type="float" office:value="117.567">
            <text:p>117,567</text:p>
          </table:table-cell>
          <table:table-cell office:value-type="float" office:value="169.003">
            <text:p>169,0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style-name="ce51" table:formula="of:=[.G33]+([.$O$1]+[.$P$1]-[.F33]-[.E33])*24*(30*[.J33]*1.1^[.J33]+20)/1000" office:value-type="float" office:value="339.846399277772">
            <text:p>339,846</text:p>
          </table:table-cell>
          <table:table-cell table:style-name="ce57" table:formula="of:=[.H33]+([.$P$1]+[.$O$1]-[.F33]-[.E33])*24*(20*[.K33]*1.1^[.K33]+10)/1000" office:value-type="float" office:value="118.202991111109">
            <text:p>118,203</text:p>
          </table:table-cell>
          <table:table-cell table:style-name="ce63" table:formula="of:=[.I33]+([.$O$1]+[.$P$1]-[.F33]-[.E33])*24*(10*[.L33]*1.1^[.L33]*(1.28-0.002*[.M33])/1000)" office:value-type="float" office:value="170.018805002663">
            <text:p>170,019</text:p>
          </table:table-cell>
          <table:table-cell table:number-columns-repeated="2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К3(5)</text:p>
          </table:table-cell>
          <table:table-cell table:style-name="Default"/>
          <table:table-cell office:value-type="string">
            <text:p>4-x-11945</text:p>
          </table:table-cell>
          <table:table-cell office:value-type="float" office:value="7">
            <text:p>7</text:p>
          </table:table-cell>
          <table:table-cell office:value-type="date" office:date-value="2017-02-12">
            <text:p>12.02.17</text:p>
          </table:table-cell>
          <table:table-cell office:value-type="time" office:time-value="PT01H07M17S">
            <text:p>01:07:17</text:p>
          </table:table-cell>
          <table:table-cell office:value-type="float" office:value="146.966">
            <text:p>146,966</text:p>
          </table:table-cell>
          <table:table-cell office:value-type="float" office:value="73.483">
            <text:p>73,483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51" table:formula="of:=[.G34]+([.$O$1]+[.$P$1]-[.F34]-[.E34])*24*(30*[.J34]*1.1^[.J34]+20)/1000" office:value-type="float" office:value="147.363572222222">
            <text:p>147,364</text:p>
          </table:table-cell>
          <table:table-cell table:style-name="ce57" table:formula="of:=[.H34]+([.$P$1]+[.$O$1]-[.F34]-[.E34])*24*(20*[.K34]*1.1^[.K34]+10)/1000" office:value-type="float" office:value="73.6817861111108">
            <text:p>73,682</text:p>
          </table:table-cell>
          <table:table-cell table:style-name="ce63" table:formula="of:=[.I34]+([.$O$1]+[.$P$1]-[.F34]-[.E34])*24*(10*[.L34]*1.1^[.L34]*(1.28-0.002*[.M34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К3(5)</text:p>
          </table:table-cell>
          <table:table-cell table:style-name="Default"/>
          <table:table-cell office:value-type="string">
            <text:p>4-x-11945</text:p>
          </table:table-cell>
          <table:table-cell office:value-type="float" office:value="6">
            <text:p>6</text:p>
          </table:table-cell>
          <table:table-cell office:value-type="date" office:date-value="2017-02-12">
            <text:p>12.02.17</text:p>
          </table:table-cell>
          <table:table-cell office:value-type="time" office:time-value="PT01H07M06S">
            <text:p>01:07:06</text:p>
          </table:table-cell>
          <table:table-cell office:value-type="float" office:value="780.18">
            <text:p>780,18</text:p>
          </table:table-cell>
          <table:table-cell office:value-type="float" office:value="749.629">
            <text:p>749,629</text:p>
          </table:table-cell>
          <table:table-cell office:value-type="float" office:value="391.621">
            <text:p>391,62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/>
          <table:table-cell table:style-name="ce51" table:formula="of:=[.G35]+([.$O$1]+[.$P$1]-[.F35]-[.E35])*24*(30*[.J35]*1.1^[.J35]+20)/1000" office:value-type="float" office:value="807.346026489037">
            <text:p>807,346</text:p>
          </table:table-cell>
          <table:table-cell table:style-name="ce57" table:formula="of:=[.H35]+([.$P$1]+[.$O$1]-[.F35]-[.E35])*24*(20*[.K35]*1.1^[.K35]+10)/1000" office:value-type="float" office:value="774.74301337313">
            <text:p>774,743</text:p>
          </table:table-cell>
          <table:table-cell table:style-name="ce63" table:formula="of:=[.I35]+([.$O$1]+[.$P$1]-[.F35]-[.E35])*24*(10*[.L35]*1.1^[.L35]*(1.28-0.002*[.M35])/1000)" office:value-type="float" office:value="399.607839915921">
            <text:p>399,608</text:p>
          </table:table-cell>
          <table:table-cell table:number-columns-repeated="2" office:value-type="float" office:value="1">
            <text:p>1</text:p>
          </table:table-cell>
          <table:table-cell table:style-name="ce71" office:value-type="float" office:value="1">
            <text:p>1</text:p>
          </table:table-cell>
          <table:table-cell table:number-columns-repeated="5"/>
        </table:table-row>
        <table:table-row table:style-name="ro3">
          <table:table-cell office:value-type="string">
            <text:p>К3(5)</text:p>
          </table:table-cell>
          <table:table-cell table:style-name="Default"/>
          <table:table-cell office:value-type="string">
            <text:p>4-x-11945</text:p>
          </table:table-cell>
          <table:table-cell office:value-type="float" office:value="4">
            <text:p>4</text:p>
          </table:table-cell>
          <table:table-cell table:style-name="ce22" office:value-type="date" office:date-value="2017-02-12">
            <text:p>12.02.17</text:p>
          </table:table-cell>
          <table:table-cell office:value-type="time" office:time-value="PT03H57M33S">
            <text:p>03:57:33</text:p>
          </table:table-cell>
          <table:table-cell table:number-columns-repeated="2" office:value-type="float" office:value="500.005">
            <text:p>500,005</text:p>
          </table:table-cell>
          <table:table-cell office:value-type="float" office:value="470.732">
            <text:p>470,732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/>
          <table:table-cell table:style-name="ce51" table:formula="of:=[.G36]+([.$O$1]+[.$P$1]-[.F36]-[.E36])*24*(30*[.J36]*1.1^[.J36]+20)/1000" office:value-type="float" office:value="605.632071671539">
            <text:p>605,632</text:p>
          </table:table-cell>
          <table:table-cell table:style-name="ce57" table:formula="of:=[.H36]+([.$P$1]+[.$O$1]-[.F36]-[.E36])*24*(20*[.K36]*1.1^[.K36]+10)/1000" office:value-type="float" office:value="553.140107221878">
            <text:p>553,140</text:p>
          </table:table-cell>
          <table:table-cell table:style-name="ce63" table:formula="of:=[.I36]+([.$O$1]+[.$P$1]-[.F36]-[.E36])*24*(10*[.L36]*1.1^[.L36]*(1.28-0.002*[.M36])/1000)" office:value-type="float" office:value="500.080404578934">
            <text:p>500,080</text:p>
          </table:table-cell>
          <table:table-cell table:number-columns-repeated="2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К3(5)</text:p>
          </table:table-cell>
          <table:table-cell table:style-name="Default"/>
          <table:table-cell office:value-type="string">
            <text:p>4-x-11945</text:p>
          </table:table-cell>
          <table:table-cell office:value-type="float" office:value="3">
            <text:p>3</text:p>
          </table:table-cell>
          <table:table-cell table:style-name="ce22" office:value-type="date" office:date-value="2017-02-12">
            <text:p>12.02.17</text:p>
          </table:table-cell>
          <table:table-cell office:value-type="time" office:time-value="PT07H19M25S">
            <text:p>07:19:25</text:p>
          </table:table-cell>
          <table:table-cell office:value-type="float" office:value="796.505">
            <text:p>796,505</text:p>
          </table:table-cell>
          <table:table-cell office:value-type="float" office:value="500.005">
            <text:p>500,005</text:p>
          </table:table-cell>
          <table:table-cell office:value-type="float" office:value="359.641">
            <text:p>359,641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/>
          <table:table-cell table:style-name="ce51" table:formula="of:=[.G37]+([.$O$1]+[.$P$1]-[.F37]-[.E37])*24*(30*[.J37]*1.1^[.J37]+20)/1000" office:value-type="float" office:value="870.256041155682">
            <text:p>870,256</text:p>
          </table:table-cell>
          <table:table-cell table:style-name="ce57" table:formula="of:=[.H37]+([.$P$1]+[.$O$1]-[.F37]-[.E37])*24*(20*[.K37]*1.1^[.K37]+10)/1000" office:value-type="float" office:value="542.649416256272">
            <text:p>542,649</text:p>
          </table:table-cell>
          <table:table-cell table:style-name="ce63" table:formula="of:=[.I37]+([.$O$1]+[.$P$1]-[.F37]-[.E37])*24*(10*[.L37]*1.1^[.L37]*(1.28-0.002*[.M37])/1000)" office:value-type="float" office:value="372.511172159071">
            <text:p>372,5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6" office:value-type="string">
            <text:p>К3(5)</text:p>
          </table:table-cell>
          <table:table-cell table:style-name="ce14"/>
          <table:table-cell table:style-name="ce14" office:value-type="string">
            <text:p>4-x-11945</text:p>
          </table:table-cell>
          <table:table-cell table:style-name="ce14" office:value-type="float" office:value="2">
            <text:p>2</text:p>
          </table:table-cell>
          <table:table-cell table:style-name="ce25" office:value-type="date" office:date-value="2017-02-12">
            <text:p>12.02.17</text:p>
          </table:table-cell>
          <table:table-cell table:style-name="ce34" office:value-type="time" office:time-value="PT07H19M55S">
            <text:p>07:19:55</text:p>
          </table:table-cell>
          <table:table-cell table:style-name="ce14" office:value-type="float" office:value="1075">
            <text:p>1075</text:p>
          </table:table-cell>
          <table:table-cell table:style-name="ce14" office:value-type="float" office:value="575">
            <text:p>575</text:p>
          </table:table-cell>
          <table:table-cell table:style-name="ce14" office:value-type="float" office:value="415">
            <text:p>415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19">
            <text:p>19</text:p>
          </table:table-cell>
          <table:table-cell table:style-name="ce14"/>
          <table:table-cell table:style-name="ce52" table:formula="of:=[.G38]+([.$O$1]+[.$P$1]-[.F38]-[.E38])*24*(30*[.J38]*1.1^[.J38]+20)/1000" office:value-type="float" office:value="1148.70610297671">
            <text:p>1148,706</text:p>
          </table:table-cell>
          <table:table-cell table:style-name="ce58" table:formula="of:=[.H38]+([.$P$1]+[.$O$1]-[.F38]-[.E38])*24*(20*[.K38]*1.1^[.K38]+10)/1000" office:value-type="float" office:value="611.917417778493">
            <text:p>611,917</text:p>
          </table:table-cell>
          <table:table-cell table:style-name="ce64" table:formula="of:=[.I38]+([.$O$1]+[.$P$1]-[.F38]-[.E38])*24*(10*[.L38]*1.1^[.L38]*(1.28-0.002*[.M38])/1000)" office:value-type="float" office:value="435.329716574133">
            <text:p>435,33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4" office:value-type="string">
            <text:p>К4(3)</text:p>
          </table:table-cell>
          <table:table-cell table:style-name="ce10"/>
          <table:table-cell table:style-name="ce10" office:value-type="string">
            <text:p>1-x-10344</text:p>
          </table:table-cell>
          <table:table-cell table:style-name="ce13" office:value-type="float" office:value="14">
            <text:p>14</text:p>
          </table:table-cell>
          <table:table-cell table:style-name="ce26" office:value-type="date" office:date-value="2017-02-12">
            <text:p>12.02.17</text:p>
          </table:table-cell>
          <table:table-cell table:style-name="ce32" office:value-type="time" office:time-value="PT01H24M13S">
            <text:p>01:24:13</text:p>
          </table:table-cell>
          <table:table-cell table:style-name="ce38" office:value-type="float" office:value="1000.01">
            <text:p>1000,010</text:p>
          </table:table-cell>
          <table:table-cell table:style-name="ce38" office:value-type="float" office:value="875.778">
            <text:p>875,778</text:p>
          </table:table-cell>
          <table:table-cell table:number-columns-repeated="4" table:style-name="ce13" office:value-type="float" office:value="0">
            <text:p>0</text:p>
          </table:table-cell>
          <table:table-cell table:style-name="ce13"/>
          <table:table-cell table:style-name="ce50" table:formula="of:=[.G39]+([.$O$1]+[.$P$1]-[.F39]-[.E39])*24*(30*[.J39]*1.1^[.J39]+20)/1000" office:value-type="float" office:value="1000.40192777778">
            <text:p>1000,402</text:p>
          </table:table-cell>
          <table:table-cell table:style-name="ce56" table:formula="of:=[.H39]+([.$P$1]+[.$O$1]-[.F39]-[.E39])*24*(20*[.K39]*1.1^[.K39]+10)/1000" office:value-type="float" office:value="875.973963888889">
            <text:p>875,974</text:p>
          </table:table-cell>
          <table:table-cell table:style-name="ce62" table:formula="of:=[.I39]+([.$O$1]+[.$P$1]-[.F39]-[.E39])*24*(10*[.L39]*1.1^[.L39]*(1.28-0.002*[.M39])/1000)" office:value-type="float" office:value="0">
            <text:p>0,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75" office:value-type="float" office:value="0">
            <text:p>0</text:p>
          </table:table-cell>
          <table:table-cell table:number-columns-repeated="2"/>
          <table:table-cell table:style-name="ce19"/>
          <table:table-cell table:style-name="ce33"/>
          <table:table-cell/>
        </table:table-row>
        <table:table-row table:style-name="ro3">
          <table:table-cell office:value-type="string">
            <text:p>К4(3)</text:p>
          </table:table-cell>
          <table:table-cell office:value-type="string">
            <text:p>1 РБ</text:p>
          </table:table-cell>
          <table:table-cell table:style-name="ce11" office:value-type="string">
            <text:p>1-x-10344</text:p>
          </table:table-cell>
          <table:table-cell office:value-type="float" office:value="12">
            <text:p>12</text:p>
          </table:table-cell>
          <table:table-cell office:value-type="date" office:date-value="2017-02-12">
            <text:p>12.02.17</text:p>
          </table:table-cell>
          <table:table-cell office:value-type="time" office:time-value="PT01H24M02S">
            <text:p>01:24:02</text:p>
          </table:table-cell>
          <table:table-cell table:style-name="ce31" office:value-type="float" office:value="1446.108">
            <text:p>1446,108</text:p>
          </table:table-cell>
          <table:table-cell table:style-name="ce31" office:value-type="float" office:value="934.205">
            <text:p>934,205</text:p>
          </table:table-cell>
          <table:table-cell office:value-type="float" office:value="876.257">
            <text:p>876,257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51" table:formula="of:=[.G40]+([.$O$1]+[.$P$1]-[.F40]-[.E40])*24*(30*[.J40]*1.1^[.J40]+20)/1000" office:value-type="float" office:value="1447.14677055556">
            <text:p>1447,147</text:p>
          </table:table-cell>
          <table:table-cell table:style-name="ce57" table:formula="of:=[.H40]+([.$P$1]+[.$O$1]-[.F40]-[.E40])*24*(20*[.K40]*1.1^[.K40]+10)/1000" office:value-type="float" office:value="934.832182222223">
            <text:p>934,832</text:p>
          </table:table-cell>
          <table:table-cell table:style-name="ce63" table:formula="of:=[.I40]+([.$O$1]+[.$P$1]-[.F40]-[.E40])*24*(10*[.L40]*1.1^[.L40]*(1.28-0.002*[.M40])/1000)" office:value-type="float" office:value="876.864112391112">
            <text:p>876,864</text:p>
          </table:table-cell>
          <table:table-cell table:number-columns-repeated="2" office:value-type="float" office:value="1">
            <text:p>1</text:p>
          </table:table-cell>
          <table:table-cell table:style-name="ce71" office:value-type="float" office:value="1">
            <text:p>1</text:p>
          </table:table-cell>
          <table:table-cell table:number-columns-repeated="2"/>
          <table:table-cell table:style-name="ce19"/>
          <table:table-cell table:style-name="ce33"/>
          <table:table-cell/>
        </table:table-row>
        <table:table-row table:style-name="ro3">
          <table:table-cell office:value-type="string">
            <text:p>К4(3)</text:p>
          </table:table-cell>
          <table:table-cell office:value-type="string">
            <text:p>кремний на орбите</text:p>
          </table:table-cell>
          <table:table-cell table:style-name="ce11" office:value-type="string">
            <text:p>1-x-10344</text:p>
          </table:table-cell>
          <table:table-cell office:value-type="float" office:value="10">
            <text:p>10</text:p>
          </table:table-cell>
          <table:table-cell office:value-type="date" office:date-value="2017-02-12">
            <text:p>12.02.17</text:p>
          </table:table-cell>
          <table:table-cell office:value-type="time" office:time-value="PT01H23M51S">
            <text:p>01:23:51</text:p>
          </table:table-cell>
          <table:table-cell table:style-name="ce31" office:value-type="float" office:value="1000.01">
            <text:p>1000,010</text:p>
          </table:table-cell>
          <table:table-cell table:style-name="ce31" office:value-type="float" office:value="885.243">
            <text:p>885,243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51" table:formula="of:=[.G41]+([.$O$1]+[.$P$1]-[.F41]-[.E41])*24*(30*[.J41]*1.1^[.J41]+20)/1000" office:value-type="float" office:value="1000.40205">
            <text:p>1000,402</text:p>
          </table:table-cell>
          <table:table-cell table:style-name="ce57" table:formula="of:=[.H41]+([.$P$1]+[.$O$1]-[.F41]-[.E41])*24*(20*[.K41]*1.1^[.K41]+10)/1000" office:value-type="float" office:value="885.439025000001">
            <text:p>885,439</text:p>
          </table:table-cell>
          <table:table-cell table:style-name="ce63" table:formula="of:=[.I41]+([.$O$1]+[.$P$1]-[.F41]-[.E41])*24*(10*[.L41]*1.1^[.L41]*(1.28-0.002*[.M41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2"/>
          <table:table-cell table:style-name="ce19"/>
          <table:table-cell table:style-name="ce33"/>
          <table:table-cell/>
        </table:table-row>
        <table:table-row table:style-name="ro3">
          <table:table-cell office:value-type="string">
            <text:p>К4(3)</text:p>
          </table:table-cell>
          <table:table-cell office:value-type="string">
            <text:p>Кто-то спиздил рес-ы 08-12.02.17</text:p>
          </table:table-cell>
          <table:table-cell table:style-name="ce11" office:value-type="string">
            <text:p>1-x-10344</text:p>
          </table:table-cell>
          <table:table-cell office:value-type="float" office:value="8">
            <text:p>8</text:p>
          </table:table-cell>
          <table:table-cell table:style-name="ce21" office:value-type="date" office:date-value="2017-02-12">
            <text:p>12.02.17</text:p>
          </table:table-cell>
          <table:table-cell office:value-type="time" office:time-value="PT01H23M50S">
            <text:p>01:23:50</text:p>
          </table:table-cell>
          <table:table-cell table:style-name="ce31" office:value-type="float" office:value="784.844">
            <text:p>784,844</text:p>
          </table:table-cell>
          <table:table-cell table:style-name="ce31" office:value-type="float" office:value="775.789">
            <text:p>775,789</text:p>
          </table:table-cell>
          <table:table-cell office:value-type="float" office:value="473.961">
            <text:p>473,96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/>
          <table:table-cell table:style-name="ce51" table:formula="of:=[.G42]+([.$O$1]+[.$P$1]-[.F42]-[.E42])*24*(30*[.J42]*1.1^[.J42]+20)/1000" office:value-type="float" office:value="811.62895667876">
            <text:p>811,629</text:p>
          </table:table-cell>
          <table:table-cell table:style-name="ce57" table:formula="of:=[.H42]+([.$P$1]+[.$O$1]-[.F42]-[.E42])*24*(20*[.K42]*1.1^[.K42]+10)/1000" office:value-type="float" office:value="796.828652254565">
            <text:p>796,829</text:p>
          </table:table-cell>
          <table:table-cell table:style-name="ce63" table:formula="of:=[.I42]+([.$O$1]+[.$P$1]-[.F42]-[.E42])*24*(10*[.L42]*1.1^[.L42]*(1.28-0.002*[.M42])/1000)" office:value-type="float" office:value="475.981510056881">
            <text:p>475,982</text:p>
          </table:table-cell>
          <table:table-cell table:number-columns-repeated="2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number-columns-repeated="2"/>
          <table:table-cell table:style-name="ce19"/>
          <table:table-cell table:style-name="ce33"/>
          <table:table-cell/>
        </table:table-row>
        <table:table-row table:style-name="ro3">
          <table:table-cell office:value-type="string">
            <text:p>К4(3)</text:p>
          </table:table-cell>
          <table:table-cell/>
          <table:table-cell table:style-name="ce11" office:value-type="string">
            <text:p>1-x-10344</text:p>
          </table:table-cell>
          <table:table-cell office:value-type="float" office:value="7">
            <text:p>7</text:p>
          </table:table-cell>
          <table:table-cell table:style-name="ce20" office:value-type="date" office:date-value="2017-02-12">
            <text:p>12.02.17</text:p>
          </table:table-cell>
          <table:table-cell office:value-type="time" office:time-value="PT02H38M00S">
            <text:p>02:38:00</text:p>
          </table:table-cell>
          <table:table-cell table:style-name="ce31" office:value-type="float" office:value="750">
            <text:p>750,000</text:p>
          </table:table-cell>
          <table:table-cell table:style-name="ce31" office:value-type="float" office:value="500">
            <text:p>500,000</text:p>
          </table:table-cell>
          <table:table-cell office:value-type="float" office:value="500">
            <text:p>500</text:p>
          </table:table-cell>
          <table:table-cell office:value-type="float" office:value="18">
            <text:p>18</text:p>
          </table:table-cell>
          <table:table-cell table:number-columns-repeated="2" office:value-type="float" office:value="16">
            <text:p>16</text:p>
          </table:table-cell>
          <table:table-cell/>
          <table:table-cell table:style-name="ce51" table:formula="of:=[.G43]+([.$O$1]+[.$P$1]-[.F43]-[.E43])*24*(30*[.J43]*1.1^[.J43]+20)/1000" office:value-type="float" office:value="805.510593248467">
            <text:p>805,511</text:p>
          </table:table-cell>
          <table:table-cell table:style-name="ce57" table:formula="of:=[.H43]+([.$P$1]+[.$O$1]-[.F43]-[.E43])*24*(20*[.K43]*1.1^[.K43]+10)/1000" office:value-type="float" office:value="527.18985456511">
            <text:p>527,190</text:p>
          </table:table-cell>
          <table:table-cell table:style-name="ce63" table:formula="of:=[.I43]+([.$O$1]+[.$P$1]-[.F43]-[.E43])*24*(10*[.L43]*1.1^[.L43]*(1.28-0.002*[.M43])/1000)" office:value-type="float" office:value="517.283960255004">
            <text:p>517,2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2"/>
          <table:table-cell table:style-name="ce19"/>
          <table:table-cell table:style-name="ce33"/>
          <table:table-cell/>
        </table:table-row>
        <table:table-row table:style-name="ro3">
          <table:table-cell office:value-type="string">
            <text:p>К4(3)</text:p>
          </table:table-cell>
          <table:table-cell/>
          <table:table-cell table:style-name="ce11" office:value-type="string">
            <text:p>1-x-10344</text:p>
          </table:table-cell>
          <table:table-cell office:value-type="float" office:value="6">
            <text:p>6</text:p>
          </table:table-cell>
          <table:table-cell table:style-name="ce27" office:value-type="date" office:date-value="2017-02-12">
            <text:p>12.02.17</text:p>
          </table:table-cell>
          <table:table-cell office:value-type="time" office:time-value="PT01H23M12S">
            <text:p>01:23:12</text:p>
          </table:table-cell>
          <table:table-cell table:style-name="ce31" office:value-type="float" office:value="2695.742">
            <text:p>2695,742</text:p>
          </table:table-cell>
          <table:table-cell table:style-name="ce31" office:value-type="float" office:value="1251.489">
            <text:p>1251,489</text:p>
          </table:table-cell>
          <table:table-cell office:value-type="float" office:value="507.903">
            <text:p>507,903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/>
          <table:table-cell table:style-name="ce51" table:formula="of:=[.G44]+([.$O$1]+[.$P$1]-[.F44]-[.E44])*24*(30*[.J44]*1.1^[.J44]+20)/1000" office:value-type="float" office:value="2904.41012238766">
            <text:p>2904,410</text:p>
          </table:table-cell>
          <table:table-cell table:style-name="ce57" table:formula="of:=[.H44]+([.$P$1]+[.$O$1]-[.F44]-[.E44])*24*(20*[.K44]*1.1^[.K44]+10)/1000" office:value-type="float" office:value="1357.93748295123">
            <text:p>1357,937</text:p>
          </table:table-cell>
          <table:table-cell table:style-name="ce63" table:formula="of:=[.I44]+([.$O$1]+[.$P$1]-[.F44]-[.E44])*24*(10*[.L44]*1.1^[.L44]*(1.28-0.002*[.M44])/1000)" office:value-type="float" office:value="559.606622690096">
            <text:p>559,60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71" office:value-type="float" office:value="0">
            <text:p>0</text:p>
          </table:table-cell>
          <table:table-cell table:number-columns-repeated="2"/>
          <table:table-cell table:style-name="ce19"/>
          <table:table-cell table:style-name="ce33"/>
          <table:table-cell/>
        </table:table-row>
        <table:table-row table:style-name="ro3">
          <table:table-cell office:value-type="string">
            <text:p>К4(3)</text:p>
          </table:table-cell>
          <table:table-cell/>
          <table:table-cell table:style-name="ce11" office:value-type="string">
            <text:p>1-x-10344</text:p>
          </table:table-cell>
          <table:table-cell office:value-type="float" office:value="5">
            <text:p>5</text:p>
          </table:table-cell>
          <table:table-cell table:style-name="ce22" office:value-type="date" office:date-value="2017-02-12">
            <text:p>12.02.17</text:p>
          </table:table-cell>
          <table:table-cell office:value-type="time" office:time-value="PT07H29M06S">
            <text:p>07:29:06</text:p>
          </table:table-cell>
          <table:table-cell table:number-columns-repeated="2" table:style-name="ce31" office:value-type="float" office:value="500.005">
            <text:p>500,005</text:p>
          </table:table-cell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style-name="ce51" table:formula="of:=[.G45]+([.$O$1]+[.$P$1]-[.F45]-[.E45])*24*(30*[.J45]*1.1^[.J45]+20)/1000" office:value-type="float" office:value="503.540206397504">
            <text:p>503,540</text:p>
          </table:table-cell>
          <table:table-cell table:style-name="ce57" table:formula="of:=[.H45]+([.$P$1]+[.$O$1]-[.F45]-[.E45])*24*(20*[.K45]*1.1^[.K45]+10)/1000" office:value-type="float" office:value="502.316754265002">
            <text:p>502,317</text:p>
          </table:table-cell>
          <table:table-cell table:style-name="ce63" table:formula="of:=[.I45]+([.$O$1]+[.$P$1]-[.F45]-[.E45])*24*(10*[.L45]*1.1^[.L45]*(1.28-0.002*[.M45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2"/>
          <table:table-cell table:style-name="ce19"/>
          <table:table-cell table:style-name="ce33"/>
          <table:table-cell/>
        </table:table-row>
        <table:table-row table:style-name="ro3">
          <table:table-cell office:value-type="string">
            <text:p>К4(3)</text:p>
          </table:table-cell>
          <table:table-cell/>
          <table:table-cell table:style-name="ce11" office:value-type="string">
            <text:p>1-x-10344</text:p>
          </table:table-cell>
          <table:table-cell office:value-type="float" office:value="4">
            <text:p>4</text:p>
          </table:table-cell>
          <table:table-cell office:value-type="date" office:date-value="2017-02-12">
            <text:p>12.02.17</text:p>
          </table:table-cell>
          <table:table-cell office:value-type="time" office:time-value="PT01H21M56S">
            <text:p>01:21:56</text:p>
          </table:table-cell>
          <table:table-cell table:style-name="ce31" office:value-type="float" office:value="1000.01">
            <text:p>1000,010</text:p>
          </table:table-cell>
          <table:table-cell table:style-name="ce31" office:value-type="float" office:value="645.956">
            <text:p>645,956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51" table:formula="of:=[.G46]+([.$O$1]+[.$P$1]-[.F46]-[.E46])*24*(30*[.J46]*1.1^[.J46]+20)/1000" office:value-type="float" office:value="1000.40268888889">
            <text:p>1000,403</text:p>
          </table:table-cell>
          <table:table-cell table:style-name="ce57" table:formula="of:=[.H46]+([.$P$1]+[.$O$1]-[.F46]-[.E46])*24*(20*[.K46]*1.1^[.K46]+10)/1000" office:value-type="float" office:value="646.152344444444">
            <text:p>646,152</text:p>
          </table:table-cell>
          <table:table-cell table:style-name="ce63" table:formula="of:=[.I46]+([.$O$1]+[.$P$1]-[.F46]-[.E46])*24*(10*[.L46]*1.1^[.L46]*(1.28-0.002*[.M46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2"/>
          <table:table-cell table:style-name="ce19"/>
          <table:table-cell table:style-name="ce33"/>
          <table:table-cell/>
        </table:table-row>
        <table:table-row table:style-name="ro3">
          <table:table-cell office:value-type="string">
            <text:p>К4(3)</text:p>
          </table:table-cell>
          <table:table-cell/>
          <table:table-cell table:style-name="ce11" office:value-type="string">
            <text:p>1-x-10344</text:p>
          </table:table-cell>
          <table:table-cell office:value-type="float" office:value="2">
            <text:p>2</text:p>
          </table:table-cell>
          <table:table-cell table:style-name="ce20" office:value-type="date" office:date-value="2017-02-12">
            <text:p>12.02.17</text:p>
          </table:table-cell>
          <table:table-cell office:value-type="time" office:time-value="PT02H38M00S">
            <text:p>02:38:00</text:p>
          </table:table-cell>
          <table:table-cell table:style-name="ce31" office:value-type="float" office:value="750">
            <text:p>750,000</text:p>
          </table:table-cell>
          <table:table-cell table:style-name="ce31" office:value-type="float" office:value="500">
            <text:p>500,000</text:p>
          </table:table-cell>
          <table:table-cell office:value-type="float" office:value="240">
            <text:p>240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51" table:formula="of:=[.G47]+([.$O$1]+[.$P$1]-[.F47]-[.E47])*24*(30*[.J47]*1.1^[.J47]+20)/1000" office:value-type="float" office:value="750.973433333332">
            <text:p>750,973</text:p>
          </table:table-cell>
          <table:table-cell table:style-name="ce57" table:formula="of:=[.H47]+([.$P$1]+[.$O$1]-[.F47]-[.E47])*24*(20*[.K47]*1.1^[.K47]+10)/1000" office:value-type="float" office:value="500.587733333332">
            <text:p>500,588</text:p>
          </table:table-cell>
          <table:table-cell table:style-name="ce63" table:formula="of:=[.I47]+([.$O$1]+[.$P$1]-[.F47]-[.E47])*24*(10*[.L47]*1.1^[.L47]*(1.28-0.002*[.M47])/1000)" office:value-type="float" office:value="240.258602666666">
            <text:p>240,2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71" office:value-type="float" office:value="2">
            <text:p>2</text:p>
          </table:table-cell>
          <table:table-cell table:number-columns-repeated="2"/>
          <table:table-cell table:style-name="ce19"/>
          <table:table-cell table:style-name="ce33"/>
          <table:table-cell/>
        </table:table-row>
        <table:table-row table:style-name="ro3">
          <table:table-cell table:style-name="ce6" office:value-type="string">
            <text:p>К4(3)</text:p>
          </table:table-cell>
          <table:table-cell table:style-name="ce12"/>
          <table:table-cell table:style-name="ce14" office:value-type="string">
            <text:p>1-x-10344</text:p>
          </table:table-cell>
          <table:table-cell table:style-name="ce14" office:value-type="float" office:value="1">
            <text:p>1</text:p>
          </table:table-cell>
          <table:table-cell table:style-name="ce23" office:value-type="date" office:date-value="2017-02-12">
            <text:p>12.02.17</text:p>
          </table:table-cell>
          <table:table-cell table:style-name="ce34" office:value-type="time" office:time-value="PT07H26M37S">
            <text:p>07:26:37</text:p>
          </table:table-cell>
          <table:table-cell table:number-columns-repeated="2" table:style-name="ce14" office:value-type="float" office:value="750.008">
            <text:p>750,008</text:p>
          </table:table-cell>
          <table:table-cell table:style-name="ce14" office:value-type="float" office:value="381.279">
            <text:p>381,279</text:p>
          </table:table-cell>
          <table:table-cell table:number-columns-repeated="3" table:style-name="ce14" office:value-type="float" office:value="2">
            <text:p>2</text:p>
          </table:table-cell>
          <table:table-cell table:style-name="ce14"/>
          <table:table-cell table:style-name="ce51" table:formula="of:=[.G48]+([.$O$1]+[.$P$1]-[.F48]-[.E48])*24*(30*[.J48]*1.1^[.J48]+20)/1000" office:value-type="float" office:value="751.263321611119">
            <text:p>751,263</text:p>
          </table:table-cell>
          <table:table-cell table:style-name="ce57" table:formula="of:=[.H48]+([.$P$1]+[.$O$1]-[.F48]-[.E48])*24*(20*[.K48]*1.1^[.K48]+10)/1000" office:value-type="float" office:value="750.799693111116">
            <text:p>750,800</text:p>
          </table:table-cell>
          <table:table-cell table:style-name="ce63" table:formula="of:=[.I48]+([.$O$1]+[.$P$1]-[.F48]-[.E48])*24*(10*[.L48]*1.1^[.L48]*(1.28-0.002*[.M48])/1000)" office:value-type="float" office:value="381.698922702225">
            <text:p>381,699</text:p>
          </table:table-cell>
          <table:table-cell table:number-columns-repeated="2" table:style-name="ce14" office:value-type="float" office:value="1">
            <text:p>1</text:p>
          </table:table-cell>
          <table:table-cell table:style-name="ce74" office:value-type="float" office:value="1">
            <text:p>1</text:p>
          </table:table-cell>
          <table:table-cell table:number-columns-repeated="2"/>
          <table:table-cell table:style-name="ce19"/>
          <table:table-cell table:style-name="ce33"/>
          <table:table-cell/>
        </table:table-row>
        <table:table-row table:style-name="ro3">
          <table:table-cell table:style-name="ce7" office:value-type="string">
            <text:p>K5(5)</text:p>
          </table:table-cell>
          <table:table-cell table:style-name="ce15"/>
          <table:table-cell table:style-name="ce15" office:value-type="string">
            <text:p>1-x-15768</text:p>
          </table:table-cell>
          <table:table-cell table:style-name="ce15" office:value-type="float" office:value="14">
            <text:p>14</text:p>
          </table:table-cell>
          <table:table-cell table:style-name="ce26" office:value-type="date" office:date-value="2017-02-12">
            <text:p>12.02.17</text:p>
          </table:table-cell>
          <table:table-cell table:style-name="ce35" office:value-type="time" office:time-value="PT02H03M51S">
            <text:p>02:03:51</text:p>
          </table:table-cell>
          <table:table-cell table:number-columns-repeated="2" table:style-name="ce15" office:value-type="float" office:value="1000.01">
            <text:p>1000,01</text:p>
          </table:table-cell>
          <table:table-cell table:style-name="ce15" office:value-type="float" office:value="665.08">
            <text:p>665,0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8">
            <text:p>8</text:p>
          </table:table-cell>
          <table:table-cell table:style-name="ce15"/>
          <table:table-cell table:style-name="ce53" table:formula="of:=[.G49]+([.$O$1]+[.$P$1]-[.F49]-[.E49])*24*(30*[.J49]*1.1^[.J49]+20)/1000" office:value-type="float" office:value="1012.44413687772">
            <text:p>1012,444</text:p>
          </table:table-cell>
          <table:table-cell table:style-name="ce59" table:formula="of:=[.H49]+([.$P$1]+[.$O$1]-[.F49]-[.E49])*24*(20*[.K49]*1.1^[.K49]+10)/1000" office:value-type="float" office:value="1014.46225993415">
            <text:p>1014,462</text:p>
          </table:table-cell>
          <table:table-cell table:style-name="ce65" table:formula="of:=[.I49]+([.$O$1]+[.$P$1]-[.F49]-[.E49])*24*(10*[.L49]*1.1^[.L49]*(1.28-0.002*[.M49])/1000)" office:value-type="float" office:value="669.236481581186">
            <text:p>669,236</text:p>
          </table:table-cell>
          <table:table-cell table:number-columns-repeated="2" table:style-name="ce15" office:value-type="float" office:value="0">
            <text:p>0</text:p>
          </table:table-cell>
          <table:table-cell table:style-name="ce80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8" office:value-type="string">
            <text:p>K5(5)</text:p>
          </table:table-cell>
          <table:table-cell table:style-name="ce16"/>
          <table:table-cell table:style-name="ce16" office:value-type="string">
            <text:p>1-x-15768</text:p>
          </table:table-cell>
          <table:table-cell table:style-name="ce16" office:value-type="float" office:value="13">
            <text:p>13</text:p>
          </table:table-cell>
          <table:table-cell table:style-name="ce22" office:value-type="date" office:date-value="2017-02-12">
            <text:p>12.02.17</text:p>
          </table:table-cell>
          <table:table-cell table:style-name="ce36" office:value-type="time" office:time-value="PT02H03M37S">
            <text:p>02:03:37</text:p>
          </table:table-cell>
          <table:table-cell table:style-name="ce16" office:value-type="float" office:value="1219">
            <text:p>1219</text:p>
          </table:table-cell>
          <table:table-cell table:style-name="ce16" office:value-type="float" office:value="750.008">
            <text:p>750,008</text:p>
          </table:table-cell>
          <table:table-cell table:style-name="ce16" office:value-type="float" office:value="519.898">
            <text:p>519,898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9">
            <text:p>9</text:p>
          </table:table-cell>
          <table:table-cell table:style-name="ce16"/>
          <table:table-cell table:style-name="ce54" table:formula="of:=[.G50]+([.$O$1]+[.$P$1]-[.F50]-[.E50])*24*(30*[.J50]*1.1^[.J50]+20)/1000" office:value-type="float" office:value="1237.21108294527">
            <text:p>1237,211</text:p>
          </table:table-cell>
          <table:table-cell table:style-name="ce60" table:formula="of:=[.H50]+([.$P$1]+[.$O$1]-[.F50]-[.E50])*24*(20*[.K50]*1.1^[.K50]+10)/1000" office:value-type="float" office:value="764.463228022883">
            <text:p>764,463</text:p>
          </table:table-cell>
          <table:table-cell table:style-name="ce66" table:formula="of:=[.I50]+([.$O$1]+[.$P$1]-[.F50]-[.E50])*24*(10*[.L50]*1.1^[.L50]*(1.28-0.002*[.M50])/1000)" office:value-type="float" office:value="525.042702317293">
            <text:p>525,04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81"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8" office:value-type="string">
            <text:p>K5(5)</text:p>
          </table:table-cell>
          <table:table-cell table:style-name="ce16"/>
          <table:table-cell table:style-name="ce16" office:value-type="string">
            <text:p>1-x-15768</text:p>
          </table:table-cell>
          <table:table-cell table:style-name="ce16" office:value-type="float" office:value="12">
            <text:p>12</text:p>
          </table:table-cell>
          <table:table-cell table:style-name="ce27" office:value-type="date" office:date-value="2017-02-12">
            <text:p>12.02.17</text:p>
          </table:table-cell>
          <table:table-cell table:style-name="ce36" office:value-type="time" office:time-value="PT02H03M28S">
            <text:p>02:03:28</text:p>
          </table:table-cell>
          <table:table-cell table:number-columns-repeated="2" table:style-name="ce16" office:value-type="float" office:value="1000.01">
            <text:p>1000,01</text:p>
          </table:table-cell>
          <table:table-cell table:style-name="ce16" office:value-type="float" office:value="864.819">
            <text:p>864,819</text:p>
          </table:table-cell>
          <table:table-cell table:number-columns-repeated="3" table:style-name="ce16" office:value-type="float" office:value="9">
            <text:p>9</text:p>
          </table:table-cell>
          <table:table-cell table:style-name="ce16"/>
          <table:table-cell table:style-name="ce54" table:formula="of:=[.G51]+([.$O$1]+[.$P$1]-[.F51]-[.E51])*24*(30*[.J51]*1.1^[.J51]+20)/1000" office:value-type="float" office:value="1012.44833211533">
            <text:p>1012,448</text:p>
          </table:table-cell>
          <table:table-cell table:style-name="ce60" table:formula="of:=[.H51]+([.$P$1]+[.$O$1]-[.F51]-[.E51])*24*(20*[.K51]*1.1^[.K51]+10)/1000" office:value-type="float" office:value="1008.23908066948">
            <text:p>1008,239</text:p>
          </table:table-cell>
          <table:table-cell table:style-name="ce66" table:formula="of:=[.I51]+([.$O$1]+[.$P$1]-[.F51]-[.E51])*24*(10*[.L51]*1.1^[.L51]*(1.28-0.002*[.M51])/1000)" office:value-type="float" office:value="869.964381406245">
            <text:p>869,964</text:p>
          </table:table-cell>
          <table:table-cell table:number-columns-repeated="2" table:style-name="ce16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8" office:value-type="string">
            <text:p>K5(5)</text:p>
          </table:table-cell>
          <table:table-cell table:style-name="ce16" office:value-type="string">
            <text:p>70 крем-а на орбите</text:p>
          </table:table-cell>
          <table:table-cell table:style-name="ce16" office:value-type="string">
            <text:p>1-x-15768</text:p>
          </table:table-cell>
          <table:table-cell table:style-name="ce16" office:value-type="float" office:value="11">
            <text:p>11</text:p>
          </table:table-cell>
          <table:table-cell table:style-name="ce28" office:value-type="date" office:date-value="2017-02-12">
            <text:p>12.02.17</text:p>
          </table:table-cell>
          <table:table-cell table:style-name="ce36" office:value-type="time" office:time-value="PT02H03M13S">
            <text:p>02:03:13</text:p>
          </table:table-cell>
          <table:table-cell table:style-name="ce16" office:value-type="float" office:value="1500.015">
            <text:p>1500,015</text:p>
          </table:table-cell>
          <table:table-cell table:style-name="ce16" office:value-type="float" office:value="722.524">
            <text:p>722,524</text:p>
          </table:table-cell>
          <table:table-cell table:style-name="ce16" office:value-type="float" office:value="574.638">
            <text:p>574,638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7">
            <text:p>7</text:p>
          </table:table-cell>
          <table:table-cell table:style-name="ce16"/>
          <table:table-cell table:style-name="ce54" table:formula="of:=[.G52]+([.$O$1]+[.$P$1]-[.F52]-[.E52])*24*(30*[.J52]*1.1^[.J52]+20)/1000" office:value-type="float" office:value="1510.14111190868">
            <text:p>1510,141</text:p>
          </table:table-cell>
          <table:table-cell table:style-name="ce60" table:formula="of:=[.H52]+([.$P$1]+[.$O$1]-[.F52]-[.E52])*24*(20*[.K52]*1.1^[.K52]+10)/1000" office:value-type="float" office:value="725.76479876583">
            <text:p>725,765</text:p>
          </table:table-cell>
          <table:table-cell table:style-name="ce66" table:formula="of:=[.I52]+([.$O$1]+[.$P$1]-[.F52]-[.E52])*24*(10*[.L52]*1.1^[.L52]*(1.28-0.002*[.M52])/1000)" office:value-type="float" office:value="577.946135220185">
            <text:p>577,946</text:p>
          </table:table-cell>
          <table:table-cell table:number-columns-repeated="2" table:style-name="ce16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8" office:value-type="string">
            <text:p>K5(5)</text:p>
          </table:table-cell>
          <table:table-cell table:style-name="ce16" office:value-type="string">
            <text:p>285 крем-а на орбите</text:p>
          </table:table-cell>
          <table:table-cell table:style-name="ce16" office:value-type="string">
            <text:p>1-x-15768</text:p>
          </table:table-cell>
          <table:table-cell table:style-name="ce16" office:value-type="float" office:value="10">
            <text:p>10</text:p>
          </table:table-cell>
          <table:table-cell table:style-name="ce22" office:value-type="date" office:date-value="2017-02-12">
            <text:p>12.02.17</text:p>
          </table:table-cell>
          <table:table-cell table:style-name="ce36" office:value-type="time" office:time-value="PT03H31M33S">
            <text:p>03:31:33</text:p>
          </table:table-cell>
          <table:table-cell table:style-name="ce16" office:value-type="float" office:value="750.008">
            <text:p>750,008</text:p>
          </table:table-cell>
          <table:table-cell table:style-name="ce16" office:value-type="float" office:value="1108.204">
            <text:p>1108,204</text:p>
          </table:table-cell>
          <table:table-cell table:style-name="ce16" office:value-type="float" office:value="607.638">
            <text:p>607,638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18">
            <text:p>18</text:p>
          </table:table-cell>
          <table:table-cell table:style-name="ce16"/>
          <table:table-cell table:style-name="ce54" table:formula="of:=[.G53]+([.$O$1]+[.$P$1]-[.F53]-[.E53])*24*(30*[.J53]*1.1^[.J53]+20)/1000" office:value-type="float" office:value="820.891956552098">
            <text:p>820,892</text:p>
          </table:table-cell>
          <table:table-cell table:style-name="ce60" table:formula="of:=[.H53]+([.$P$1]+[.$O$1]-[.F53]-[.E53])*24*(20*[.K53]*1.1^[.K53]+10)/1000" office:value-type="float" office:value="1148.98949897444">
            <text:p>1148,989</text:p>
          </table:table-cell>
          <table:table-cell table:style-name="ce66" table:formula="of:=[.I53]+([.$O$1]+[.$P$1]-[.F53]-[.E53])*24*(10*[.L53]*1.1^[.L53]*(1.28-0.002*[.M53])/1000)" office:value-type="float" office:value="630.02249398017">
            <text:p>630,02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81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8" office:value-type="string">
            <text:p>K5(5)</text:p>
          </table:table-cell>
          <table:table-cell table:style-name="ce16"/>
          <table:table-cell table:style-name="ce16" office:value-type="string">
            <text:p>1-x-15768</text:p>
          </table:table-cell>
          <table:table-cell table:style-name="ce16" office:value-type="float" office:value="9">
            <text:p>9</text:p>
          </table:table-cell>
          <table:table-cell table:style-name="ce22" office:value-type="date" office:date-value="2017-02-12">
            <text:p>12.02.17</text:p>
          </table:table-cell>
          <table:table-cell table:style-name="ce36" office:value-type="time" office:time-value="PT03H32M21S">
            <text:p>03:32:21</text:p>
          </table:table-cell>
          <table:table-cell table:number-columns-repeated="3" table:style-name="ce16" office:value-type="float" office:value="750.008">
            <text:p>750,008</text:p>
          </table:table-cell>
          <table:table-cell table:number-columns-repeated="3" table:style-name="ce16" office:value-type="float" office:value="20">
            <text:p>20</text:p>
          </table:table-cell>
          <table:table-cell table:style-name="ce16"/>
          <table:table-cell table:style-name="ce54" table:formula="of:=[.G54]+([.$O$1]+[.$P$1]-[.F54]-[.E54])*24*(30*[.J54]*1.1^[.J54]+20)/1000" office:value-type="float" office:value="820.837869885943">
            <text:p>820,838</text:p>
          </table:table-cell>
          <table:table-cell table:style-name="ce60" table:formula="of:=[.H54]+([.$P$1]+[.$O$1]-[.F54]-[.E54])*24*(20*[.K54]*1.1^[.K54]+10)/1000" office:value-type="float" office:value="797.169710479518">
            <text:p>797,170</text:p>
          </table:table-cell>
          <table:table-cell table:style-name="ce66" table:formula="of:=[.I54]+([.$O$1]+[.$P$1]-[.F54]-[.E54])*24*(10*[.L54]*1.1^[.L54]*(1.28-0.002*[.M54])/1000)" office:value-type="float" office:value="780.079745373558">
            <text:p>780,080</text:p>
          </table:table-cell>
          <table:table-cell table:number-columns-repeated="2" table:style-name="ce16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8" office:value-type="string">
            <text:p>K5(5)</text:p>
          </table:table-cell>
          <table:table-cell table:style-name="ce16"/>
          <table:table-cell table:style-name="ce16" office:value-type="string">
            <text:p>1-x-15768</text:p>
          </table:table-cell>
          <table:table-cell table:style-name="ce16" office:value-type="float" office:value="8">
            <text:p>8</text:p>
          </table:table-cell>
          <table:table-cell table:style-name="ce22" office:value-type="date" office:date-value="2017-02-12">
            <text:p>12.02.17</text:p>
          </table:table-cell>
          <table:table-cell table:style-name="ce36" office:value-type="time" office:time-value="PT07H32M07S">
            <text:p>07:32:07</text:p>
          </table:table-cell>
          <table:table-cell table:number-columns-repeated="3" table:style-name="ce16" office:value-type="float" office:value="750.008">
            <text:p>750,008</text:p>
          </table:table-cell>
          <table:table-cell table:style-name="ce16" office:value-type="float" office:value="20">
            <text:p>20</text:p>
          </table:table-cell>
          <table:table-cell table:style-name="ce16" office:value-type="float" office:value="19">
            <text:p>19</text:p>
          </table:table-cell>
          <table:table-cell table:style-name="ce16" office:value-type="float" office:value="20">
            <text:p>20</text:p>
          </table:table-cell>
          <table:table-cell table:style-name="ce16"/>
          <table:table-cell table:style-name="ce54" table:formula="of:=[.G55]+([.$O$1]+[.$P$1]-[.F55]-[.E55])*24*(30*[.J55]*1.1^[.J55]+20)/1000" office:value-type="float" office:value="804.627645284895">
            <text:p>804,628</text:p>
          </table:table-cell>
          <table:table-cell table:style-name="ce60" table:formula="of:=[.H55]+([.$P$1]+[.$O$1]-[.F55]-[.E55])*24*(20*[.K55]*1.1^[.K55]+10)/1000" office:value-type="float" office:value="781.435273463694">
            <text:p>781,435</text:p>
          </table:table-cell>
          <table:table-cell table:style-name="ce66" table:formula="of:=[.I55]+([.$O$1]+[.$P$1]-[.F55]-[.E55])*24*(10*[.L55]*1.1^[.L55]*(1.28-0.002*[.M55])/1000)" office:value-type="float" office:value="773.197483025259">
            <text:p>773,197</text:p>
          </table:table-cell>
          <table:table-cell table:number-columns-repeated="2" table:style-name="ce16" office:value-type="float" office:value="1">
            <text:p>1</text:p>
          </table:table-cell>
          <table:table-cell table:style-name="ce81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8" office:value-type="string">
            <text:p>K5(5)</text:p>
          </table:table-cell>
          <table:table-cell table:style-name="ce16" office:value-type="string">
            <text:p>Universum (630) скрыт</text:p>
          </table:table-cell>
          <table:table-cell table:style-name="ce16" office:value-type="string">
            <text:p>1-x-15768</text:p>
          </table:table-cell>
          <table:table-cell table:style-name="ce16" office:value-type="float" office:value="7">
            <text:p>7</text:p>
          </table:table-cell>
          <table:table-cell table:style-name="ce28" office:value-type="date" office:date-value="2017-02-12">
            <text:p>12.02.17</text:p>
          </table:table-cell>
          <table:table-cell table:style-name="ce36" office:value-type="time" office:time-value="PT02H02M24S">
            <text:p>02:02:24</text:p>
          </table:table-cell>
          <table:table-cell table:style-name="ce16" office:value-type="float" office:value="2367.453">
            <text:p>2367,453</text:p>
          </table:table-cell>
          <table:table-cell table:style-name="ce16" office:value-type="float" office:value="1576.156">
            <text:p>1576,156</text:p>
          </table:table-cell>
          <table:table-cell table:style-name="ce16" office:value-type="float" office:value="648.644">
            <text:p>648,644</text:p>
          </table:table-cell>
          <table:table-cell table:number-columns-repeated="4" table:style-name="ce16"/>
          <table:table-cell table:style-name="ce54" table:formula="of:=[.G56]+([.$O$1]+[.$P$1]-[.F56]-[.E56])*24*(30*[.J56]*1.1^[.J56]+20)/1000" office:value-type="float" office:value="2367.8322">
            <text:p>2367,832</text:p>
          </table:table-cell>
          <table:table-cell table:style-name="ce60" table:formula="of:=[.H56]+([.$P$1]+[.$O$1]-[.F56]-[.E56])*24*(20*[.K56]*1.1^[.K56]+10)/1000" office:value-type="float" office:value="1576.3456">
            <text:p>1576,346</text:p>
          </table:table-cell>
          <table:table-cell table:style-name="ce66" table:formula="of:=[.I56]+([.$O$1]+[.$P$1]-[.F56]-[.E56])*24*(10*[.L56]*1.1^[.L56]*(1.28-0.002*[.M56])/1000)" office:value-type="float" office:value="648.644">
            <text:p>648,644</text:p>
          </table:table-cell>
          <table:table-cell table:style-name="ce45" office:value-type="float" office:value="3">
            <text:p>3</text:p>
          </table:table-cell>
          <table:table-cell table:style-name="ce45" office:value-type="float" office:value="2">
            <text:p>2</text:p>
          </table:table-cell>
          <table:table-cell table:style-name="ce72"/>
          <table:table-cell table:number-columns-repeated="5"/>
        </table:table-row>
        <table:table-row table:style-name="ro3">
          <table:table-cell table:style-name="ce8" office:value-type="string">
            <text:p>K5(5)</text:p>
          </table:table-cell>
          <table:table-cell table:style-name="ce16"/>
          <table:table-cell table:style-name="ce16" office:value-type="string">
            <text:p>1-x-15768</text:p>
          </table:table-cell>
          <table:table-cell table:style-name="ce16" office:value-type="float" office:value="6">
            <text:p>6</text:p>
          </table:table-cell>
          <table:table-cell table:style-name="ce22" office:value-type="date" office:date-value="2017-02-12">
            <text:p>12.02.17</text:p>
          </table:table-cell>
          <table:table-cell table:style-name="ce36" office:value-type="time" office:time-value="PT07H31M37S">
            <text:p>07:31:37</text:p>
          </table:table-cell>
          <table:table-cell table:number-columns-repeated="3" table:style-name="ce16" office:value-type="float" office:value="500.005">
            <text:p>500,005</text:p>
          </table:table-cell>
          <table:table-cell table:style-name="ce16" office:value-type="float" office:value="22">
            <text:p>22</text:p>
          </table:table-cell>
          <table:table-cell table:number-columns-repeated="2" table:style-name="ce16" office:value-type="float" office:value="20">
            <text:p>20</text:p>
          </table:table-cell>
          <table:table-cell table:style-name="ce16"/>
          <table:table-cell table:style-name="ce54" table:formula="of:=[.G57]+([.$O$1]+[.$P$1]-[.F57]-[.E57])*24*(30*[.J57]*1.1^[.J57]+20)/1000" office:value-type="float" office:value="572.65954959206">
            <text:p>572,660</text:p>
          </table:table-cell>
          <table:table-cell table:style-name="ce60" table:formula="of:=[.H57]+([.$P$1]+[.$O$1]-[.F57]-[.E57])*24*(20*[.K57]*1.1^[.K57]+10)/1000" office:value-type="float" office:value="536.395722782427">
            <text:p>536,396</text:p>
          </table:table-cell>
          <table:table-cell table:style-name="ce66" table:formula="of:=[.I57]+([.$O$1]+[.$P$1]-[.F57]-[.E57])*24*(10*[.L57]*1.1^[.L57]*(1.28-0.002*[.M57])/1000)" office:value-type="float" office:value="523.208835025198">
            <text:p>523,209</text:p>
          </table:table-cell>
          <table:table-cell table:number-columns-repeated="2" table:style-name="ce16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8" office:value-type="string">
            <text:p>K5(5)</text:p>
          </table:table-cell>
          <table:table-cell table:style-name="ce16"/>
          <table:table-cell table:style-name="ce16" office:value-type="string">
            <text:p>1-x-15768</text:p>
          </table:table-cell>
          <table:table-cell table:style-name="ce16" office:value-type="float" office:value="4">
            <text:p>4</text:p>
          </table:table-cell>
          <table:table-cell table:style-name="ce28" office:value-type="date" office:date-value="2017-02-12">
            <text:p>12.02.17</text:p>
          </table:table-cell>
          <table:table-cell table:style-name="ce36" office:value-type="time" office:time-value="PT02H02M02S">
            <text:p>02:02:02</text:p>
          </table:table-cell>
          <table:table-cell table:style-name="ce16" office:value-type="float" office:value="181.205">
            <text:p>181,205</text:p>
          </table:table-cell>
          <table:table-cell table:style-name="ce16" office:value-type="float" office:value="90.602">
            <text:p>90,602</text:p>
          </table:table-cell>
          <table:table-cell table:number-columns-repeated="4" table:style-name="ce16" office:value-type="float" office:value="0">
            <text:p>0</text:p>
          </table:table-cell>
          <table:table-cell table:style-name="ce16"/>
          <table:table-cell table:style-name="ce54" table:formula="of:=[.G58]+([.$O$1]+[.$P$1]-[.F58]-[.E58])*24*(30*[.J58]*1.1^[.J58]+20)/1000" office:value-type="float" office:value="181.584322222223">
            <text:p>181,584</text:p>
          </table:table-cell>
          <table:table-cell table:style-name="ce60" table:formula="of:=[.H58]+([.$P$1]+[.$O$1]-[.F58]-[.E58])*24*(20*[.K58]*1.1^[.K58]+10)/1000" office:value-type="float" office:value="90.7916611111116">
            <text:p>90,792</text:p>
          </table:table-cell>
          <table:table-cell table:style-name="ce66" table:formula="of:=[.I58]+([.$O$1]+[.$P$1]-[.F58]-[.E58])*24*(10*[.L58]*1.1^[.L58]*(1.28-0.002*[.M58])/1000)" office:value-type="float" office:value="0">
            <text:p>0,000</text:p>
          </table:table-cell>
          <table:table-cell table:number-columns-repeated="2" table:style-name="ce16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8" office:value-type="string">
            <text:p>K5(5)</text:p>
          </table:table-cell>
          <table:table-cell table:style-name="ce16"/>
          <table:table-cell table:style-name="ce16" office:value-type="string">
            <text:p>1-x-15768</text:p>
          </table:table-cell>
          <table:table-cell table:style-name="ce16" office:value-type="float" office:value="2">
            <text:p>2</text:p>
          </table:table-cell>
          <table:table-cell table:style-name="ce22" office:value-type="date" office:date-value="2017-02-12">
            <text:p>12.02.17</text:p>
          </table:table-cell>
          <table:table-cell table:style-name="ce36" office:value-type="time" office:time-value="PT11H33M02S">
            <text:p>11:33:02</text:p>
          </table:table-cell>
          <table:table-cell table:number-columns-repeated="3" table:style-name="ce16" office:value-type="float" office:value="500.005">
            <text:p>500,005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style-name="ce16"/>
          <table:table-cell table:style-name="ce54" table:formula="of:=[.G59]+([.$O$1]+[.$P$1]-[.F59]-[.E59])*24*(30*[.J59]*1.1^[.J59]+20)/1000" office:value-type="float" office:value="515.265373700766">
            <text:p>515,265</text:p>
          </table:table-cell>
          <table:table-cell table:style-name="ce60" table:formula="of:=[.H59]+([.$P$1]+[.$O$1]-[.F59]-[.E59])*24*(20*[.K59]*1.1^[.K59]+10)/1000" office:value-type="float" office:value="508.581226156756">
            <text:p>508,581</text:p>
          </table:table-cell>
          <table:table-cell table:style-name="ce66" table:formula="of:=[.I59]+([.$O$1]+[.$P$1]-[.F59]-[.E59])*24*(10*[.L59]*1.1^[.L59]*(1.28-0.002*[.M59])/1000)" office:value-type="float" office:value="506.435457519735">
            <text:p>506,435</text:p>
          </table:table-cell>
          <table:table-cell table:number-columns-repeated="2" table:style-name="ce16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9" office:value-type="string">
            <text:p>K5(5)</text:p>
          </table:table-cell>
          <table:table-cell table:style-name="ce17"/>
          <table:table-cell table:style-name="ce17" office:value-type="string">
            <text:p>1-x-15768</text:p>
          </table:table-cell>
          <table:table-cell table:style-name="ce17" office:value-type="float" office:value="1">
            <text:p>1</text:p>
          </table:table-cell>
          <table:table-cell table:style-name="ce29" office:value-type="date" office:date-value="2017-02-12">
            <text:p>12.02.17</text:p>
          </table:table-cell>
          <table:table-cell table:style-name="ce37" office:value-type="time" office:time-value="PT02H01M40S">
            <text:p>02:01:40</text:p>
          </table:table-cell>
          <table:table-cell table:number-columns-repeated="2" table:style-name="ce17" office:value-type="float" office:value="1000.01">
            <text:p>1000,01</text:p>
          </table:table-cell>
          <table:table-cell table:style-name="ce17" office:value-type="float" office:value="728.736">
            <text:p>728,736</text:p>
          </table:table-cell>
          <table:table-cell table:style-name="ce17" office:value-type="float" office:value="17">
            <text:p>17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14">
            <text:p>14</text:p>
          </table:table-cell>
          <table:table-cell table:style-name="ce17"/>
          <table:table-cell table:style-name="ce54" table:formula="of:=[.G60]+([.$O$1]+[.$P$1]-[.F60]-[.E60])*24*(30*[.J60]*1.1^[.J60]+20)/1000" office:value-type="float" office:value="1049.29565651054">
            <text:p>1049,296</text:p>
          </table:table-cell>
          <table:table-cell table:style-name="ce60" table:formula="of:=[.H60]+([.$P$1]+[.$O$1]-[.F60]-[.E60])*24*(20*[.K60]*1.1^[.K60]+10)/1000" office:value-type="float" office:value="1017.22900895152">
            <text:p>1017,229</text:p>
          </table:table-cell>
          <table:table-cell table:style-name="ce66" table:formula="of:=[.I60]+([.$O$1]+[.$P$1]-[.F60]-[.E60])*24*(10*[.L60]*1.1^[.L60]*(1.28-0.002*[.M60])/1000)" office:value-type="float" office:value="741.646819231072">
            <text:p>741,647</text:p>
          </table:table-cell>
          <table:table-cell table:number-columns-repeated="2" table:style-name="ce17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4" office:value-type="string">
            <text:p>K71(2)</text:p>
          </table:table-cell>
          <table:table-cell table:style-name="ce13" office:value-type="string">
            <text:p>скрыт, особо опасен</text:p>
          </table:table-cell>
          <table:table-cell table:style-name="ce13" office:value-type="string">
            <text:p>1-x-3146</text:p>
          </table:table-cell>
          <table:table-cell table:style-name="ce13" office:value-type="float" office:value="14">
            <text:p>14</text:p>
          </table:table-cell>
          <table:table-cell table:style-name="ce18" office:value-type="date" office:date-value="2017-02-12">
            <text:p>12.02.17</text:p>
          </table:table-cell>
          <table:table-cell table:style-name="ce32" office:value-type="time" office:time-value="PT06H53M00S">
            <text:p>06:53:00</text:p>
          </table:table-cell>
          <table:table-cell table:style-name="ce13" office:value-type="float" office:value="787.573">
            <text:p>787,573</text:p>
          </table:table-cell>
          <table:table-cell table:style-name="ce13" office:value-type="float" office:value="323.543">
            <text:p>323,543</text:p>
          </table:table-cell>
          <table:table-cell table:style-name="ce13" office:value-type="float" office:value="603.324">
            <text:p>603,324</text:p>
          </table:table-cell>
          <table:table-cell table:number-columns-repeated="4" table:style-name="ce13"/>
          <table:table-cell table:style-name="ce53" table:formula="of:=[.G61]+([.$O$1]+[.$P$1]-[.F61]-[.E61])*24*(30*[.J61]*1.1^[.J61]+20)/1000" office:value-type="float" office:value="787.855333333332">
            <text:p>787,855</text:p>
          </table:table-cell>
          <table:table-cell table:style-name="ce59" table:formula="of:=[.H61]+([.$P$1]+[.$O$1]-[.F61]-[.E61])*24*(20*[.K61]*1.1^[.K61]+10)/1000" office:value-type="float" office:value="323.684166666666">
            <text:p>323,684</text:p>
          </table:table-cell>
          <table:table-cell table:style-name="ce65" table:formula="of:=[.I61]+([.$O$1]+[.$P$1]-[.F61]-[.E61])*24*(10*[.L61]*1.1^[.L61]*(1.28-0.002*[.M61])/1000)" office:value-type="float" office:value="603.324">
            <text:p>603,324</text:p>
          </table:table-cell>
          <table:table-cell table:style-name="ce13" table:number-columns-repeated="2"/>
          <table:table-cell table:style-name="ce75"/>
          <table:table-cell table:number-columns-repeated="5"/>
        </table:table-row>
        <table:table-row table:style-name="ro3">
          <table:table-cell office:value-type="string">
            <text:p>K71(2)</text:p>
          </table:table-cell>
          <table:table-cell table:style-name="Default"/>
          <table:table-cell office:value-type="string">
            <text:p>1-x-3146</text:p>
          </table:table-cell>
          <table:table-cell office:value-type="float" office:value="13">
            <text:p>13</text:p>
          </table:table-cell>
          <table:table-cell table:style-name="ce27" office:value-type="date" office:date-value="2017-02-12">
            <text:p>12.02.17</text:p>
          </table:table-cell>
          <table:table-cell office:value-type="time" office:time-value="PT06H52M49S">
            <text:p>06:52:49</text:p>
          </table:table-cell>
          <table:table-cell office:value-type="float" office:value="5136.592">
            <text:p>5136,592</text:p>
          </table:table-cell>
          <table:table-cell office:value-type="float" office:value="1623.664">
            <text:p>1623,664</text:p>
          </table:table-cell>
          <table:table-cell office:value-type="float" office:value="824.021">
            <text:p>824,021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/>
          <table:table-cell table:style-name="ce54" table:formula="of:=[.G62]+([.$O$1]+[.$P$1]-[.F62]-[.E62])*24*(30*[.J62]*1.1^[.J62]+20)/1000" office:value-type="float" office:value="5307.91555056229">
            <text:p>5307,916</text:p>
          </table:table-cell>
          <table:table-cell table:style-name="ce60" table:formula="of:=[.H62]+([.$P$1]+[.$O$1]-[.F62]-[.E62])*24*(20*[.K62]*1.1^[.K62]+10)/1000" office:value-type="float" office:value="1681.96403822098">
            <text:p>1681,964</text:p>
          </table:table-cell>
          <table:table-cell table:style-name="ce66" table:formula="of:=[.I62]+([.$O$1]+[.$P$1]-[.F62]-[.E62])*24*(10*[.L62]*1.1^[.L62]*(1.28-0.002*[.M62])/1000)" office:value-type="float" office:value="852.1077705003">
            <text:p>852,10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1" office:value-type="float" office:value="2">
            <text:p>2</text:p>
          </table:table-cell>
          <table:table-cell table:number-columns-repeated="5"/>
        </table:table-row>
        <table:table-row table:style-name="ro3">
          <table:table-cell office:value-type="string">
            <text:p>K71(2)</text:p>
          </table:table-cell>
          <table:table-cell table:style-name="Default" office:value-type="string">
            <text:p>скрыт</text:p>
          </table:table-cell>
          <table:table-cell office:value-type="string">
            <text:p>1-x-3146</text:p>
          </table:table-cell>
          <table:table-cell office:value-type="float" office:value="12">
            <text:p>12</text:p>
          </table:table-cell>
          <table:table-cell office:value-type="date" office:date-value="2017-02-12">
            <text:p>12.02.17</text:p>
          </table:table-cell>
          <table:table-cell office:value-type="time" office:time-value="PT06H52M30S">
            <text:p>06:52:30</text:p>
          </table:table-cell>
          <table:table-cell office:value-type="float" office:value="735.296">
            <text:p>735,296</text:p>
          </table:table-cell>
          <table:table-cell office:value-type="float" office:value="706.337">
            <text:p>706,337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54" table:formula="of:=[.G63]+([.$O$1]+[.$P$1]-[.F63]-[.E63])*24*(30*[.J63]*1.1^[.J63]+20)/1000" office:value-type="float" office:value="735.578499999999">
            <text:p>735,578</text:p>
          </table:table-cell>
          <table:table-cell table:style-name="ce60" table:formula="of:=[.H63]+([.$P$1]+[.$O$1]-[.F63]-[.E63])*24*(20*[.K63]*1.1^[.K63]+10)/1000" office:value-type="float" office:value="706.478249999999">
            <text:p>706,478</text:p>
          </table:table-cell>
          <table:table-cell table:style-name="ce66" table:formula="of:=[.I63]+([.$O$1]+[.$P$1]-[.F63]-[.E63])*24*(10*[.L63]*1.1^[.L63]*(1.28-0.002*[.M63])/1000)" office:value-type="float" office:value="0">
            <text:p>0,000</text:p>
          </table:table-cell>
          <table:table-cell table:number-columns-repeated="2"/>
          <table:table-cell table:style-name="ce71"/>
          <table:table-cell table:number-columns-repeated="5"/>
        </table:table-row>
        <table:table-row table:style-name="ro3">
          <table:table-cell office:value-type="string">
            <text:p>K71(2)</text:p>
          </table:table-cell>
          <table:table-cell table:style-name="Default" office:value-type="string">
            <text:p>140 РБ, 5 ИЛ, скрыт, на орбите 431крем-а</text:p>
          </table:table-cell>
          <table:table-cell office:value-type="string">
            <text:p>1-x-3146</text:p>
          </table:table-cell>
          <table:table-cell office:value-type="float" office:value="11">
            <text:p>11</text:p>
          </table:table-cell>
          <table:table-cell office:value-type="date" office:date-value="2017-02-12">
            <text:p>12.02.17</text:p>
          </table:table-cell>
          <table:table-cell office:value-type="time" office:time-value="PT06H52M20S">
            <text:p>06:52:20</text:p>
          </table:table-cell>
          <table:table-cell office:value-type="float" office:value="5062.55">
            <text:p>5062,55</text:p>
          </table:table-cell>
          <table:table-cell office:value-type="float" office:value="3375.033">
            <text:p>3375,033</text:p>
          </table:table-cell>
          <table:table-cell office:value-type="float" office:value="1000.01">
            <text:p>1000,01</text:p>
          </table:table-cell>
          <table:table-cell table:number-columns-repeated="4"/>
          <table:table-cell table:style-name="ce54" table:formula="of:=[.G64]+([.$O$1]+[.$P$1]-[.F64]-[.E64])*24*(30*[.J64]*1.1^[.J64]+20)/1000" office:value-type="float" office:value="5062.83255555556">
            <text:p>5062,833</text:p>
          </table:table-cell>
          <table:table-cell table:style-name="ce60" table:formula="of:=[.H64]+([.$P$1]+[.$O$1]-[.F64]-[.E64])*24*(20*[.K64]*1.1^[.K64]+10)/1000" office:value-type="float" office:value="3375.17427777778">
            <text:p>3375,174</text:p>
          </table:table-cell>
          <table:table-cell table:style-name="ce66" table:formula="of:=[.I64]+([.$O$1]+[.$P$1]-[.F64]-[.E64])*24*(10*[.L64]*1.1^[.L64]*(1.28-0.002*[.M64])/1000)" office:value-type="float" office:value="1000.01">
            <text:p>1000,010</text:p>
          </table:table-cell>
          <table:table-cell table:style-name="ce46" office:value-type="float" office:value="4">
            <text:p>4</text:p>
          </table:table-cell>
          <table:table-cell table:style-name="ce46" office:value-type="float" office:value="3">
            <text:p>3</text:p>
          </table:table-cell>
          <table:table-cell table:style-name="ce76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K71(2)</text:p>
          </table:table-cell>
          <table:table-cell table:style-name="Default"/>
          <table:table-cell office:value-type="string">
            <text:p>1-x-3146</text:p>
          </table:table-cell>
          <table:table-cell office:value-type="float" office:value="10">
            <text:p>10</text:p>
          </table:table-cell>
          <table:table-cell office:value-type="date" office:date-value="2017-02-12">
            <text:p>12.02.17</text:p>
          </table:table-cell>
          <table:table-cell office:value-type="time" office:time-value="PT06H52M09S">
            <text:p>06:52:09</text:p>
          </table:table-cell>
          <table:table-cell office:value-type="float" office:value="1000.01">
            <text:p>1000,01</text:p>
          </table:table-cell>
          <table:table-cell office:value-type="float" office:value="736.287">
            <text:p>736,28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54" table:formula="of:=[.G65]+([.$O$1]+[.$P$1]-[.F65]-[.E65])*24*(30*[.J65]*1.1^[.J65]+20)/1000" office:value-type="float" office:value="1000.75893416667">
            <text:p>1000,759</text:p>
          </table:table-cell>
          <table:table-cell table:style-name="ce60" table:formula="of:=[.H65]+([.$P$1]+[.$O$1]-[.F65]-[.E65])*24*(20*[.K65]*1.1^[.K65]+10)/1000" office:value-type="float" office:value="736.428308333334">
            <text:p>736,428</text:p>
          </table:table-cell>
          <table:table-cell table:style-name="ce66" table:formula="of:=[.I65]+([.$O$1]+[.$P$1]-[.F65]-[.E65])*24*(10*[.L65]*1.1^[.L65]*(1.28-0.002*[.M65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K71(2)</text:p>
          </table:table-cell>
          <table:table-cell table:style-name="Default"/>
          <table:table-cell office:value-type="string">
            <text:p>1-x-3146</text:p>
          </table:table-cell>
          <table:table-cell office:value-type="float" office:value="9">
            <text:p>9</text:p>
          </table:table-cell>
          <table:table-cell office:value-type="date" office:date-value="2017-02-12">
            <text:p>12.02.17</text:p>
          </table:table-cell>
          <table:table-cell office:value-type="time" office:time-value="PT06H51M48S">
            <text:p>06:51:48</text:p>
          </table:table-cell>
          <table:table-cell office:value-type="float" office:value="814.932">
            <text:p>814,932</text:p>
          </table:table-cell>
          <table:table-cell office:value-type="float" office:value="840.271">
            <text:p>840,271</text:p>
          </table:table-cell>
          <table:table-cell office:value-type="float" office:value="612.22">
            <text:p>612,2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table:style-name="ce54" table:formula="of:=[.G66]+([.$O$1]+[.$P$1]-[.F66]-[.E66])*24*(30*[.J66]*1.1^[.J66]+20)/1000" office:value-type="float" office:value="818.629819788346">
            <text:p>818,630</text:p>
          </table:table-cell>
          <table:table-cell table:style-name="ce60" table:formula="of:=[.H66]+([.$P$1]+[.$O$1]-[.F66]-[.E66])*24*(20*[.K66]*1.1^[.K66]+10)/1000" office:value-type="float" office:value="844.269137636527">
            <text:p>844,269</text:p>
          </table:table-cell>
          <table:table-cell table:style-name="ce66" table:formula="of:=[.I66]+([.$O$1]+[.$P$1]-[.F66]-[.E66])*24*(10*[.L66]*1.1^[.L66]*(1.28-0.002*[.M66])/1000)" office:value-type="float" office:value="613.677103554139">
            <text:p>613,677</text:p>
          </table:table-cell>
          <table:table-cell table:number-columns-repeated="2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K71(2)</text:p>
          </table:table-cell>
          <table:table-cell table:style-name="Default" office:value-type="string">
            <text:p>особо опасен</text:p>
          </table:table-cell>
          <table:table-cell office:value-type="string">
            <text:p>1-x-3146</text:p>
          </table:table-cell>
          <table:table-cell office:value-type="float" office:value="8">
            <text:p>8</text:p>
          </table:table-cell>
          <table:table-cell office:value-type="date" office:date-value="2017-02-12">
            <text:p>12.02.17</text:p>
          </table:table-cell>
          <table:table-cell office:value-type="time" office:time-value="PT06H51M26S">
            <text:p>06:51:26</text:p>
          </table:table-cell>
          <table:table-cell office:value-type="float" office:value="1000.01">
            <text:p>1000,01</text:p>
          </table:table-cell>
          <table:table-cell office:value-type="float" office:value="774.299">
            <text:p>774,299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54" table:formula="of:=[.G67]+([.$O$1]+[.$P$1]-[.F67]-[.E67])*24*(30*[.J67]*1.1^[.J67]+20)/1000" office:value-type="float" office:value="1000.29285555556">
            <text:p>1000,293</text:p>
          </table:table-cell>
          <table:table-cell table:style-name="ce60" table:formula="of:=[.H67]+([.$P$1]+[.$O$1]-[.F67]-[.E67])*24*(20*[.K67]*1.1^[.K67]+10)/1000" office:value-type="float" office:value="774.440427777779">
            <text:p>774,440</text:p>
          </table:table-cell>
          <table:table-cell table:style-name="ce66" table:formula="of:=[.I67]+([.$O$1]+[.$P$1]-[.F67]-[.E67])*24*(10*[.L67]*1.1^[.L67]*(1.28-0.002*[.M67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K71(2)</text:p>
          </table:table-cell>
          <table:table-cell table:style-name="Default"/>
          <table:table-cell office:value-type="string">
            <text:p>1-x-3146</text:p>
          </table:table-cell>
          <table:table-cell office:value-type="float" office:value="7">
            <text:p>7</text:p>
          </table:table-cell>
          <table:table-cell table:style-name="ce22" office:value-type="date" office:date-value="2017-02-12">
            <text:p>12.02.17</text:p>
          </table:table-cell>
          <table:table-cell office:value-type="time" office:time-value="PT08H34M56S">
            <text:p>08:34:56</text:p>
          </table:table-cell>
          <table:table-cell table:number-columns-repeated="2" office:value-type="float" office:value="500.005">
            <text:p>500,005</text:p>
          </table:table-cell>
          <table:table-cell office:value-type="float" office:value="345.462">
            <text:p>345,46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table:style-name="ce54" table:formula="of:=[.G68]+([.$O$1]+[.$P$1]-[.F68]-[.E68])*24*(30*[.J68]*1.1^[.J68]+20)/1000" office:value-type="float" office:value="508.159082573971">
            <text:p>508,159</text:p>
          </table:table-cell>
          <table:table-cell table:style-name="ce60" table:formula="of:=[.H68]+([.$P$1]+[.$O$1]-[.F68]-[.E68])*24*(20*[.K68]*1.1^[.K68]+10)/1000" office:value-type="float" office:value="506.570881274264">
            <text:p>506,571</text:p>
          </table:table-cell>
          <table:table-cell table:style-name="ce66" table:formula="of:=[.I68]+([.$O$1]+[.$P$1]-[.F68]-[.E68])*24*(10*[.L68]*1.1^[.L68]*(1.28-0.002*[.M68])/1000)" office:value-type="float" office:value="348.187745611736">
            <text:p>348,188</text:p>
          </table:table-cell>
          <table:table-cell table:number-columns-repeated="2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K71(2)</text:p>
          </table:table-cell>
          <table:table-cell table:style-name="Default"/>
          <table:table-cell office:value-type="string">
            <text:p>1-x-3146</text:p>
          </table:table-cell>
          <table:table-cell office:value-type="float" office:value="6">
            <text:p>6</text:p>
          </table:table-cell>
          <table:table-cell table:style-name="ce22" office:value-type="date" office:date-value="2017-02-12">
            <text:p>12.02.17</text:p>
          </table:table-cell>
          <table:table-cell office:value-type="time" office:time-value="PT08H35M00S">
            <text:p>08:35:00</text:p>
          </table:table-cell>
          <table:table-cell office:value-type="float" office:value="500.005">
            <text:p>500,005</text:p>
          </table:table-cell>
          <table:table-cell office:value-type="float" office:value="462.672">
            <text:p>462,672</text:p>
          </table:table-cell>
          <table:table-cell office:value-type="float" office:value="352.712">
            <text:p>352,712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table:style-name="ce54" table:formula="of:=[.G69]+([.$O$1]+[.$P$1]-[.F69]-[.E69])*24*(30*[.J69]*1.1^[.J69]+20)/1000" office:value-type="float" office:value="506.641227987113">
            <text:p>506,641</text:p>
          </table:table-cell>
          <table:table-cell table:style-name="ce60" table:formula="of:=[.H69]+([.$P$1]+[.$O$1]-[.F69]-[.E69])*24*(20*[.K69]*1.1^[.K69]+10)/1000" office:value-type="float" office:value="467.05476310252">
            <text:p>467,055</text:p>
          </table:table-cell>
          <table:table-cell table:style-name="ce66" table:formula="of:=[.I69]+([.$O$1]+[.$P$1]-[.F69]-[.E69])*24*(10*[.L69]*1.1^[.L69]*(1.28-0.002*[.M69])/1000)" office:value-type="float" office:value="354.88001273098">
            <text:p>354,880</text:p>
          </table:table-cell>
          <table:table-cell table:number-columns-repeated="2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K71(2)</text:p>
          </table:table-cell>
          <table:table-cell table:style-name="Default" office:value-type="string">
            <text:p>скрыт, на орбите 76крем-а</text:p>
          </table:table-cell>
          <table:table-cell office:value-type="string">
            <text:p>1-x-3146</text:p>
          </table:table-cell>
          <table:table-cell office:value-type="float" office:value="5">
            <text:p>5</text:p>
          </table:table-cell>
          <table:table-cell office:value-type="date" office:date-value="2017-02-12">
            <text:p>12.02.17</text:p>
          </table:table-cell>
          <table:table-cell office:value-type="time" office:time-value="PT06H50M16S">
            <text:p>06:50:16</text:p>
          </table:table-cell>
          <table:table-cell table:number-columns-repeated="3" office:value-type="float" office:value="1500.015">
            <text:p>1500,015</text:p>
          </table:table-cell>
          <table:table-cell table:number-columns-repeated="4"/>
          <table:table-cell table:style-name="ce54" table:formula="of:=[.G70]+([.$O$1]+[.$P$1]-[.F70]-[.E70])*24*(30*[.J70]*1.1^[.J70]+20)/1000" office:value-type="float" office:value="1500.29824444445">
            <text:p>1500,298</text:p>
          </table:table-cell>
          <table:table-cell table:style-name="ce60" table:formula="of:=[.H70]+([.$P$1]+[.$O$1]-[.F70]-[.E70])*24*(20*[.K70]*1.1^[.K70]+10)/1000" office:value-type="float" office:value="1500.15662222222">
            <text:p>1500,157</text:p>
          </table:table-cell>
          <table:table-cell table:style-name="ce66" table:formula="of:=[.I70]+([.$O$1]+[.$P$1]-[.F70]-[.E70])*24*(10*[.L70]*1.1^[.L70]*(1.28-0.002*[.M70])/1000)" office:value-type="float" office:value="1500.015">
            <text:p>1500,015</text:p>
          </table:table-cell>
          <table:table-cell table:number-columns-repeated="2" table:style-name="ce46" office:value-type="float" office:value="1">
            <text:p>1</text:p>
          </table:table-cell>
          <table:table-cell table:style-name="ce76" office:value-type="float" office:value="1">
            <text:p>1</text:p>
          </table:table-cell>
          <table:table-cell table:number-columns-repeated="5"/>
        </table:table-row>
        <table:table-row table:style-name="ro3">
          <table:table-cell office:value-type="string">
            <text:p>K71(2)</text:p>
          </table:table-cell>
          <table:table-cell table:style-name="Default"/>
          <table:table-cell office:value-type="string">
            <text:p>1-x-3146</text:p>
          </table:table-cell>
          <table:table-cell office:value-type="float" office:value="4">
            <text:p>4</text:p>
          </table:table-cell>
          <table:table-cell office:value-type="date" office:date-value="2017-02-12">
            <text:p>12.02.17</text:p>
          </table:table-cell>
          <table:table-cell office:value-type="time" office:time-value="PT06H50M04S">
            <text:p>06:50:04</text:p>
          </table:table-cell>
          <table:table-cell office:value-type="float" office:value="1000.01">
            <text:p>1000,01</text:p>
          </table:table-cell>
          <table:table-cell office:value-type="float" office:value="780.593">
            <text:p>780,593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54" table:formula="of:=[.G71]+([.$O$1]+[.$P$1]-[.F71]-[.E71])*24*(30*[.J71]*1.1^[.J71]+20)/1000" office:value-type="float" office:value="1000.29331111111">
            <text:p>1000,293</text:p>
          </table:table-cell>
          <table:table-cell table:style-name="ce60" table:formula="of:=[.H71]+([.$P$1]+[.$O$1]-[.F71]-[.E71])*24*(20*[.K71]*1.1^[.K71]+10)/1000" office:value-type="float" office:value="780.734655555556">
            <text:p>780,735</text:p>
          </table:table-cell>
          <table:table-cell table:style-name="ce66" table:formula="of:=[.I71]+([.$O$1]+[.$P$1]-[.F71]-[.E71])*24*(10*[.L71]*1.1^[.L71]*(1.28-0.002*[.M71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K71(2)</text:p>
          </table:table-cell>
          <table:table-cell table:style-name="Default"/>
          <table:table-cell office:value-type="string">
            <text:p>1-x-3146</text:p>
          </table:table-cell>
          <table:table-cell office:value-type="float" office:value="3">
            <text:p>3</text:p>
          </table:table-cell>
          <table:table-cell office:value-type="date" office:date-value="2017-02-12">
            <text:p>12.02.17</text:p>
          </table:table-cell>
          <table:table-cell office:value-type="time" office:time-value="PT06H49M53S">
            <text:p>06:49:53</text:p>
          </table:table-cell>
          <table:table-cell office:value-type="float" office:value="1000.01">
            <text:p>1000,01</text:p>
          </table:table-cell>
          <table:table-cell office:value-type="float" office:value="784.797">
            <text:p>784,797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54" table:formula="of:=[.G72]+([.$O$1]+[.$P$1]-[.F72]-[.E72])*24*(30*[.J72]*1.1^[.J72]+20)/1000" office:value-type="float" office:value="1000.29337222222">
            <text:p>1000,293</text:p>
          </table:table-cell>
          <table:table-cell table:style-name="ce60" table:formula="of:=[.H72]+([.$P$1]+[.$O$1]-[.F72]-[.E72])*24*(20*[.K72]*1.1^[.K72]+10)/1000" office:value-type="float" office:value="784.938686111111">
            <text:p>784,939</text:p>
          </table:table-cell>
          <table:table-cell table:style-name="ce66" table:formula="of:=[.I72]+([.$O$1]+[.$P$1]-[.F72]-[.E72])*24*(10*[.L72]*1.1^[.L72]*(1.28-0.002*[.M72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6" office:value-type="string">
            <text:p>K71(2)</text:p>
          </table:table-cell>
          <table:table-cell table:style-name="ce14" office:value-type="string">
            <text:p>скрыт</text:p>
          </table:table-cell>
          <table:table-cell table:style-name="ce14" office:value-type="string">
            <text:p>1-x-3146</text:p>
          </table:table-cell>
          <table:table-cell table:style-name="ce14" office:value-type="float" office:value="1">
            <text:p>1</text:p>
          </table:table-cell>
          <table:table-cell table:style-name="ce24" office:value-type="date" office:date-value="2017-02-12">
            <text:p>12.02.17</text:p>
          </table:table-cell>
          <table:table-cell table:style-name="ce34" office:value-type="time" office:time-value="PT06H49M43S">
            <text:p>06:49:43</text:p>
          </table:table-cell>
          <table:table-cell table:style-name="ce14" office:value-type="float" office:value="2779.494">
            <text:p>2779,494</text:p>
          </table:table-cell>
          <table:table-cell table:style-name="ce14" office:value-type="float" office:value="1570.118">
            <text:p>1570,118</text:p>
          </table:table-cell>
          <table:table-cell table:style-name="ce14" office:value-type="float" office:value="539.464">
            <text:p>539,464</text:p>
          </table:table-cell>
          <table:table-cell table:number-columns-repeated="4" table:style-name="ce14"/>
          <table:table-cell table:style-name="ce54" table:formula="of:=[.G73]+([.$O$1]+[.$P$1]-[.F73]-[.E73])*24*(30*[.J73]*1.1^[.J73]+20)/1000" office:value-type="float" office:value="2779.77742777778">
            <text:p>2779,777</text:p>
          </table:table-cell>
          <table:table-cell table:style-name="ce60" table:formula="of:=[.H73]+([.$P$1]+[.$O$1]-[.F73]-[.E73])*24*(20*[.K73]*1.1^[.K73]+10)/1000" office:value-type="float" office:value="1570.25971388889">
            <text:p>1570,260</text:p>
          </table:table-cell>
          <table:table-cell table:style-name="ce66" table:formula="of:=[.I73]+([.$O$1]+[.$P$1]-[.F73]-[.E73])*24*(10*[.L73]*1.1^[.L73]*(1.28-0.002*[.M73])/1000)" office:value-type="float" office:value="539.464">
            <text:p>539,464</text:p>
          </table:table-cell>
          <table:table-cell table:style-name="ce68" office:value-type="float" office:value="3">
            <text:p>3</text:p>
          </table:table-cell>
          <table:table-cell table:style-name="ce68" office:value-type="float" office:value="2">
            <text:p>2</text:p>
          </table:table-cell>
          <table:table-cell table:style-name="ce83"/>
          <table:table-cell table:number-columns-repeated="5"/>
        </table:table-row>
        <table:table-row table:style-name="ro3">
          <table:table-cell table:style-name="ce4" office:value-type="string">
            <text:p>K72(3)</text:p>
          </table:table-cell>
          <table:table-cell table:style-name="ce13"/>
          <table:table-cell table:style-name="ce13" office:value-type="string">
            <text:p>4-x-7119</text:p>
          </table:table-cell>
          <table:table-cell table:style-name="ce13" office:value-type="float" office:value="14">
            <text:p>14</text:p>
          </table:table-cell>
          <table:table-cell table:style-name="ce26" office:value-type="date" office:date-value="2017-02-12">
            <text:p>12.02.17</text:p>
          </table:table-cell>
          <table:table-cell table:style-name="ce32" office:value-type="time" office:time-value="PT08H06M59S">
            <text:p>08:06:59</text:p>
          </table:table-cell>
          <table:table-cell table:style-name="ce13" office:value-type="float" office:value="1500.015">
            <text:p>1500,015</text:p>
          </table:table-cell>
          <table:table-cell table:number-columns-repeated="2" table:style-name="ce13" office:value-type="float" office:value="1000.01">
            <text:p>1000,0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12">
            <text:p>12</text:p>
          </table:table-cell>
          <table:table-cell table:style-name="ce13"/>
          <table:table-cell table:style-name="ce53" table:formula="of:=[.G74]+([.$O$1]+[.$P$1]-[.F74]-[.E74])*24*(30*[.J74]*1.1^[.J74]+20)/1000" office:value-type="float" office:value="1517.61898293496">
            <text:p>1517,619</text:p>
          </table:table-cell>
          <table:table-cell table:style-name="ce59" table:formula="of:=[.H74]+([.$P$1]+[.$O$1]-[.F74]-[.E74])*24*(20*[.K74]*1.1^[.K74]+10)/1000" office:value-type="float" office:value="1013.83797380219">
            <text:p>1013,838</text:p>
          </table:table-cell>
          <table:table-cell table:style-name="ce65" table:formula="of:=[.I74]+([.$O$1]+[.$P$1]-[.F74]-[.E74])*24*(10*[.L74]*1.1^[.L74]*(1.28-0.002*[.M74])/1000)" office:value-type="float" office:value="1006.22070705239">
            <text:p>1006,221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75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K72(3)</text:p>
          </table:table-cell>
          <table:table-cell table:style-name="Default"/>
          <table:table-cell office:value-type="string">
            <text:p>4-x-7119</text:p>
          </table:table-cell>
          <table:table-cell office:value-type="float" office:value="13">
            <text:p>13</text:p>
          </table:table-cell>
          <table:table-cell office:value-type="date" office:date-value="2017-02-12">
            <text:p>12.02.17</text:p>
          </table:table-cell>
          <table:table-cell office:value-type="time" office:time-value="PT08H06M49S">
            <text:p>08:06:49</text:p>
          </table:table-cell>
          <table:table-cell office:value-type="float" office:value="1000.01">
            <text:p>1000,01</text:p>
          </table:table-cell>
          <table:table-cell office:value-type="float" office:value="671.001">
            <text:p>671,001</text:p>
          </table:table-cell>
          <table:table-cell office:value-type="float" office:value="338.599">
            <text:p>338,59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54" table:formula="of:=[.G75]+([.$O$1]+[.$P$1]-[.F75]-[.E75])*24*(30*[.J75]*1.1^[.J75]+20)/1000" office:value-type="float" office:value="1000.69297861111">
            <text:p>1000,693</text:p>
          </table:table-cell>
          <table:table-cell table:style-name="ce60" table:formula="of:=[.H75]+([.$P$1]+[.$O$1]-[.F75]-[.E75])*24*(20*[.K75]*1.1^[.K75]+10)/1000" office:value-type="float" office:value="671.413364444442">
            <text:p>671,413</text:p>
          </table:table-cell>
          <table:table-cell table:style-name="ce66" table:formula="of:=[.I75]+([.$O$1]+[.$P$1]-[.F75]-[.E75])*24*(10*[.L75]*1.1^[.L75]*(1.28-0.002*[.M75])/1000)" office:value-type="float" office:value="338.99816878222">
            <text:p>338,998</text:p>
          </table:table-cell>
          <table:table-cell table:number-columns-repeated="2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K72(3)</text:p>
          </table:table-cell>
          <table:table-cell table:style-name="Default"/>
          <table:table-cell office:value-type="string">
            <text:p>4-x-7119</text:p>
          </table:table-cell>
          <table:table-cell office:value-type="float" office:value="12">
            <text:p>12</text:p>
          </table:table-cell>
          <table:table-cell table:style-name="ce27" office:value-type="date" office:date-value="2017-02-12">
            <text:p>12.02.17</text:p>
          </table:table-cell>
          <table:table-cell office:value-type="time" office:time-value="PT08H06M38S">
            <text:p>08:06:38</text:p>
          </table:table-cell>
          <table:table-cell table:number-columns-repeated="3" office:value-type="float" office:value="1000.01">
            <text:p>1000,01</text:p>
          </table:table-cell>
          <table:table-cell table:number-columns-repeated="3" office:value-type="float" office:value="20">
            <text:p>20</text:p>
          </table:table-cell>
          <table:table-cell/>
          <table:table-cell table:style-name="ce54" table:formula="of:=[.G76]+([.$O$1]+[.$P$1]-[.F76]-[.E76])*24*(30*[.J76]*1.1^[.J76]+20)/1000" office:value-type="float" office:value="1052.29603099676">
            <text:p>1052,296</text:p>
          </table:table-cell>
          <table:table-cell table:style-name="ce60" table:formula="of:=[.H76]+([.$P$1]+[.$O$1]-[.F76]-[.E76])*24*(20*[.K76]*1.1^[.K76]+10)/1000" office:value-type="float" office:value="1034.82438918302">
            <text:p>1034,824</text:p>
          </table:table-cell>
          <table:table-cell table:style-name="ce66" table:formula="of:=[.I76]+([.$O$1]+[.$P$1]-[.F76]-[.E76])*24*(10*[.L76]*1.1^[.L76]*(1.28-0.002*[.M76])/1000)" office:value-type="float" office:value="1022.20871663269">
            <text:p>1022,209</text:p>
          </table:table-cell>
          <table:table-cell table:number-columns-repeated="2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K72(3)</text:p>
          </table:table-cell>
          <table:table-cell table:style-name="Default"/>
          <table:table-cell office:value-type="string">
            <text:p>4-x-7119</text:p>
          </table:table-cell>
          <table:table-cell office:value-type="float" office:value="11">
            <text:p>11</text:p>
          </table:table-cell>
          <table:table-cell office:value-type="date" office:date-value="2017-02-12">
            <text:p>12.02.17</text:p>
          </table:table-cell>
          <table:table-cell office:value-type="time" office:time-value="PT08H06M27S">
            <text:p>08:06:27</text:p>
          </table:table-cell>
          <table:table-cell office:value-type="float" office:value="498.701">
            <text:p>498,701</text:p>
          </table:table-cell>
          <table:table-cell office:value-type="float" office:value="249.6">
            <text:p>249,6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54" table:formula="of:=[.G77]+([.$O$1]+[.$P$1]-[.F77]-[.E77])*24*(30*[.J77]*1.1^[.J77]+20)/1000" office:value-type="float" office:value="498.958849999999">
            <text:p>498,959</text:p>
          </table:table-cell>
          <table:table-cell table:style-name="ce60" table:formula="of:=[.H77]+([.$P$1]+[.$O$1]-[.F77]-[.E77])*24*(20*[.K77]*1.1^[.K77]+10)/1000" office:value-type="float" office:value="249.728925">
            <text:p>249,729</text:p>
          </table:table-cell>
          <table:table-cell table:style-name="ce66" table:formula="of:=[.I77]+([.$O$1]+[.$P$1]-[.F77]-[.E77])*24*(10*[.L77]*1.1^[.L77]*(1.28-0.002*[.M77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K72(3)</text:p>
          </table:table-cell>
          <table:table-cell table:style-name="Default"/>
          <table:table-cell office:value-type="string">
            <text:p>4-x-7119</text:p>
          </table:table-cell>
          <table:table-cell office:value-type="float" office:value="10">
            <text:p>10</text:p>
          </table:table-cell>
          <table:table-cell office:value-type="date" office:date-value="2017-02-12">
            <text:p>12.02.17</text:p>
          </table:table-cell>
          <table:table-cell office:value-type="time" office:time-value="PT08H03M13S">
            <text:p>08:03:13</text:p>
          </table:table-cell>
          <table:table-cell office:value-type="float" office:value="1000.01">
            <text:p>1000,01</text:p>
          </table:table-cell>
          <table:table-cell office:value-type="float" office:value="791.785">
            <text:p>791,78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54" table:formula="of:=[.G78]+([.$O$1]+[.$P$1]-[.F78]-[.E78])*24*(30*[.J78]*1.1^[.J78]+20)/1000" office:value-type="float" office:value="1000.26892777778">
            <text:p>1000,269</text:p>
          </table:table-cell>
          <table:table-cell table:style-name="ce60" table:formula="of:=[.H78]+([.$P$1]+[.$O$1]-[.F78]-[.E78])*24*(20*[.K78]*1.1^[.K78]+10)/1000" office:value-type="float" office:value="792.199284444444">
            <text:p>792,199</text:p>
          </table:table-cell>
          <table:table-cell table:style-name="ce66" table:formula="of:=[.I78]+([.$O$1]+[.$P$1]-[.F78]-[.E78])*24*(10*[.L78]*1.1^[.L78]*(1.28-0.002*[.M78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K72(3)</text:p>
          </table:table-cell>
          <table:table-cell table:style-name="Default"/>
          <table:table-cell office:value-type="string">
            <text:p>4-x-7119</text:p>
          </table:table-cell>
          <table:table-cell office:value-type="float" office:value="9">
            <text:p>9</text:p>
          </table:table-cell>
          <table:table-cell office:value-type="date" office:date-value="2017-02-12">
            <text:p>12.02.17</text:p>
          </table:table-cell>
          <table:table-cell office:value-type="time" office:time-value="PT08H03M02S">
            <text:p>08:03:02</text:p>
          </table:table-cell>
          <table:table-cell table:number-columns-repeated="2" office:value-type="float" office:value="1000.01">
            <text:p>1000,01</text:p>
          </table:table-cell>
          <table:table-cell office:value-type="float" office:value="388.772">
            <text:p>388,77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54" table:formula="of:=[.G79]+([.$O$1]+[.$P$1]-[.F79]-[.E79])*24*(30*[.J79]*1.1^[.J79]+20)/1000" office:value-type="float" office:value="1001.20911855556">
            <text:p>1001,209</text:p>
          </table:table-cell>
          <table:table-cell table:style-name="ce60" table:formula="of:=[.H79]+([.$P$1]+[.$O$1]-[.F79]-[.E79])*24*(20*[.K79]*1.1^[.K79]+10)/1000" office:value-type="float" office:value="1000.42438222222">
            <text:p>1000,424</text:p>
          </table:table-cell>
          <table:table-cell table:style-name="ce66" table:formula="of:=[.I79]+([.$O$1]+[.$P$1]-[.F79]-[.E79])*24*(10*[.L79]*1.1^[.L79]*(1.28-0.002*[.M79])/1000)" office:value-type="float" office:value="388.954328177778">
            <text:p>388,954</text:p>
          </table:table-cell>
          <table:table-cell table:number-columns-repeated="2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K72(3)</text:p>
          </table:table-cell>
          <table:table-cell table:style-name="Default"/>
          <table:table-cell office:value-type="string">
            <text:p>4-x-7119</text:p>
          </table:table-cell>
          <table:table-cell office:value-type="float" office:value="8">
            <text:p>8</text:p>
          </table:table-cell>
          <table:table-cell office:value-type="date" office:date-value="2017-02-12">
            <text:p>12.02.17</text:p>
          </table:table-cell>
          <table:table-cell office:value-type="time" office:time-value="PT08H02M50S">
            <text:p>08:02:50</text:p>
          </table:table-cell>
          <table:table-cell office:value-type="float" office:value="634.892">
            <text:p>634,892</text:p>
          </table:table-cell>
          <table:table-cell office:value-type="float" office:value="422.258">
            <text:p>422,258</text:p>
          </table:table-cell>
          <table:table-cell office:value-type="float" office:value="230.353">
            <text:p>230,353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table:style-name="ce54" table:formula="of:=[.G80]+([.$O$1]+[.$P$1]-[.F80]-[.E80])*24*(30*[.J80]*1.1^[.J80]+20)/1000" office:value-type="float" office:value="659.499190823187">
            <text:p>659,499</text:p>
          </table:table-cell>
          <table:table-cell table:style-name="ce60" table:formula="of:=[.H80]+([.$P$1]+[.$O$1]-[.F80]-[.E80])*24*(20*[.K80]*1.1^[.K80]+10)/1000" office:value-type="float" office:value="438.619617956199">
            <text:p>438,620</text:p>
          </table:table-cell>
          <table:table-cell table:style-name="ce66" table:formula="of:=[.I80]+([.$O$1]+[.$P$1]-[.F80]-[.E80])*24*(10*[.L80]*1.1^[.L80]*(1.28-0.002*[.M80])/1000)" office:value-type="float" office:value="242.542217584648">
            <text:p>242,542</text:p>
          </table:table-cell>
          <table:table-cell table:number-columns-repeated="2" office:value-type="float" office:value="2">
            <text:p>2</text:p>
          </table:table-cell>
          <table:table-cell table:style-name="ce71" office:value-type="float" office:value="3">
            <text:p>3</text:p>
          </table:table-cell>
          <table:table-cell table:number-columns-repeated="5"/>
        </table:table-row>
        <table:table-row table:style-name="ro3">
          <table:table-cell office:value-type="string">
            <text:p>K72(3)</text:p>
          </table:table-cell>
          <table:table-cell table:style-name="Default"/>
          <table:table-cell office:value-type="string">
            <text:p>4-x-7119</text:p>
          </table:table-cell>
          <table:table-cell office:value-type="float" office:value="7">
            <text:p>7</text:p>
          </table:table-cell>
          <table:table-cell office:value-type="date" office:date-value="2017-02-12">
            <text:p>12.02.17</text:p>
          </table:table-cell>
          <table:table-cell office:value-type="time" office:time-value="PT07H59M29S">
            <text:p>07:59:29</text:p>
          </table:table-cell>
          <table:table-cell office:value-type="float" office:value="1000.01">
            <text:p>1000,01</text:p>
          </table:table-cell>
          <table:table-cell office:value-type="float" office:value="814.138">
            <text:p>814,1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54" table:formula="of:=[.G81]+([.$O$1]+[.$P$1]-[.F81]-[.E81])*24*(30*[.J81]*1.1^[.J81]+20)/1000" office:value-type="float" office:value="1000.69945638889">
            <text:p>1000,699</text:p>
          </table:table-cell>
          <table:table-cell table:style-name="ce60" table:formula="of:=[.H81]+([.$P$1]+[.$O$1]-[.F81]-[.E81])*24*(20*[.K81]*1.1^[.K81]+10)/1000" office:value-type="float" office:value="814.268086111112">
            <text:p>814,268</text:p>
          </table:table-cell>
          <table:table-cell table:style-name="ce66" table:formula="of:=[.I81]+([.$O$1]+[.$P$1]-[.F81]-[.E81])*24*(10*[.L81]*1.1^[.L81]*(1.28-0.002*[.M81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K72(3)</text:p>
          </table:table-cell>
          <table:table-cell table:style-name="Default" office:value-type="string">
            <text:p>скрыт</text:p>
          </table:table-cell>
          <table:table-cell office:value-type="string">
            <text:p>4-x-7119</text:p>
          </table:table-cell>
          <table:table-cell office:value-type="float" office:value="6">
            <text:p>6</text:p>
          </table:table-cell>
          <table:table-cell office:value-type="date" office:date-value="2017-02-12">
            <text:p>12.02.17</text:p>
          </table:table-cell>
          <table:table-cell office:value-type="time" office:time-value="PT07H59M17S">
            <text:p>07:59:17</text:p>
          </table:table-cell>
          <table:table-cell office:value-type="float" office:value="998.444">
            <text:p>998,444</text:p>
          </table:table-cell>
          <table:table-cell office:value-type="float" office:value="767.541">
            <text:p>767,541</text:p>
          </table:table-cell>
          <table:table-cell office:value-type="float" office:value="293.182">
            <text:p>293,182</text:p>
          </table:table-cell>
          <table:table-cell table:number-columns-repeated="4"/>
          <table:table-cell table:style-name="ce54" table:formula="of:=[.G82]+([.$O$1]+[.$P$1]-[.F82]-[.E82])*24*(30*[.J82]*1.1^[.J82]+20)/1000" office:value-type="float" office:value="998.704238888888">
            <text:p>998,704</text:p>
          </table:table-cell>
          <table:table-cell table:style-name="ce60" table:formula="of:=[.H82]+([.$P$1]+[.$O$1]-[.F82]-[.E82])*24*(20*[.K82]*1.1^[.K82]+10)/1000" office:value-type="float" office:value="767.671119444444">
            <text:p>767,671</text:p>
          </table:table-cell>
          <table:table-cell table:style-name="ce66" table:formula="of:=[.I82]+([.$O$1]+[.$P$1]-[.F82]-[.E82])*24*(10*[.L82]*1.1^[.L82]*(1.28-0.002*[.M82])/1000)" office:value-type="float" office:value="293.182">
            <text:p>293,182</text:p>
          </table:table-cell>
          <table:table-cell table:number-columns-repeated="2"/>
          <table:table-cell table:style-name="ce71"/>
          <table:table-cell table:number-columns-repeated="5"/>
        </table:table-row>
        <table:table-row table:style-name="ro3">
          <table:table-cell office:value-type="string">
            <text:p>K72(3)</text:p>
          </table:table-cell>
          <table:table-cell table:style-name="Default" office:value-type="string">
            <text:p>13 фотонок, щиты</text:p>
          </table:table-cell>
          <table:table-cell office:value-type="string">
            <text:p>4-x-7119</text:p>
          </table:table-cell>
          <table:table-cell office:value-type="float" office:value="5">
            <text:p>5</text:p>
          </table:table-cell>
          <table:table-cell table:style-name="ce21" office:value-type="date" office:date-value="2017-02-12">
            <text:p>12.02.17</text:p>
          </table:table-cell>
          <table:table-cell office:value-type="time" office:time-value="PT07H59M06S">
            <text:p>07:59:06</text:p>
          </table:table-cell>
          <table:table-cell table:number-columns-repeated="3" office:value-type="float" office:value="1000.01">
            <text:p>1000,0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/>
          <table:table-cell table:style-name="ce54" table:formula="of:=[.G83]+([.$O$1]+[.$P$1]-[.F83]-[.E83])*24*(30*[.J83]*1.1^[.J83]+20)/1000" office:value-type="float" office:value="1002.55693137999">
            <text:p>1002,557</text:p>
          </table:table-cell>
          <table:table-cell table:style-name="ce60" table:formula="of:=[.H83]+([.$P$1]+[.$O$1]-[.F83]-[.E83])*24*(20*[.K83]*1.1^[.K83]+10)/1000" office:value-type="float" office:value="1008.30947906458">
            <text:p>1008,309</text:p>
          </table:table-cell>
          <table:table-cell table:style-name="ce66" table:formula="of:=[.I83]+([.$O$1]+[.$P$1]-[.F83]-[.E83])*24*(10*[.L83]*1.1^[.L83]*(1.28-0.002*[.M83])/1000)" office:value-type="float" office:value="1004.33096743912">
            <text:p>1004,331</text:p>
          </table:table-cell>
          <table:table-cell table:number-columns-repeated="2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K72(3)</text:p>
          </table:table-cell>
          <table:table-cell table:style-name="Default"/>
          <table:table-cell office:value-type="string">
            <text:p>4-x-7119</text:p>
          </table:table-cell>
          <table:table-cell office:value-type="float" office:value="4">
            <text:p>4</text:p>
          </table:table-cell>
          <table:table-cell office:value-type="date" office:date-value="2017-02-12">
            <text:p>12.02.17</text:p>
          </table:table-cell>
          <table:table-cell office:value-type="time" office:time-value="PT07H54M07S">
            <text:p>07:54:07</text:p>
          </table:table-cell>
          <table:table-cell office:value-type="float" office:value="1000.01">
            <text:p>1000,01</text:p>
          </table:table-cell>
          <table:table-cell office:value-type="float" office:value="712.213">
            <text:p>712,2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style-name="ce54" table:formula="of:=[.G84]+([.$O$1]+[.$P$1]-[.F84]-[.E84])*24*(30*[.J84]*1.1^[.J84]+20)/1000" office:value-type="float" office:value="1000.70419694444">
            <text:p>1000,704</text:p>
          </table:table-cell>
          <table:table-cell table:style-name="ce60" table:formula="of:=[.H84]+([.$P$1]+[.$O$1]-[.F84]-[.E84])*24*(20*[.K84]*1.1^[.K84]+10)/1000" office:value-type="float" office:value="712.977926444444">
            <text:p>712,978</text:p>
          </table:table-cell>
          <table:table-cell table:style-name="ce66" table:formula="of:=[.I84]+([.$O$1]+[.$P$1]-[.F84]-[.E84])*24*(10*[.L84]*1.1^[.L84]*(1.28-0.002*[.M84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K72(3)</text:p>
          </table:table-cell>
          <table:table-cell table:style-name="Default"/>
          <table:table-cell office:value-type="string">
            <text:p>4-x-7119</text:p>
          </table:table-cell>
          <table:table-cell office:value-type="float" office:value="2">
            <text:p>2</text:p>
          </table:table-cell>
          <table:table-cell table:style-name="ce22" office:value-type="date" office:date-value="2017-02-12">
            <text:p>12.02.17</text:p>
          </table:table-cell>
          <table:table-cell office:value-type="time" office:time-value="PT08H59M41S">
            <text:p>08:59:41</text:p>
          </table:table-cell>
          <table:table-cell table:number-columns-repeated="3" office:value-type="float" office:value="500.005">
            <text:p>500,00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style-name="ce54" table:formula="of:=[.G85]+([.$O$1]+[.$P$1]-[.F85]-[.E85])*24*(30*[.J85]*1.1^[.J85]+20)/1000" office:value-type="float" office:value="500.641279722223">
            <text:p>500,641</text:p>
          </table:table-cell>
          <table:table-cell table:style-name="ce60" table:formula="of:=[.H85]+([.$P$1]+[.$O$1]-[.F85]-[.E85])*24*(20*[.K85]*1.1^[.K85]+10)/1000" office:value-type="float" office:value="500.389168888889">
            <text:p>500,389</text:p>
          </table:table-cell>
          <table:table-cell table:style-name="ce66" table:formula="of:=[.I85]+([.$O$1]+[.$P$1]-[.F85]-[.E85])*24*(10*[.L85]*1.1^[.L85]*(1.28-0.002*[.M85])/1000)" office:value-type="float" office:value="500.618594549334">
            <text:p>500,619</text:p>
          </table:table-cell>
          <table:table-cell table:number-columns-repeated="2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ce6" office:value-type="string">
            <text:p>K72(3)</text:p>
          </table:table-cell>
          <table:table-cell table:style-name="ce14"/>
          <table:table-cell table:style-name="ce14" office:value-type="string">
            <text:p>4-x-7119</text:p>
          </table:table-cell>
          <table:table-cell table:style-name="ce14" office:value-type="float" office:value="1">
            <text:p>1</text:p>
          </table:table-cell>
          <table:table-cell table:style-name="ce24" office:value-type="date" office:date-value="2017-02-12">
            <text:p>12.02.17</text:p>
          </table:table-cell>
          <table:table-cell table:style-name="ce34" office:value-type="time" office:time-value="PT07H53M46S">
            <text:p>07:53:46</text:p>
          </table:table-cell>
          <table:table-cell table:style-name="ce14" office:value-type="float" office:value="543.186">
            <text:p>543,186</text:p>
          </table:table-cell>
          <table:table-cell table:style-name="ce14" office:value-type="float" office:value="359.635">
            <text:p>359,635</text:p>
          </table:table-cell>
          <table:table-cell table:style-name="ce14" office:value-type="float" office:value="296.946">
            <text:p>296,946</text:p>
          </table:table-cell>
          <table:table-cell table:number-columns-repeated="2"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/>
          <table:table-cell table:style-name="ce54" table:formula="of:=[.G86]+([.$O$1]+[.$P$1]-[.F86]-[.E86])*24*(30*[.J86]*1.1^[.J86]+20)/1000" office:value-type="float" office:value="550.189521679283">
            <text:p>550,190</text:p>
          </table:table-cell>
          <table:table-cell table:style-name="ce60" table:formula="of:=[.H86]+([.$P$1]+[.$O$1]-[.F86]-[.E86])*24*(20*[.K86]*1.1^[.K86]+10)/1000" office:value-type="float" office:value="364.260334823226">
            <text:p>364,260</text:p>
          </table:table-cell>
          <table:table-cell table:style-name="ce66" table:formula="of:=[.I86]+([.$O$1]+[.$P$1]-[.F86]-[.E86])*24*(10*[.L86]*1.1^[.L86]*(1.28-0.002*[.M86])/1000)" office:value-type="float" office:value="300.505482379995">
            <text:p>300,505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2">
            <text:p>2</text:p>
          </table:table-cell>
          <table:table-cell table:style-name="ce74"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style-name="ce4" office:value-type="string">
            <text:p>К81(1)</text:p>
          </table:table-cell>
          <table:table-cell table:style-name="ce13"/>
          <table:table-cell table:style-name="ce13" office:value-type="string">
            <text:p>1-x-11571</text:p>
          </table:table-cell>
          <table:table-cell table:style-name="ce13" office:value-type="float" office:value="14">
            <text:p>14</text:p>
          </table:table-cell>
          <table:table-cell table:style-name="ce18" office:value-type="date" office:date-value="2017-02-12">
            <text:p>12.02.17</text:p>
          </table:table-cell>
          <table:table-cell table:style-name="ce32" office:value-type="time" office:time-value="PT20H00M26S">
            <text:p>20:00:26</text:p>
          </table:table-cell>
          <table:table-cell table:style-name="ce13" office:value-type="float" office:value="1000.01">
            <text:p>1000,01</text:p>
          </table:table-cell>
          <table:table-cell table:style-name="ce13" office:value-type="float" office:value="886.942">
            <text:p>886,942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/>
          <table:table-cell table:style-name="ce53" table:formula="of:=[.G87]+([.$O$1]+[.$P$1]-[.F87]-[.E87])*24*(30*[.J87]*1.1^[.J87]+20)/1000" office:value-type="float" office:value="1000.06261722222">
            <text:p>1000,063</text:p>
          </table:table-cell>
          <table:table-cell table:style-name="ce59" table:formula="of:=[.H87]+([.$P$1]+[.$O$1]-[.F87]-[.E87])*24*(20*[.K87]*1.1^[.K87]+10)/1000" office:value-type="float" office:value="886.951927777778">
            <text:p>886,952</text:p>
          </table:table-cell>
          <table:table-cell table:style-name="ce65" table:formula="of:=[.I87]+([.$O$1]+[.$P$1]-[.F87]-[.E87])*24*(10*[.L87]*1.1^[.L87]*(1.28-0.002*[.M87])/1000)" office:value-type="float" office:value="0">
            <text:p>0,000</text:p>
          </table:table-cell>
          <table:table-cell table:number-columns-repeated="2" table:style-name="ce13" office:value-type="float" office:value="0">
            <text:p>0</text:p>
          </table:table-cell>
          <table:table-cell table:style-name="ce75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К81(1)</text:p>
          </table:table-cell>
          <table:table-cell table:style-name="Default" office:value-type="string">
            <text:p>скрыт, на орбите 111крем-а</text:p>
          </table:table-cell>
          <table:table-cell office:value-type="string">
            <text:p>1-x-11571</text:p>
          </table:table-cell>
          <table:table-cell office:value-type="float" office:value="13">
            <text:p>13</text:p>
          </table:table-cell>
          <table:table-cell office:value-type="date" office:date-value="2017-02-12">
            <text:p>12.02.17</text:p>
          </table:table-cell>
          <table:table-cell office:value-type="time" office:time-value="PT20H00M08S">
            <text:p>20:00:08</text:p>
          </table:table-cell>
          <table:table-cell table:number-columns-repeated="3" office:value-type="float" office:value="1000.01">
            <text:p>1000,01</text:p>
          </table:table-cell>
          <table:table-cell table:number-columns-repeated="4"/>
          <table:table-cell table:style-name="ce54" table:formula="of:=[.G88]+([.$O$1]+[.$P$1]-[.F88]-[.E88])*24*(30*[.J88]*1.1^[.J88]+20)/1000" office:value-type="float" office:value="1000.02995555555">
            <text:p>1000,030</text:p>
          </table:table-cell>
          <table:table-cell table:style-name="ce60" table:formula="of:=[.H88]+([.$P$1]+[.$O$1]-[.F88]-[.E88])*24*(20*[.K88]*1.1^[.K88]+10)/1000" office:value-type="float" office:value="1000.01997777778">
            <text:p>1000,020</text:p>
          </table:table-cell>
          <table:table-cell table:style-name="ce66" table:formula="of:=[.I88]+([.$O$1]+[.$P$1]-[.F88]-[.E88])*24*(10*[.L88]*1.1^[.L88]*(1.28-0.002*[.M88])/1000)" office:value-type="float" office:value="1000.01">
            <text:p>1000,010</text:p>
          </table:table-cell>
          <table:table-cell table:number-columns-repeated="2" table:style-name="ce45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К81(1)</text:p>
          </table:table-cell>
          <table:table-cell table:style-name="Default"/>
          <table:table-cell office:value-type="string">
            <text:p>1-x-11571</text:p>
          </table:table-cell>
          <table:table-cell office:value-type="float" office:value="12">
            <text:p>12</text:p>
          </table:table-cell>
          <table:table-cell table:style-name="ce27" office:value-type="date" office:date-value="2017-02-12">
            <text:p>12.02.17</text:p>
          </table:table-cell>
          <table:table-cell office:value-type="time" office:time-value="PT19H59M54S">
            <text:p>19:59:54</text:p>
          </table:table-cell>
          <table:table-cell table:number-columns-repeated="3" office:value-type="float" office:value="1500.015">
            <text:p>1500,015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/>
          <table:table-cell table:style-name="ce54" table:formula="of:=[.G89]+([.$O$1]+[.$P$1]-[.F89]-[.E89])*24*(30*[.J89]*1.1^[.J89]+20)/1000" office:value-type="float" office:value="1501.38366308321">
            <text:p>1501,384</text:p>
          </table:table-cell>
          <table:table-cell table:style-name="ce60" table:formula="of:=[.H89]+([.$P$1]+[.$O$1]-[.F89]-[.E89])*24*(20*[.K89]*1.1^[.K89]+10)/1000" office:value-type="float" office:value="1500.92410316659">
            <text:p>1500,924</text:p>
          </table:table-cell>
          <table:table-cell table:style-name="ce66" table:formula="of:=[.I89]+([.$O$1]+[.$P$1]-[.F89]-[.E89])*24*(10*[.L89]*1.1^[.L89]*(1.28-0.002*[.M89])/1000)" office:value-type="float" office:value="1500.49786603632">
            <text:p>1500,498</text:p>
          </table:table-cell>
          <table:table-cell table:number-columns-repeated="2" office:value-type="float" office:value="1">
            <text:p>1</text:p>
          </table:table-cell>
          <table:table-cell table:style-name="ce71" office:value-type="float" office:value="1">
            <text:p>1</text:p>
          </table:table-cell>
          <table:table-cell table:number-columns-repeated="5"/>
        </table:table-row>
        <table:table-row table:style-name="ro3">
          <table:table-cell office:value-type="string">
            <text:p>К81(1)</text:p>
          </table:table-cell>
          <table:table-cell table:style-name="Default"/>
          <table:table-cell office:value-type="string">
            <text:p>1-x-11571</text:p>
          </table:table-cell>
          <table:table-cell office:value-type="float" office:value="11">
            <text:p>11</text:p>
          </table:table-cell>
          <table:table-cell office:value-type="date" office:date-value="2017-02-12">
            <text:p>12.02.17</text:p>
          </table:table-cell>
          <table:table-cell office:value-type="time" office:time-value="PT19H59M41S">
            <text:p>19:59:41</text:p>
          </table:table-cell>
          <table:table-cell office:value-type="float" office:value="3829.13">
            <text:p>3829,13</text:p>
          </table:table-cell>
          <table:table-cell office:value-type="float" office:value="2193.336">
            <text:p>2193,336</text:p>
          </table:table-cell>
          <table:table-cell office:value-type="float" office:value="751.447">
            <text:p>751,447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/>
          <table:table-cell table:style-name="ce54" table:formula="of:=[.G90]+([.$O$1]+[.$P$1]-[.F90]-[.E90])*24*(30*[.J90]*1.1^[.J90]+20)/1000" office:value-type="float" office:value="3832.65457240399">
            <text:p>3832,655</text:p>
          </table:table-cell>
          <table:table-cell table:style-name="ce60" table:formula="of:=[.H90]+([.$P$1]+[.$O$1]-[.F90]-[.E90])*24*(20*[.K90]*1.1^[.K90]+10)/1000" office:value-type="float" office:value="2195.35818685344">
            <text:p>2195,358</text:p>
          </table:table-cell>
          <table:table-cell table:style-name="ce66" table:formula="of:=[.I90]+([.$O$1]+[.$P$1]-[.F90]-[.E90])*24*(10*[.L90]*1.1^[.L90]*(1.28-0.002*[.M90])/1000)" office:value-type="float" office:value="752.393017122808">
            <text:p>752,39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71" office:value-type="float" office:value="3">
            <text:p>3</text:p>
          </table:table-cell>
          <table:table-cell table:number-columns-repeated="5"/>
        </table:table-row>
        <table:table-row table:style-name="ro3">
          <table:table-cell office:value-type="string">
            <text:p>К81(1)</text:p>
          </table:table-cell>
          <table:table-cell table:style-name="Default"/>
          <table:table-cell office:value-type="string">
            <text:p>1-x-11571</text:p>
          </table:table-cell>
          <table:table-cell office:value-type="float" office:value="10">
            <text:p>10</text:p>
          </table:table-cell>
          <table:table-cell office:value-type="date" office:date-value="2017-02-12">
            <text:p>12.02.17</text:p>
          </table:table-cell>
          <table:table-cell office:value-type="time" office:time-value="PT19H59M26S">
            <text:p>19:59:26</text:p>
          </table:table-cell>
          <table:table-cell office:value-type="float" office:value="1000.01">
            <text:p>1000,01</text:p>
          </table:table-cell>
          <table:table-cell office:value-type="float" office:value="635.664">
            <text:p>635,664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54" table:formula="of:=[.G91]+([.$O$1]+[.$P$1]-[.F91]-[.E91])*24*(30*[.J91]*1.1^[.J91]+20)/1000" office:value-type="float" office:value="1000.03018888889">
            <text:p>1000,030</text:p>
          </table:table-cell>
          <table:table-cell table:style-name="ce60" table:formula="of:=[.H91]+([.$P$1]+[.$O$1]-[.F91]-[.E91])*24*(20*[.K91]*1.1^[.K91]+10)/1000" office:value-type="float" office:value="635.674094444445">
            <text:p>635,674</text:p>
          </table:table-cell>
          <table:table-cell table:style-name="ce66" table:formula="of:=[.I91]+([.$O$1]+[.$P$1]-[.F91]-[.E91])*24*(10*[.L91]*1.1^[.L91]*(1.28-0.002*[.M91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К81(1)</text:p>
          </table:table-cell>
          <table:table-cell table:style-name="Default"/>
          <table:table-cell office:value-type="string">
            <text:p>1-x-11571</text:p>
          </table:table-cell>
          <table:table-cell office:value-type="float" office:value="9">
            <text:p>9</text:p>
          </table:table-cell>
          <table:table-cell office:value-type="date" office:date-value="2017-02-12">
            <text:p>12.02.17</text:p>
          </table:table-cell>
          <table:table-cell office:value-type="time" office:time-value="PT19H59M14S">
            <text:p>19:59:14</text:p>
          </table:table-cell>
          <table:table-cell office:value-type="float" office:value="1000.01">
            <text:p>1000,01</text:p>
          </table:table-cell>
          <table:table-cell office:value-type="float" office:value="774.225">
            <text:p>774,2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54" table:formula="of:=[.G92]+([.$O$1]+[.$P$1]-[.F92]-[.E92])*24*(30*[.J92]*1.1^[.J92]+20)/1000" office:value-type="float" office:value="1000.06367722222">
            <text:p>1000,064</text:p>
          </table:table-cell>
          <table:table-cell table:style-name="ce60" table:formula="of:=[.H92]+([.$P$1]+[.$O$1]-[.F92]-[.E92])*24*(20*[.K92]*1.1^[.K92]+10)/1000" office:value-type="float" office:value="774.235127777777">
            <text:p>774,235</text:p>
          </table:table-cell>
          <table:table-cell table:style-name="ce66" table:formula="of:=[.I92]+([.$O$1]+[.$P$1]-[.F92]-[.E92])*24*(10*[.L92]*1.1^[.L92]*(1.28-0.002*[.M92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К81(1)</text:p>
          </table:table-cell>
          <table:table-cell table:style-name="Default"/>
          <table:table-cell office:value-type="string">
            <text:p>1-x-11571</text:p>
          </table:table-cell>
          <table:table-cell office:value-type="float" office:value="8">
            <text:p>8</text:p>
          </table:table-cell>
          <table:table-cell office:value-type="date" office:date-value="2017-02-12">
            <text:p>12.02.17</text:p>
          </table:table-cell>
          <table:table-cell office:value-type="time" office:time-value="PT19H59M02S">
            <text:p>19:59:02</text:p>
          </table:table-cell>
          <table:table-cell office:value-type="float" office:value="1000.01">
            <text:p>1000,01</text:p>
          </table:table-cell>
          <table:table-cell office:value-type="float" office:value="637.176">
            <text:p>637,176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54" table:formula="of:=[.G93]+([.$O$1]+[.$P$1]-[.F93]-[.E93])*24*(30*[.J93]*1.1^[.J93]+20)/1000" office:value-type="float" office:value="1000.03032222222">
            <text:p>1000,030</text:p>
          </table:table-cell>
          <table:table-cell table:style-name="ce60" table:formula="of:=[.H93]+([.$P$1]+[.$O$1]-[.F93]-[.E93])*24*(20*[.K93]*1.1^[.K93]+10)/1000" office:value-type="float" office:value="637.186161111112">
            <text:p>637,186</text:p>
          </table:table-cell>
          <table:table-cell table:style-name="ce66" table:formula="of:=[.I93]+([.$O$1]+[.$P$1]-[.F93]-[.E93])*24*(10*[.L93]*1.1^[.L93]*(1.28-0.002*[.M93])/1000)" office:value-type="float" office:value="0">
            <text:p>0,000</text:p>
          </table:table-cell>
          <table:table-cell table:number-columns-repeated="2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К81(1)</text:p>
          </table:table-cell>
          <table:table-cell table:style-name="Default"/>
          <table:table-cell office:value-type="string">
            <text:p>1-x-11571</text:p>
          </table:table-cell>
          <table:table-cell office:value-type="float" office:value="7">
            <text:p>7</text:p>
          </table:table-cell>
          <table:table-cell office:value-type="date" office:date-value="2017-02-12">
            <text:p>12.02.17</text:p>
          </table:table-cell>
          <table:table-cell office:value-type="time" office:time-value="PT19H58M51S">
            <text:p>19:58:51</text:p>
          </table:table-cell>
          <table:table-cell table:number-columns-repeated="3" office:value-type="float" office:value="1000.01">
            <text:p>1000,01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table:style-name="ce54" table:formula="of:=[.G94]+([.$O$1]+[.$P$1]-[.F94]-[.E94])*24*(30*[.J94]*1.1^[.J94]+20)/1000" office:value-type="float" office:value="1000.44745751069">
            <text:p>1000,447</text:p>
          </table:table-cell>
          <table:table-cell table:style-name="ce60" table:formula="of:=[.H94]+([.$P$1]+[.$O$1]-[.F94]-[.E94])*24*(20*[.K94]*1.1^[.K94]+10)/1000" office:value-type="float" office:value="1000.93498600068">
            <text:p>1000,935</text:p>
          </table:table-cell>
          <table:table-cell table:style-name="ce66" table:formula="of:=[.I94]+([.$O$1]+[.$P$1]-[.F94]-[.E94])*24*(10*[.L94]*1.1^[.L94]*(1.28-0.002*[.M94])/1000)" office:value-type="float" office:value="1000.34836234975">
            <text:p>1000,348</text:p>
          </table:table-cell>
          <table:table-cell table:number-columns-repeated="2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К81(1)</text:p>
          </table:table-cell>
          <table:table-cell table:style-name="Default" office:value-type="string">
            <text:p>скрыт</text:p>
          </table:table-cell>
          <table:table-cell office:value-type="string">
            <text:p>1-x-11571</text:p>
          </table:table-cell>
          <table:table-cell office:value-type="float" office:value="6">
            <text:p>6</text:p>
          </table:table-cell>
          <table:table-cell office:value-type="date" office:date-value="2017-02-12">
            <text:p>12.02.17</text:p>
          </table:table-cell>
          <table:table-cell office:value-type="time" office:time-value="PT19H58M36S">
            <text:p>19:58:36</text:p>
          </table:table-cell>
          <table:table-cell office:value-type="float" office:value="4828.548">
            <text:p>4828,548</text:p>
          </table:table-cell>
          <table:table-cell office:value-type="float" office:value="1367.114">
            <text:p>1367,114</text:p>
          </table:table-cell>
          <table:table-cell office:value-type="float" office:value="356.37">
            <text:p>356,37</text:p>
          </table:table-cell>
          <table:table-cell table:number-columns-repeated="4"/>
          <table:table-cell table:style-name="ce54" table:formula="of:=[.G95]+([.$O$1]+[.$P$1]-[.F95]-[.E95])*24*(30*[.J95]*1.1^[.J95]+20)/1000" office:value-type="float" office:value="4828.56846666667">
            <text:p>4828,568</text:p>
          </table:table-cell>
          <table:table-cell table:style-name="ce60" table:formula="of:=[.H95]+([.$P$1]+[.$O$1]-[.F95]-[.E95])*24*(20*[.K95]*1.1^[.K95]+10)/1000" office:value-type="float" office:value="1367.12423333333">
            <text:p>1367,124</text:p>
          </table:table-cell>
          <table:table-cell table:style-name="ce66" table:formula="of:=[.I95]+([.$O$1]+[.$P$1]-[.F95]-[.E95])*24*(10*[.L95]*1.1^[.L95]*(1.28-0.002*[.M95])/1000)" office:value-type="float" office:value="356.37">
            <text:p>356,370</text:p>
          </table:table-cell>
          <table:table-cell table:style-name="ce45" office:value-type="float" office:value="4">
            <text:p>4</text:p>
          </table:table-cell>
          <table:table-cell table:style-name="ce45" office:value-type="float" office:value="2">
            <text:p>2</text:p>
          </table:table-cell>
          <table:table-cell table:style-name="ce72"/>
          <table:table-cell table:number-columns-repeated="5"/>
        </table:table-row>
        <table:table-row table:style-name="ro3">
          <table:table-cell office:value-type="string">
            <text:p>К81(1)</text:p>
          </table:table-cell>
          <table:table-cell table:style-name="Default"/>
          <table:table-cell office:value-type="string">
            <text:p>1-x-11571</text:p>
          </table:table-cell>
          <table:table-cell office:value-type="float" office:value="4">
            <text:p>4</text:p>
          </table:table-cell>
          <table:table-cell office:value-type="date" office:date-value="2017-02-12">
            <text:p>12.02.17</text:p>
          </table:table-cell>
          <table:table-cell office:value-type="time" office:time-value="PT19H58M24S">
            <text:p>19:58:24</text:p>
          </table:table-cell>
          <table:table-cell table:number-columns-repeated="2" office:value-type="float" office:value="1000.01">
            <text:p>1000,01</text:p>
          </table:table-cell>
          <table:table-cell office:value-type="float" office:value="760.353">
            <text:p>760,353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table:style-name="ce54" table:formula="of:=[.G96]+([.$O$1]+[.$P$1]-[.F96]-[.E96])*24*(30*[.J96]*1.1^[.J96]+20)/1000" office:value-type="float" office:value="1000.27855187335">
            <text:p>1000,279</text:p>
          </table:table-cell>
          <table:table-cell table:style-name="ce60" table:formula="of:=[.H96]+([.$P$1]+[.$O$1]-[.F96]-[.E96])*24*(20*[.K96]*1.1^[.K96]+10)/1000" office:value-type="float" office:value="1000.18561236001">
            <text:p>1000,186</text:p>
          </table:table-cell>
          <table:table-cell table:style-name="ce66" table:formula="of:=[.I96]+([.$O$1]+[.$P$1]-[.F96]-[.E96])*24*(10*[.L96]*1.1^[.L96]*(1.28-0.002*[.M96])/1000)" office:value-type="float" office:value="760.384802026669">
            <text:p>760,385</text:p>
          </table:table-cell>
          <table:table-cell table:number-columns-repeated="2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К81(1)</text:p>
          </table:table-cell>
          <table:table-cell table:style-name="Default" office:value-type="string">
            <text:p>25 РБ, скрыт, Ordo Malleus (245)</text:p>
          </table:table-cell>
          <table:table-cell office:value-type="string">
            <text:p>1-x-11571</text:p>
          </table:table-cell>
          <table:table-cell office:value-type="float" office:value="3">
            <text:p>3</text:p>
          </table:table-cell>
          <table:table-cell office:value-type="date" office:date-value="2017-02-12">
            <text:p>12.02.17</text:p>
          </table:table-cell>
          <table:table-cell office:value-type="time" office:time-value="PT19H58M13S">
            <text:p>19:58:13</text:p>
          </table:table-cell>
          <table:table-cell office:value-type="float" office:value="3375.033">
            <text:p>3375,033</text:p>
          </table:table-cell>
          <table:table-cell office:value-type="float" office:value="2250.022">
            <text:p>2250,022</text:p>
          </table:table-cell>
          <table:table-cell office:value-type="float" office:value="1500.015">
            <text:p>1500,015</text:p>
          </table:table-cell>
          <table:table-cell table:number-columns-repeated="4"/>
          <table:table-cell table:style-name="ce54" table:formula="of:=[.G97]+([.$O$1]+[.$P$1]-[.F97]-[.E97])*24*(30*[.J97]*1.1^[.J97]+20)/1000" office:value-type="float" office:value="3375.05359444445">
            <text:p>3375,054</text:p>
          </table:table-cell>
          <table:table-cell table:style-name="ce60" table:formula="of:=[.H97]+([.$P$1]+[.$O$1]-[.F97]-[.E97])*24*(20*[.K97]*1.1^[.K97]+10)/1000" office:value-type="float" office:value="2250.03229722222">
            <text:p>2250,032</text:p>
          </table:table-cell>
          <table:table-cell table:style-name="ce66" table:formula="of:=[.I97]+([.$O$1]+[.$P$1]-[.F97]-[.E97])*24*(10*[.L97]*1.1^[.L97]*(1.28-0.002*[.M97])/1000)" office:value-type="float" office:value="1500.015">
            <text:p>1500,015</text:p>
          </table:table-cell>
          <table:table-cell table:style-name="ce46" office:value-type="float" office:value="3">
            <text:p>3</text:p>
          </table:table-cell>
          <table:table-cell table:style-name="ce46" office:value-type="float" office:value="2">
            <text:p>2</text:p>
          </table:table-cell>
          <table:table-cell table:style-name="ce76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6" office:value-type="string">
            <text:p>К81(1)</text:p>
          </table:table-cell>
          <table:table-cell table:style-name="ce14" office:value-type="string">
            <text:p>скрыт</text:p>
          </table:table-cell>
          <table:table-cell table:style-name="ce14" office:value-type="string">
            <text:p>1-x-11571</text:p>
          </table:table-cell>
          <table:table-cell table:style-name="ce14" office:value-type="float" office:value="2">
            <text:p>2</text:p>
          </table:table-cell>
          <table:table-cell table:style-name="ce30" office:value-type="date" office:date-value="2017-02-12">
            <text:p>12.02.17</text:p>
          </table:table-cell>
          <table:table-cell table:style-name="ce34" office:value-type="time" office:time-value="PT19H58M03S">
            <text:p>19:58:03</text:p>
          </table:table-cell>
          <table:table-cell table:style-name="ce14" office:value-type="float" office:value="1473.026">
            <text:p>1473,026</text:p>
          </table:table-cell>
          <table:table-cell table:style-name="ce14" office:value-type="float" office:value="2250.022">
            <text:p>2250,022</text:p>
          </table:table-cell>
          <table:table-cell table:style-name="ce14" office:value-type="float" office:value="94.619">
            <text:p>94,619</text:p>
          </table:table-cell>
          <table:table-cell table:number-columns-repeated="4" table:style-name="ce14"/>
          <table:table-cell table:style-name="ce55" table:formula="of:=[.G98]+([.$O$1]+[.$P$1]-[.F98]-[.E98])*24*(30*[.J98]*1.1^[.J98]+20)/1000" office:value-type="float" office:value="1473.04665">
            <text:p>1473,047</text:p>
          </table:table-cell>
          <table:table-cell table:style-name="ce61" table:formula="of:=[.H98]+([.$P$1]+[.$O$1]-[.F98]-[.E98])*24*(20*[.K98]*1.1^[.K98]+10)/1000" office:value-type="float" office:value="2250.032325">
            <text:p>2250,032</text:p>
          </table:table-cell>
          <table:table-cell table:style-name="ce67" table:formula="of:=[.I98]+([.$O$1]+[.$P$1]-[.F98]-[.E98])*24*(10*[.L98]*1.1^[.L98]*(1.28-0.002*[.M98])/1000)" office:value-type="float" office:value="94.619">
            <text:p>94,619</text:p>
          </table:table-cell>
          <table:table-cell table:style-name="ce68" office:value-type="float" office:value="1">
            <text:p>1</text:p>
          </table:table-cell>
          <table:table-cell table:style-name="ce69" office:value-type="float" office:value="2">
            <text:p>2</text:p>
          </table:table-cell>
          <table:table-cell table:style-name="ce74"/>
          <table:table-cell table:number-columns-repeated="5"/>
        </table:table-row>
        <table:table-row table:style-name="ro2">
          <table:table-cell table:style-name="Default"/>
          <table:table-cell table:number-columns-repeated="3"/>
          <table:table-cell office:value-type="date" office:date-value="2017-02-08">
            <text:p>08.02.17</text:p>
          </table:table-cell>
          <table:table-cell table:style-name="ce31" table:number-columns-repeated="2"/>
          <table:table-cell table:number-columns-repeated="17"/>
        </table:table-row>
        <table:table-row table:style-name="ro2">
          <table:table-cell table:style-name="Default"/>
          <table:table-cell table:number-columns-repeated="3"/>
          <table:table-cell office:value-type="date" office:date-value="2017-02-08">
            <text:p>08.02.17</text:p>
          </table:table-cell>
          <table:table-cell table:style-name="ce31" table:number-columns-repeated="2"/>
          <table:table-cell table:number-columns-repeated="17"/>
        </table:table-row>
        <table:table-row table:style-name="ro3">
          <table:table-cell table:style-name="Default" office:value-type="string">
            <text:p>К10(14)</text:p>
          </table:table-cell>
          <table:table-cell/>
          <table:table-cell table:style-name="ce11" office:value-type="string">
            <text:p>4:16070:1</text:p>
          </table:table-cell>
          <table:table-cell/>
          <table:table-cell office:value-type="date" office:date-value="2017-02-08">
            <text:p>08.02.17</text:p>
          </table:table-cell>
          <table:table-cell office:value-type="time" office:time-value="PT17H07M35S">
            <text:p>17:07:35</text:p>
          </table:table-cell>
          <table:table-cell table:number-columns-repeated="2" table:style-name="ce31" office:value-type="float" office:value="1500.015">
            <text:p>1500,015</text:p>
          </table:table-cell>
          <table:table-cell table:style-name="ce31" office:value-type="float" office:value="1104.611">
            <text:p>1104,611</text:p>
          </table:table-cell>
          <table:table-cell table:number-columns-repeated="2" office:value-type="float" office:value="16">
            <text:p>16</text:p>
          </table:table-cell>
          <table:table-cell table:style-name="ce47" office:value-type="float" office:value="14">
            <text:p>14</text:p>
          </table:table-cell>
          <table:table-cell/>
          <table:table-cell table:style-name="ce51" table:formula="of:=[.G101]+([.$O$1]+[.$P$1]-[.F101]-[.E101])*24*(30*[.J101]*1.1^[.J101]+20)/1000" office:value-type="float" office:value="1722.29241387305">
            <text:p>1722,292</text:p>
          </table:table-cell>
          <table:table-cell table:style-name="ce57" table:formula="of:=[.H101]+([.$P$1]+[.$O$1]-[.F101]-[.E101])*24*(20*[.K101]*1.1^[.K101]+10)/1000" office:value-type="float" office:value="1647.86703054499">
            <text:p>1647,867</text:p>
          </table:table-cell>
          <table:table-cell table:style-name="ce63" table:formula="of:=[.I101]+([.$O$1]+[.$P$1]-[.F101]-[.E101])*24*(10*[.L101]*1.1^[.L101]*(1.28-0.002*[.M101])/1000)" office:value-type="float" office:value="1172.57616106031">
            <text:p>1172,576</text:p>
          </table:table-cell>
          <table:table-cell table:number-columns-repeated="3"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Default" office:value-type="string">
            <text:p>к10</text:p>
          </table:table-cell>
          <table:table-cell/>
          <table:table-cell table:style-name="ce11" office:value-type="string">
            <text:p>4:16070:2</text:p>
          </table:table-cell>
          <table:table-cell/>
          <table:table-cell office:value-type="date" office:date-value="2017-02-08">
            <text:p>08.02.17</text:p>
          </table:table-cell>
          <table:table-cell office:value-type="time" office:time-value="PT17H07M13S">
            <text:p>17:07:13</text:p>
          </table:table-cell>
          <table:table-cell table:style-name="ce31" office:value-type="float" office:value="3375.033">
            <text:p>3375,033</text:p>
          </table:table-cell>
          <table:table-cell table:number-columns-repeated="2" table:style-name="ce31" office:value-type="float" office:value="1000.01">
            <text:p>1000,010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/>
          <table:table-cell table:style-name="ce51" table:formula="of:=[.G102]+([.$O$1]+[.$P$1]-[.F102]-[.E102])*24*(30*[.J102]*1.1^[.J102]+20)/1000" office:value-type="float" office:value="3994.13432980747">
            <text:p>3994,134</text:p>
          </table:table-cell>
          <table:table-cell table:style-name="ce57" table:formula="of:=[.H102]+([.$P$1]+[.$O$1]-[.F102]-[.E102])*24*(20*[.K102]*1.1^[.K102]+10)/1000" office:value-type="float" office:value="1269.78512769752">
            <text:p>1269,785</text:p>
          </table:table-cell>
          <table:table-cell table:style-name="ce63" table:formula="of:=[.I102]+([.$O$1]+[.$P$1]-[.F102]-[.E102])*24*(10*[.L102]*1.1^[.L102]*(1.28-0.002*[.M102])/1000)" office:value-type="float" office:value="1109.86298555865">
            <text:p>1109,863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3">
          <table:table-cell table:style-name="Default" office:value-type="string">
            <text:p>к10</text:p>
          </table:table-cell>
          <table:table-cell/>
          <table:table-cell table:style-name="ce11" office:value-type="string">
            <text:p>4:16070:3</text:p>
          </table:table-cell>
          <table:table-cell/>
          <table:table-cell office:value-type="date" office:date-value="2017-02-08">
            <text:p>08.02.17</text:p>
          </table:table-cell>
          <table:table-cell office:value-type="time" office:time-value="PT17H06M57S">
            <text:p>17:06:57</text:p>
          </table:table-cell>
          <table:table-cell table:style-name="ce31" office:value-type="float" office:value="1000.01">
            <text:p>1000,010</text:p>
          </table:table-cell>
          <table:table-cell table:style-name="ce31" office:value-type="float" office:value="511.005">
            <text:p>511,005</text:p>
          </table:table-cell>
          <table:table-cell table:style-name="ce31" office:value-type="float" office:value="0">
            <text:p>0,0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51" table:formula="of:=[.G103]+([.$O$1]+[.$P$1]-[.F103]-[.E103])*24*(30*[.J103]*1.1^[.J103]+20)/1000" office:value-type="float" office:value="1002.00768333333">
            <text:p>1002,008</text:p>
          </table:table-cell>
          <table:table-cell table:style-name="ce57" table:formula="of:=[.H103]+([.$P$1]+[.$O$1]-[.F103]-[.E103])*24*(20*[.K103]*1.1^[.K103]+10)/1000" office:value-type="float" office:value="512.003841666666">
            <text:p>512,004</text:p>
          </table:table-cell>
          <table:table-cell table:style-name="ce63" table:formula="of:=[.I103]+([.$O$1]+[.$P$1]-[.F103]-[.E103])*24*(10*[.L103]*1.1^[.L103]*(1.28-0.002*[.M103])/1000)" office:value-type="float" office:value="0">
            <text:p>0,000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Default" office:value-type="string">
            <text:p>к10</text:p>
          </table:table-cell>
          <table:table-cell/>
          <table:table-cell table:style-name="ce11" office:value-type="string">
            <text:p>4:16070:4</text:p>
          </table:table-cell>
          <table:table-cell/>
          <table:table-cell office:value-type="date" office:date-value="2017-02-08">
            <text:p>08.02.17</text:p>
          </table:table-cell>
          <table:table-cell office:value-type="time" office:time-value="PT17H06M43S">
            <text:p>17:06:43</text:p>
          </table:table-cell>
          <table:table-cell table:number-columns-repeated="3" table:style-name="ce31" office:value-type="float" office:value="1000.01">
            <text:p>1000,010</text:p>
          </table:table-cell>
          <table:table-cell table:number-columns-repeated="3" office:value-type="float" office:value="14">
            <text:p>14</text:p>
          </table:table-cell>
          <table:table-cell/>
          <table:table-cell table:style-name="ce51" table:formula="of:=[.G104]+([.$O$1]+[.$P$1]-[.F104]-[.E104])*24*(30*[.J104]*1.1^[.J104]+20)/1000" office:value-type="float" office:value="1161.3241455026">
            <text:p>1161,324</text:p>
          </table:table-cell>
          <table:table-cell table:style-name="ce57" table:formula="of:=[.H104]+([.$P$1]+[.$O$1]-[.F104]-[.E104])*24*(20*[.K104]*1.1^[.K104]+10)/1000" office:value-type="float" office:value="1107.21980348321">
            <text:p>1107,220</text:p>
          </table:table-cell>
          <table:table-cell table:style-name="ce63" table:formula="of:=[.I104]+([.$O$1]+[.$P$1]-[.F104]-[.E104])*24*(10*[.L104]*1.1^[.L104]*(1.28-0.002*[.M104])/1000)" office:value-type="float" office:value="1067.9849906737">
            <text:p>1067,98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Default" office:value-type="string">
            <text:p>к10</text:p>
          </table:table-cell>
          <table:table-cell/>
          <table:table-cell table:style-name="ce11" office:value-type="string">
            <text:p>4:16070:5</text:p>
          </table:table-cell>
          <table:table-cell/>
          <table:table-cell office:value-type="date" office:date-value="2017-02-08">
            <text:p>08.02.17</text:p>
          </table:table-cell>
          <table:table-cell office:value-type="time" office:time-value="PT17H06M21S">
            <text:p>17:06:21</text:p>
          </table:table-cell>
          <table:table-cell table:style-name="ce31" office:value-type="float" office:value="583.823">
            <text:p>583,823</text:p>
          </table:table-cell>
          <table:table-cell table:style-name="ce31" office:value-type="float" office:value="468.712">
            <text:p>468,712</text:p>
          </table:table-cell>
          <table:table-cell table:style-name="ce31" office:value-type="float" office:value="362.554">
            <text:p>362,554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style-name="ce51" table:formula="of:=[.G105]+([.$O$1]+[.$P$1]-[.F105]-[.E105])*24*(30*[.J105]*1.1^[.J105]+20)/1000" office:value-type="float" office:value="609.952966487083">
            <text:p>609,953</text:p>
          </table:table-cell>
          <table:table-cell table:style-name="ce57" table:formula="of:=[.H105]+([.$P$1]+[.$O$1]-[.F105]-[.E105])*24*(20*[.K105]*1.1^[.K105]+10)/1000" office:value-type="float" office:value="485.7989971025">
            <text:p>485,799</text:p>
          </table:table-cell>
          <table:table-cell table:style-name="ce63" table:formula="of:=[.I105]+([.$O$1]+[.$P$1]-[.F105]-[.E105])*24*(10*[.L105]*1.1^[.L105]*(1.28-0.002*[.M105])/1000)" office:value-type="float" office:value="376.145189232192">
            <text:p>376,145</text:p>
          </table:table-cell>
          <table:table-cell table:number-columns-repeated="8"/>
        </table:table-row>
        <table:table-row table:style-name="ro3">
          <table:table-cell table:style-name="Default" office:value-type="string">
            <text:p>к10</text:p>
          </table:table-cell>
          <table:table-cell/>
          <table:table-cell table:style-name="ce11" office:value-type="string">
            <text:p>4:16070:6</text:p>
          </table:table-cell>
          <table:table-cell/>
          <table:table-cell office:value-type="date" office:date-value="2017-02-08">
            <text:p>08.02.17</text:p>
          </table:table-cell>
          <table:table-cell office:value-type="time" office:time-value="PT17H06M03S">
            <text:p>17:06:03</text:p>
          </table:table-cell>
          <table:table-cell table:style-name="ce42" office:value-type="float" office:value="3375.033">
            <text:p>3375,033</text:p>
          </table:table-cell>
          <table:table-cell table:number-columns-repeated="2" table:style-name="ce31" office:value-type="float" office:value="2250.022">
            <text:p>2250,022</text:p>
          </table:table-cell>
          <table:table-cell office:value-type="float" office:value="26">
            <text:p>26</text:p>
          </table:table-cell>
          <table:table-cell table:number-columns-repeated="2" office:value-type="float" office:value="23">
            <text:p>23</text:p>
          </table:table-cell>
          <table:table-cell/>
          <table:table-cell table:style-name="ce51" table:formula="of:=[.G106]+([.$O$1]+[.$P$1]-[.F106]-[.E106])*24*(30*[.J106]*1.1^[.J106]+20)/1000" office:value-type="float" office:value="4305.71138869085">
            <text:p>4305,711</text:p>
          </table:table-cell>
          <table:table-cell table:style-name="ce57" table:formula="of:=[.H106]+([.$P$1]+[.$O$1]-[.F106]-[.E106])*24*(20*[.K106]*1.1^[.K106]+10)/1000" office:value-type="float" office:value="2662.50357316935">
            <text:p>2662,504</text:p>
          </table:table-cell>
          <table:table-cell table:style-name="ce63" table:formula="of:=[.I106]+([.$O$1]+[.$P$1]-[.F106]-[.E106])*24*(10*[.L106]*1.1^[.L106]*(1.28-0.002*[.M106])/1000)" office:value-type="float" office:value="2513.37085216172">
            <text:p>2513,37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style-name="Default" office:value-type="string">
            <text:p>к10</text:p>
          </table:table-cell>
          <table:table-cell/>
          <table:table-cell table:style-name="ce11" office:value-type="string">
            <text:p>4:16070:7</text:p>
          </table:table-cell>
          <table:table-cell/>
          <table:table-cell office:value-type="date" office:date-value="2017-02-08">
            <text:p>08.02.17</text:p>
          </table:table-cell>
          <table:table-cell office:value-type="time" office:time-value="PT17H05M47S">
            <text:p>17:05:47</text:p>
          </table:table-cell>
          <table:table-cell table:style-name="ce31" office:value-type="float" office:value="64.787">
            <text:p>64,787</text:p>
          </table:table-cell>
          <table:table-cell table:style-name="ce31" office:value-type="float" office:value="32.651">
            <text:p>32,651</text:p>
          </table:table-cell>
          <table:table-cell table:style-name="ce31" office:value-type="float" office:value="0">
            <text:p>0,00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51" table:formula="of:=[.G107]+([.$O$1]+[.$P$1]-[.F107]-[.E107])*24*(30*[.J107]*1.1^[.J107]+20)/1000" office:value-type="float" office:value="66.785072222221">
            <text:p>66,785</text:p>
          </table:table-cell>
          <table:table-cell table:style-name="ce57" table:formula="of:=[.H107]+([.$P$1]+[.$O$1]-[.F107]-[.E107])*24*(20*[.K107]*1.1^[.K107]+10)/1000" office:value-type="float" office:value="33.6500361111105">
            <text:p>33,650</text:p>
          </table:table-cell>
          <table:table-cell table:style-name="ce63" table:formula="of:=[.I107]+([.$O$1]+[.$P$1]-[.F107]-[.E107])*24*(10*[.L107]*1.1^[.L107]*(1.28-0.002*[.M107])/1000)" office:value-type="float" office:value="0">
            <text:p>0,000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style-name="Default" office:value-type="string">
            <text:p>к10</text:p>
          </table:table-cell>
          <table:table-cell/>
          <table:table-cell table:style-name="ce11" office:value-type="string">
            <text:p>4:16070:8</text:p>
          </table:table-cell>
          <table:table-cell/>
          <table:table-cell office:value-type="date" office:date-value="2017-02-08">
            <text:p>08.02.17</text:p>
          </table:table-cell>
          <table:table-cell office:value-type="time" office:time-value="PT17H05M34S">
            <text:p>17:05:34</text:p>
          </table:table-cell>
          <table:table-cell table:style-name="ce42" table:formula="of:=480.422-41.666" office:value-type="float" office:value="438.756">
            <text:p>438,756</text:p>
          </table:table-cell>
          <table:table-cell table:style-name="ce31" table:formula="of:=1000.01-41.666" office:value-type="float" office:value="958.344">
            <text:p>958,344</text:p>
          </table:table-cell>
          <table:table-cell table:style-name="ce31" table:formula="of:=1000.01-41.666" office:value-type="float" office:value="958.344">
            <text:p>958,344</text:p>
          </table:table-cell>
          <table:table-cell table:number-columns-repeated="2" office:value-type="float" office:value="22">
            <text:p>22</text:p>
          </table:table-cell>
          <table:table-cell office:value-type="float" office:value="20">
            <text:p>20</text:p>
          </table:table-cell>
          <table:table-cell/>
          <table:table-cell table:style-name="ce51" table:formula="of:=[.G108]+([.$O$1]+[.$P$1]-[.F108]-[.E108])*24*(30*[.J108]*1.1^[.J108]+20)/1000" office:value-type="float" office:value="977.513834229283">
            <text:p>977,514</text:p>
          </table:table-cell>
          <table:table-cell table:style-name="ce57" table:formula="of:=[.H108]+([.$P$1]+[.$O$1]-[.F108]-[.E108])*24*(20*[.K108]*1.1^[.K108]+10)/1000" office:value-type="float" office:value="1317.18286541211">
            <text:p>1317,183</text:p>
          </table:table-cell>
          <table:table-cell table:style-name="ce63" table:formula="of:=[.I108]+([.$O$1]+[.$P$1]-[.F108]-[.E108])*24*(10*[.L108]*1.1^[.L108]*(1.28-0.002*[.M108])/1000)" office:value-type="float" office:value="1130.40821310408">
            <text:p>1130,408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style-name="Default" office:value-type="string">
            <text:p>к10</text:p>
          </table:table-cell>
          <table:table-cell/>
          <table:table-cell table:style-name="ce11" office:value-type="string">
            <text:p>4:16070:9</text:p>
          </table:table-cell>
          <table:table-cell/>
          <table:table-cell office:value-type="date" office:date-value="2017-02-08">
            <text:p>08.02.17</text:p>
          </table:table-cell>
          <table:table-cell office:value-type="time" office:time-value="PT17H05M22S">
            <text:p>17:05:22</text:p>
          </table:table-cell>
          <table:table-cell table:style-name="ce31" office:value-type="float" office:value="551.618">
            <text:p>551,618</text:p>
          </table:table-cell>
          <table:table-cell table:style-name="ce31" office:value-type="float" office:value="363.691">
            <text:p>363,691</text:p>
          </table:table-cell>
          <table:table-cell table:style-name="ce31" office:value-type="float" office:value="310.792">
            <text:p>310,792</text:p>
          </table:table-cell>
          <table:table-cell table:number-columns-repeated="3" office:value-type="float" office:value="5">
            <text:p>5</text:p>
          </table:table-cell>
          <table:table-cell/>
          <table:table-cell table:style-name="ce51" table:formula="of:=[.G109]+([.$O$1]+[.$P$1]-[.F109]-[.E109])*24*(30*[.J109]*1.1^[.J109]+20)/1000" office:value-type="float" office:value="577.752253435275">
            <text:p>577,752</text:p>
          </table:table-cell>
          <table:table-cell table:style-name="ce57" table:formula="of:=[.H109]+([.$P$1]+[.$O$1]-[.F109]-[.E109])*24*(20*[.K109]*1.1^[.K109]+10)/1000" office:value-type="float" office:value="380.780800438331">
            <text:p>380,781</text:p>
          </table:table-cell>
          <table:table-cell table:style-name="ce63" table:formula="of:=[.I109]+([.$O$1]+[.$P$1]-[.F109]-[.E109])*24*(10*[.L109]*1.1^[.L109]*(1.28-0.002*[.M109])/1000)" office:value-type="float" office:value="321.090044724976">
            <text:p>321,090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style-name="Default" office:value-type="string">
            <text:p>к10</text:p>
          </table:table-cell>
          <table:table-cell office:value-type="string">
            <text:p>Фотонка:1</text:p>
          </table:table-cell>
          <table:table-cell table:style-name="ce11" office:value-type="string">
            <text:p>4:16070:10</text:p>
          </table:table-cell>
          <table:table-cell/>
          <table:table-cell office:value-type="date" office:date-value="2017-02-08">
            <text:p>08.02.17</text:p>
          </table:table-cell>
          <table:table-cell office:value-type="time" office:time-value="PT17H05M11S">
            <text:p>17:05:11</text:p>
          </table:table-cell>
          <table:table-cell table:number-columns-repeated="2" table:style-name="ce31" office:value-type="float" office:value="7593.825">
            <text:p>7593,825</text:p>
          </table:table-cell>
          <table:table-cell table:style-name="ce31" office:value-type="float" office:value="2871.761">
            <text:p>2871,761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table:style-name="ce49"/>
          <table:table-cell table:style-name="ce51" table:formula="of:=[.G110]+([.$O$1]+[.$P$1]-[.F110]-[.E110])*24*(30*[.J110]*1.1^[.J110]+20)/1000" office:value-type="float" office:value="8213.13638902419">
            <text:p>8213,136</text:p>
          </table:table-cell>
          <table:table-cell table:style-name="ce57" table:formula="of:=[.H110]+([.$P$1]+[.$O$1]-[.F110]-[.E110])*24*(20*[.K110]*1.1^[.K110]+10)/1000" office:value-type="float" office:value="8136.09143417661">
            <text:p>8136,091</text:p>
          </table:table-cell>
          <table:table-cell table:style-name="ce63" table:formula="of:=[.I110]+([.$O$1]+[.$P$1]-[.F110]-[.E110])*24*(10*[.L110]*1.1^[.L110]*(1.28-0.002*[.M110])/1000)" office:value-type="float" office:value="3100.79311290044">
            <text:p>3100,79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Default" office:value-type="string">
            <text:p>к10</text:p>
          </table:table-cell>
          <table:table-cell/>
          <table:table-cell table:style-name="ce11" office:value-type="string">
            <text:p>4:16070:12</text:p>
          </table:table-cell>
          <table:table-cell/>
          <table:table-cell office:value-type="date" office:date-value="2017-02-08">
            <text:p>08.02.17</text:p>
          </table:table-cell>
          <table:table-cell office:value-type="time" office:time-value="PT17H04M59S">
            <text:p>17:04:59</text:p>
          </table:table-cell>
          <table:table-cell table:style-name="ce31" office:value-type="float" office:value="4180.091">
            <text:p>4180,091</text:p>
          </table:table-cell>
          <table:table-cell table:style-name="ce31" office:value-type="float" office:value="596.221">
            <text:p>596,221</text:p>
          </table:table-cell>
          <table:table-cell table:style-name="ce31" office:value-type="float" office:value="550.037">
            <text:p>550,037</text:p>
          </table:table-cell>
          <table:table-cell office:value-type="float" office:value="23">
            <text:p>23</text:p>
          </table:table-cell>
          <table:table-cell table:number-columns-repeated="2" office:value-type="float" office:value="20">
            <text:p>20</text:p>
          </table:table-cell>
          <table:table-cell table:style-name="ce49"/>
          <table:table-cell table:style-name="ce51" table:formula="of:=[.G111]+([.$O$1]+[.$P$1]-[.F111]-[.E111])*24*(30*[.J111]*1.1^[.J111]+20)/1000" office:value-type="float" office:value="4799.42305058695">
            <text:p>4799,423</text:p>
          </table:table-cell>
          <table:table-cell table:style-name="ce57" table:formula="of:=[.H111]+([.$P$1]+[.$O$1]-[.F111]-[.E111])*24*(20*[.K111]*1.1^[.K111]+10)/1000" office:value-type="float" office:value="866.09666491938">
            <text:p>866,097</text:p>
          </table:table-cell>
          <table:table-cell table:style-name="ce63" table:formula="of:=[.I111]+([.$O$1]+[.$P$1]-[.F111]-[.E111])*24*(10*[.L111]*1.1^[.L111]*(1.28-0.002*[.M111])/1000)" office:value-type="float" office:value="722.117957103958">
            <text:p>722,118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3">
          <table:table-cell table:style-name="Default" office:value-type="string">
            <text:p>к10</text:p>
          </table:table-cell>
          <table:table-cell/>
          <table:table-cell table:style-name="ce11" office:value-type="string">
            <text:p>4:16070:13</text:p>
          </table:table-cell>
          <table:table-cell/>
          <table:table-cell office:value-type="date" office:date-value="2017-02-08">
            <text:p>08.02.17</text:p>
          </table:table-cell>
          <table:table-cell office:value-type="time" office:time-value="PT17H04M48S">
            <text:p>17:04:48</text:p>
          </table:table-cell>
          <table:table-cell table:style-name="ce31" office:value-type="float" office:value="367.663">
            <text:p>367,663</text:p>
          </table:table-cell>
          <table:table-cell table:style-name="ce31" office:value-type="float" office:value="324.18">
            <text:p>324,180</text:p>
          </table:table-cell>
          <table:table-cell office:value-type="float" office:value="173.345">
            <text:p>173,345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51" table:formula="of:=[.G112]+([.$O$1]+[.$P$1]-[.F112]-[.E112])*24*(30*[.J112]*1.1^[.J112]+20)/1000" office:value-type="float" office:value="376.915591999993">
            <text:p>376,916</text:p>
          </table:table-cell>
          <table:table-cell table:style-name="ce57" table:formula="of:=[.H112]+([.$P$1]+[.$O$1]-[.F112]-[.E112])*24*(20*[.K112]*1.1^[.K112]+10)/1000" office:value-type="float" office:value="330.015327999996">
            <text:p>330,015</text:p>
          </table:table-cell>
          <table:table-cell table:style-name="ce63" table:formula="of:=[.I112]+([.$O$1]+[.$P$1]-[.F112]-[.E112])*24*(10*[.L112]*1.1^[.L112]*(1.28-0.002*[.M112])/1000)" office:value-type="float" office:value="176.440121919998">
            <text:p>176,440</text:p>
          </table:table-cell>
          <table:table-cell table:number-columns-repeated="8"/>
        </table:table-row>
        <table:table-row table:style-name="ro3" table:number-rows-repeated="23">
          <table:table-cell table:style-name="Default"/>
          <table:table-cell table:number-columns-repeated="3"/>
          <table:table-cell table:style-name="ce31" table:number-columns-repeated="3"/>
          <table:table-cell table:number-columns-repeated="17"/>
        </table:table-row>
        <table:table-row table:style-name="ro3" table:number-rows-repeated="25">
          <table:table-cell table:style-name="Default"/>
          <table:table-cell table:number-columns-repeated="3"/>
          <table:table-cell table:style-name="Default" table:number-columns-repeated="2"/>
          <table:table-cell table:number-columns-repeated="18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8"/>
        </table:table-row>
      </table:table>
      <table:table table:name="увозимое" table:style-name="ta1" table:print="false">
        <table:table-column table:style-name="co13" table:number-columns-repeated="5" table:default-cell-style-name="Default"/>
        <table:table-row table:style-name="ro3">
          <table:table-cell/>
          <table:table-cell office:value-type="string">
            <text:p>тотал</text:p>
          </table:table-cell>
          <table:table-cell office:value-type="string">
            <text:p>т</text:p>
          </table:table-cell>
          <table:table-cell office:value-type="string">
            <text:p>к</text:p>
          </table:table-cell>
          <table:table-cell office:value-type="string">
            <text:p>а</text:p>
          </table:table-cell>
        </table:table-row>
        <table:table-row table:style-name="ro3">
          <table:table-cell/>
          <table:table-cell office:value-type="float" office:value="2500">
            <text:p>2500</text:p>
          </table:table-cell>
          <table:table-cell table:style-name="ce77" office:value-type="float" office:value="1496.76641960765">
            <text:p>1496,766</text:p>
          </table:table-cell>
          <table:table-cell table:style-name="ce78" office:value-type="float" office:value="2211.09481861248">
            <text:p>2211,095</text:p>
          </table:table-cell>
          <table:table-cell table:style-name="ce79" office:value-type="float" office:value="1212.78212853664">
            <text:p>1212,782</text:p>
          </table:table-cell>
        </table:table-row>
        <table:table-row table:style-name="ro2">
          <table:table-cell office:value-type="string">
            <text:p>1 этап</text:p>
          </table:table-cell>
          <table:table-cell/>
          <table:table-cell table:formula="of:=MIN([.B2]/3;[.C2]/2)" office:value-type="float" office:value="748.383209803825">
            <text:p>748,3832098038</text:p>
          </table:table-cell>
          <table:table-cell table:formula="of:=MIN(([.B2]-[.C3])/2;[.D2]/2)" office:value-type="float" office:value="875.808395098087">
            <text:p>875,8083950981</text:p>
          </table:table-cell>
          <table:table-cell table:formula="of:=MIN(([.B2]-[.D3]-[.C3])/2;[.E2]/2)" office:value-type="float" office:value="437.904197549044">
            <text:p>437,904197549</text:p>
          </table:table-cell>
        </table:table-row>
        <table:table-row table:style-name="ro2">
          <table:table-cell office:value-type="string">
            <text:p>2этап</text:p>
          </table:table-cell>
          <table:table-cell/>
          <table:table-cell table:formula="of:=MIN(([.B2]-[.C3]-[.D3]-[.E3])/2;[.C2]/2-[.C3])" office:value-type="float" office:value="0">
            <text:p>0</text:p>
          </table:table-cell>
          <table:table-cell table:formula="of:=MIN(([.B2]-[.C3]-[.D3]-[.E3]-[.C4]);[.D2]/2-[.D3])" office:value-type="float" office:value="229.739014208153">
            <text:p>229,7390142082</text:p>
          </table:table-cell>
          <table:table-cell/>
        </table:table-row>
        <table:table-row table:style-name="ro2">
          <table:table-cell office:value-type="string">
            <text:p>итого</text:p>
          </table:table-cell>
          <table:table-cell table:formula="of:=[.C5]+[.D5]+[.E5]" office:value-type="float" office:value="2291.83481665911">
            <text:p>2291,8348166591</text:p>
          </table:table-cell>
          <table:table-cell table:formula="of:=[.C4]+[.C3]" office:value-type="float" office:value="748.383209803825">
            <text:p>748,3832098038</text:p>
          </table:table-cell>
          <table:table-cell table:formula="of:=[.D4]+[.D3]" office:value-type="float" office:value="1105.54740930624">
            <text:p>1105,5474093062</text:p>
          </table:table-cell>
          <table:table-cell table:formula="of:=[.E3]" office:value-type="float" office:value="437.904197549044">
            <text:p>437,904197549</text:p>
          </table:table-cell>
        </table:table-row>
        <table:table-row table:style-name="ro2">
          <table:table-cell office:value-type="string">
            <text:p>остаток</text:p>
          </table:table-cell>
          <table:table-cell table:formula="of:=[.B2]-[.B5]" office:value-type="float" office:value="208.165183340891">
            <text:p>208,1651833409</text:p>
          </table:table-cell>
          <table:table-cell table:formula="of:=[.C2]/2-[.C5]" office:value-type="float" office:value="0">
            <text:p>0</text:p>
          </table:table-cell>
          <table:table-cell table:formula="of:=[.D2]/2-[.D5]" office:value-type="float" office:value="0">
            <text:p>0</text:p>
          </table:table-cell>
          <table:table-cell table:formula="of:=[.E2]/2-[.E5]" office:value-type="float" office:value="168.486866719276">
            <text:p>168,4868667193</text:p>
          </table:table-cell>
        </table:table-row>
      </table:table>
      <table:table table:name="Лист3" table:style-name="ta1" table:print="false">
        <table:table-column table:style-name="co1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1"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красный" style:family="table-cell" style:parent-style-name="Default">
      <style:table-cell-properties fo:background-color="#ff3333"/>
    </style:style>
    <style:style style:name="зеленый" style:family="table-cell" style:parent-style-name="Default" style:data-style-name="N108">
      <style:table-cell-properties fo:background-color="#00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12.02.2017</text:date>, <text:time>22:03:5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el Us</meta:initial-creator>
    <meta:creation-date>2017-02-08T14:19:56.39</meta:creation-date>
    <dc:date>2017-02-12T22:03:56.73</dc:date>
    <dc:creator>Feel Us</dc:creator>
    <meta:editing-duration>PT21H30M2S</meta:editing-duration>
    <meta:editing-cycles>24</meta:editing-cycles>
    <meta:generator>OpenOffice/4.1.2$Win32 OpenOffice.org_project/412m3$Build-9782</meta:generator>
    <meta:document-statistic meta:table-count="3" meta:cell-count="1972" meta:object-count="0"/>
  </office:meta>
</office:document-meta>
</file>